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ddd92c" officeooo:paragraph-rsid="04dec7e6"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f8324c" officeooo:paragraph-rsid="04f1d951" style:text-blinking="false" fo:background-color="transparent" style:font-weight-asian="normal" style:font-name-complex="Tiro Devanagari Hindi" style:font-size-complex="11pt"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503f062" officeooo:paragraph-rsid="04f1d951" style:text-blinking="false" fo:background-color="transparent" style:font-weight-asian="normal" style:font-name-complex="Tiro Devanagari Hindi" style:font-size-complex="11pt" style:font-weight-complex="normal"/>
    </style:style>
    <style:style style:name="P97"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8"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1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1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2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2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2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P12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a826f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2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cca2d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29"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3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31"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3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3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3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3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3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7"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4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4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4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4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4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7"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4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4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5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51" style:family="paragraph" style:parent-style-name="Shkola_20_body">
      <style:text-properties style:font-name-complex="Tiro Devanagari Hindi"/>
    </style:style>
    <style:style style:name="P152" style:family="paragraph" style:parent-style-name="Standard_20_hindi_20_text">
      <style:text-properties style:font-name-complex="Tiro Devanagari Hindi"/>
    </style:style>
    <style:style style:name="P153" style:family="paragraph" style:parent-style-name="Standard_20_hindi_20_text">
      <style:text-properties officeooo:paragraph-rsid="01f6eb61" style:font-name-complex="Tiro Devanagari Hindi"/>
    </style:style>
    <style:style style:name="P154" style:family="paragraph" style:parent-style-name="Standard_20_hindi_20_text">
      <style:text-properties officeooo:rsid="01feb048" officeooo:paragraph-rsid="01feb048" style:font-name-complex="Tiro Devanagari Hindi"/>
    </style:style>
    <style:style style:name="P155" style:family="paragraph" style:parent-style-name="Standard_20_hindi_20_text">
      <style:text-properties officeooo:rsid="01feb048" officeooo:paragraph-rsid="021d77ea" style:font-name-complex="Tiro Devanagari Hindi"/>
    </style:style>
    <style:style style:name="P156" style:family="paragraph" style:parent-style-name="Standard_20_hindi_20_text">
      <style:text-properties officeooo:rsid="01feb048" officeooo:paragraph-rsid="0225b92a" style:font-name-complex="Tiro Devanagari Hindi"/>
    </style:style>
    <style:style style:name="P157"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58" style:family="paragraph" style:parent-style-name="Shloka_20_footnote">
      <style:text-properties officeooo:rsid="0162110c" officeooo:paragraph-rsid="0162110c"/>
    </style:style>
    <style:style style:name="P159" style:family="paragraph" style:parent-style-name="Standard_20_hindi_20_text">
      <style:text-properties officeooo:paragraph-rsid="01b7c706"/>
    </style:style>
    <style:style style:name="P160" style:family="paragraph" style:parent-style-name="Standard_20_hindi_20_text">
      <style:paragraph-properties style:writing-mode="lr-tb"/>
    </style:style>
    <style:style style:name="P161" style:family="paragraph" style:parent-style-name="Standard_20_hindi_20_text">
      <style:paragraph-properties style:writing-mode="lr-tb"/>
      <style:text-properties officeooo:paragraph-rsid="01dfe0d8"/>
    </style:style>
    <style:style style:name="P162" style:family="paragraph" style:parent-style-name="Subsection_20_within_20_shloka">
      <style:text-properties officeooo:paragraph-rsid="0214b32e"/>
    </style:style>
    <style:style style:name="P163" style:family="paragraph" style:parent-style-name="Shloka_20_number_20_heading">
      <style:paragraph-properties fo:margin-left="0in" fo:margin-right="0in" fo:text-indent="0in" style:auto-text-indent="false"/>
      <style:text-properties officeooo:paragraph-rsid="02fb5d5c"/>
    </style:style>
    <style:style style:name="P164"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65"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66"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7"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8" style:family="paragraph" style:parent-style-name="Standard_20_hindi_20_text">
      <style:paragraph-properties style:writing-mode="lr-tb"/>
      <style:text-properties officeooo:paragraph-rsid="031d3b1d"/>
    </style:style>
    <style:style style:name="P169" style:family="paragraph" style:parent-style-name="Shloka_20_footnote">
      <style:text-properties style:font-name="Tiro Devanagari Sanskrit" officeooo:rsid="0351a0eb" officeooo:paragraph-rsid="0351a0eb"/>
    </style:style>
    <style:style style:name="P170" style:family="paragraph" style:parent-style-name="Shloka_20_footnote">
      <style:text-properties style:font-name="Tiro Devanagari Sanskrit" officeooo:rsid="036f8a8c" officeooo:paragraph-rsid="036f8a8c" style:font-name-complex="Tiro Devanagari Sanskrit"/>
    </style:style>
    <style:style style:name="P171"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72"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73"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74"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75" style:family="paragraph" style:parent-style-name="Standard_20_hindi_20_text">
      <style:paragraph-properties style:writing-mode="lr-tb"/>
      <style:text-properties officeooo:paragraph-rsid="036f4dbb"/>
    </style:style>
    <style:style style:name="P176" style:family="paragraph" style:parent-style-name="Standard_20_hindi_20_text">
      <style:paragraph-properties style:writing-mode="lr-tb"/>
      <style:text-properties officeooo:paragraph-rsid="0399dc68"/>
    </style:style>
    <style:style style:name="P177"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78" style:family="paragraph" style:parent-style-name="Shloka_20_number_20_heading">
      <style:text-properties officeooo:rsid="03f591ee" officeooo:paragraph-rsid="03f591ee"/>
    </style:style>
    <style:style style:name="P179" style:family="paragraph" style:parent-style-name="Standard_20_hindi_20_text">
      <style:paragraph-properties style:writing-mode="lr-tb"/>
      <style:text-properties officeooo:rsid="03f78628" officeooo:paragraph-rsid="040b1a3c"/>
    </style:style>
    <style:style style:name="P180" style:family="paragraph" style:parent-style-name="Shloka_20_footnote">
      <style:text-properties officeooo:rsid="04699cf5" officeooo:paragraph-rsid="04699cf5"/>
    </style:style>
    <style:style style:name="P181" style:family="paragraph" style:parent-style-name="Standard_20_hindi_20_text">
      <style:text-properties officeooo:paragraph-rsid="04dec7e6"/>
    </style:style>
    <style:style style:name="P182" style:family="paragraph" style:parent-style-name="Standard_20_hindi_20_text">
      <style:text-properties officeooo:paragraph-rsid="04f1d951"/>
    </style:style>
    <style:style style:name="P183" style:family="paragraph" style:parent-style-name="Standard_20_hindi_20_text">
      <style:paragraph-properties style:writing-mode="lr-tb"/>
      <style:text-properties officeooo:paragraph-rsid="04f1d951"/>
    </style:style>
    <style:style style:name="P184"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8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186" style:family="paragraph" style:parent-style-name="Shloka_20_number_20_heading">
      <style:text-properties officeooo:rsid="0528b237" officeooo:paragraph-rsid="0528b237"/>
    </style:style>
    <style:style style:name="P187" style:family="paragraph" style:parent-style-name="Shloka_20_translation_20_section">
      <style:text-properties style:font-name="Tiro Devanagari Hindi" style:font-name-complex="Tiro Devanagari Hindi"/>
    </style:style>
    <style:style style:name="P1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0adf53" officeooo:paragraph-rsid="04f1d951" style:text-blinking="false" fo:background-color="transparent" style:font-weight-asian="normal" style:font-name-complex="Tiro Devanagari Hindi" style:font-size-complex="11pt" style:font-weight-complex="normal"/>
    </style:style>
    <style:style style:name="P189" style:family="paragraph" style:parent-style-name="Standard_20_hindi_20_text">
      <style:paragraph-properties style:writing-mode="lr-tb"/>
      <style:text-properties officeooo:rsid="050d7dd6" officeooo:paragraph-rsid="050d7dd6"/>
    </style:style>
    <style:style style:name="P190"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1f9028" style:font-style-asian="italic" style:font-style-complex="italic"/>
    </style:style>
    <style:style style:name="P191"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230683" style:font-style-asian="italic" style:font-style-complex="italic"/>
    </style:style>
    <style:style style:name="P192" style:family="paragraph" style:parent-style-name="Standard_20_hindi_20_text">
      <style:text-properties officeooo:rsid="03f78628" officeooo:paragraph-rsid="052bfc89"/>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528b237" style:text-blinking="false" fo:background-color="transparent" loext:char-shading-value="0" style:font-size-complex="11pt"/>
    </style:style>
    <style:style style:name="T30"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3"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8"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9"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8"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5"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6"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40"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8"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9"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90"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91"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5039cd1"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e02b0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2e6b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39cd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91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a8b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a591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039cd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dc56c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03f0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60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60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60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60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60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608"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609"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610"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7321" style:text-blinking="false" fo:background-color="transparent" loext:char-shading-value="0" style:font-weight-asian="normal" style:font-name-complex="Tiro Devanagari Hindi" style:font-size-complex="11pt" style:font-weight-complex="normal"/>
    </style:style>
    <style:style style:name="T611"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8a1c" style:text-blinking="false" fo:background-color="transparent" loext:char-shading-value="0" style:font-weight-asian="normal" style:font-name-complex="Tiro Devanagari Hindi" style:font-size-complex="11pt" style:font-weight-complex="normal"/>
    </style:style>
    <style:style style:name="T612"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bbe7" style:text-blinking="false" fo:background-color="transparent" loext:char-shading-value="0" style:font-weight-asian="normal" style:font-name-complex="Tiro Devanagari Hindi" style:font-size-complex="11pt" style:font-weight-complex="normal"/>
    </style:style>
    <style:style style:name="T613" style:family="text">
      <style:text-properties fo:font-variant="normal" fo:text-transform="none" fo:color="#000000" loext:opacity="100%" style:text-line-through-style="none" style:text-line-through-type="none" style:font-name="Tiro Devanagari Hindi" fo:font-size="11pt" style:text-underline-style="none" fo:font-weight="normal" officeooo:rsid="04dc56cf" style:text-blinking="false" fo:background-color="transparent" loext:char-shading-value="0" style:font-weight-asian="normal" style:font-name-complex="Tiro Devanagari Hindi" style:font-size-complex="11pt" style:font-weight-complex="normal"/>
    </style:style>
    <style:style style:name="T614"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3892" style:text-blinking="false" fo:background-color="transparent" loext:char-shading-value="0" style:font-weight-asian="normal" style:font-name-complex="Tiro Devanagari Hindi" style:font-size-complex="11pt" style:font-weight-complex="normal"/>
    </style:style>
    <style:style style:name="T615"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d92c" style:text-blinking="false" fo:background-color="transparent" loext:char-shading-value="0" style:font-weight-asian="normal" style:font-name-complex="Tiro Devanagari Hindi" style:font-size-complex="11pt" style:font-weight-complex="normal"/>
    </style:style>
    <style:style style:name="T616" style:family="text">
      <style:text-properties fo:font-variant="normal" fo:text-transform="none" fo:color="#000000" loext:opacity="100%" style:text-line-through-style="none" style:text-line-through-type="none" style:font-name="Tiro Devanagari Hindi" fo:font-size="11pt" style:text-underline-style="none" fo:font-weight="normal" officeooo:rsid="04dec7e6" style:text-blinking="false" fo:background-color="transparent" loext:char-shading-value="0" style:font-weight-asian="normal" style:font-name-complex="Tiro Devanagari Hindi" style:font-size-complex="11pt" style:font-weight-complex="normal"/>
    </style:style>
    <style:style style:name="T617" style:family="text">
      <style:text-properties fo:font-variant="normal" fo:text-transform="none" fo:color="#000000" loext:opacity="100%" style:text-line-through-style="none" style:text-line-through-type="none" style:font-name="Tiro Devanagari Hindi" fo:font-size="11pt" style:text-underline-style="none" fo:font-weight="normal" officeooo:rsid="04e02b07" style:text-blinking="false" fo:background-color="transparent" loext:char-shading-value="0" style:font-weight-asian="normal" style:font-name-complex="Tiro Devanagari Hindi" style:font-size-complex="11pt" style:font-weight-complex="normal"/>
    </style:style>
    <style:style style:name="T618" style:family="text">
      <style:text-properties fo:font-variant="normal" fo:text-transform="none" fo:color="#000000" loext:opacity="100%" style:text-line-through-style="none" style:text-line-through-type="none" style:font-name="Tiro Devanagari Hindi" fo:font-size="11pt" style:text-underline-style="none" fo:font-weight="normal" officeooo:rsid="04e11351" style:text-blinking="false" fo:background-color="transparent" loext:char-shading-value="0" style:font-weight-asian="normal" style:font-name-complex="Tiro Devanagari Hindi" style:font-size-complex="11pt" style:font-weight-complex="normal"/>
    </style:style>
    <style:style style:name="T619" style:family="text">
      <style:text-properties fo:font-variant="normal" fo:text-transform="none" fo:color="#000000" loext:opacity="100%" style:text-line-through-style="none" style:text-line-through-type="none" style:font-name="Tiro Devanagari Hindi" fo:font-size="11pt" style:text-underline-style="none" fo:font-weight="normal" officeooo:rsid="04e2c3d9" style:text-blinking="false" fo:background-color="transparent" loext:char-shading-value="0" style:font-weight-asian="normal" style:font-name-complex="Tiro Devanagari Hindi" style:font-size-complex="11pt" style:font-weight-complex="normal"/>
    </style:style>
    <style:style style:name="T620" style:family="text">
      <style:text-properties fo:font-variant="normal" fo:text-transform="none" fo:color="#000000" loext:opacity="100%" style:text-line-through-style="none" style:text-line-through-type="none" style:font-name="Tiro Devanagari Hindi" fo:font-size="11pt" style:text-underline-style="none" fo:font-weight="normal" officeooo:rsid="04e46864" style:text-blinking="false" fo:background-color="transparent" loext:char-shading-value="0" style:font-weight-asian="normal" style:font-name-complex="Tiro Devanagari Hindi" style:font-size-complex="11pt" style:font-weight-complex="normal"/>
    </style:style>
    <style:style style:name="T621" style:family="text">
      <style:text-properties fo:font-variant="normal" fo:text-transform="none" fo:color="#000000" loext:opacity="100%" style:text-line-through-style="none" style:text-line-through-type="none" style:font-name="Tiro Devanagari Hindi" fo:font-size="11pt" style:text-underline-style="none" fo:font-weight="normal" officeooo:rsid="04ea1db4" style:text-blinking="false" fo:background-color="transparent" loext:char-shading-value="0" style:font-weight-asian="normal" style:font-name-complex="Tiro Devanagari Hindi" style:font-size-complex="11pt" style:font-weight-complex="normal"/>
    </style:style>
    <style:style style:name="T622" style:family="text">
      <style:text-properties fo:font-variant="normal" fo:text-transform="none" fo:color="#000000" loext:opacity="100%" style:text-line-through-style="none" style:text-line-through-type="none" style:font-name="Tiro Devanagari Hindi" fo:font-size="11pt" style:text-underline-style="none" fo:font-weight="normal" officeooo:rsid="04eb5731" style:text-blinking="false" fo:background-color="transparent" loext:char-shading-value="0" style:font-weight-asian="normal" style:font-name-complex="Tiro Devanagari Hindi" style:font-size-complex="11pt" style:font-weight-complex="normal"/>
    </style:style>
    <style:style style:name="T623" style:family="text">
      <style:text-properties fo:font-variant="normal" fo:text-transform="none" fo:color="#000000" loext:opacity="100%" style:text-line-through-style="none" style:text-line-through-type="none" style:font-name="Tiro Devanagari Hindi" fo:font-size="11pt" style:text-underline-style="none" fo:font-weight="normal" officeooo:rsid="04ed7bae" style:text-blinking="false" fo:background-color="transparent" loext:char-shading-value="0" style:font-weight-asian="normal" style:font-name-complex="Tiro Devanagari Hindi" style:font-size-complex="11pt" style:font-weight-complex="normal"/>
    </style:style>
    <style:style style:name="T62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0fed0" style:text-blinking="false" fo:background-color="transparent" loext:char-shading-value="0" style:font-weight-asian="normal" style:font-name-complex="Tiro Devanagari Hindi" style:font-size-complex="11pt" style:font-weight-complex="normal"/>
    </style:style>
    <style:style style:name="T625" style:family="text">
      <style:text-properties fo:font-variant="normal" fo:text-transform="none" fo:color="#000000" loext:opacity="100%" style:text-line-through-style="none" style:text-line-through-type="none" style:font-name="Tiro Devanagari Hindi" fo:font-size="11pt" style:text-underline-style="none" fo:font-weight="normal" officeooo:rsid="04f1d951" style:text-blinking="false" fo:background-color="transparent" loext:char-shading-value="0" style:font-weight-asian="normal" style:font-name-complex="Tiro Devanagari Hindi" style:font-size-complex="11pt" style:font-weight-complex="normal"/>
    </style:style>
    <style:style style:name="T626"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484a" style:text-blinking="false" fo:background-color="transparent" loext:char-shading-value="0" style:font-weight-asian="normal" style:font-name-complex="Tiro Devanagari Hindi" style:font-size-complex="11pt" style:font-weight-complex="normal"/>
    </style:style>
    <style:style style:name="T627"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9537" style:text-blinking="false" fo:background-color="transparent" loext:char-shading-value="0" style:font-weight-asian="normal" style:font-name-complex="Tiro Devanagari Hindi" style:font-size-complex="11pt" style:font-weight-complex="normal"/>
    </style:style>
    <style:style style:name="T628" style:family="text">
      <style:text-properties fo:font-variant="normal" fo:text-transform="none" fo:color="#000000" loext:opacity="100%" style:text-line-through-style="none" style:text-line-through-type="none" style:font-name="Tiro Devanagari Hindi" fo:font-size="11pt" style:text-underline-style="none" fo:font-weight="normal" officeooo:rsid="04f770bb" style:text-blinking="false" fo:background-color="transparent" loext:char-shading-value="0" style:font-weight-asian="normal" style:font-name-complex="Tiro Devanagari Hindi" style:font-size-complex="11pt" style:font-weight-complex="normal"/>
    </style:style>
    <style:style style:name="T629" style:family="text">
      <style:text-properties fo:font-variant="normal" fo:text-transform="none" fo:color="#000000" loext:opacity="100%" style:text-line-through-style="none" style:text-line-through-type="none" style:font-name="Tiro Devanagari Hindi" fo:font-size="11pt" style:text-underline-style="none" fo:font-weight="normal" officeooo:rsid="04f8324c" style:text-blinking="false" fo:background-color="transparent" loext:char-shading-value="0" style:font-weight-asian="normal" style:font-name-complex="Tiro Devanagari Hindi" style:font-size-complex="11pt" style:font-weight-complex="normal"/>
    </style:style>
    <style:style style:name="T630" style:family="text">
      <style:text-properties fo:font-variant="normal" fo:text-transform="none" fo:color="#000000" loext:opacity="100%" style:text-line-through-style="none" style:text-line-through-type="none" style:font-name="Tiro Devanagari Hindi" fo:font-size="11pt" style:text-underline-style="none" fo:font-weight="normal" officeooo:rsid="04f9af9f" style:text-blinking="false" fo:background-color="transparent" loext:char-shading-value="0" style:font-weight-asian="normal" style:font-name-complex="Tiro Devanagari Hindi" style:font-size-complex="11pt" style:font-weight-complex="normal"/>
    </style:style>
    <style:style style:name="T631" style:family="text">
      <style:text-properties fo:font-variant="normal" fo:text-transform="none" fo:color="#000000" loext:opacity="100%" style:text-line-through-style="none" style:text-line-through-type="none" style:font-name="Tiro Devanagari Hindi" fo:font-size="11pt" style:text-underline-style="none" fo:font-weight="normal" officeooo:rsid="04fa0fa0" style:text-blinking="false" fo:background-color="transparent" loext:char-shading-value="0" style:font-weight-asian="normal" style:font-name-complex="Tiro Devanagari Hindi" style:font-size-complex="11pt" style:font-weight-complex="normal"/>
    </style:style>
    <style:style style:name="T632" style:family="text">
      <style:text-properties fo:font-variant="normal" fo:text-transform="none" fo:color="#000000" loext:opacity="100%" style:text-line-through-style="none" style:text-line-through-type="none" style:font-name="Tiro Devanagari Hindi" fo:font-size="11pt" style:text-underline-style="none" fo:font-weight="normal" officeooo:rsid="04fb84b7" style:text-blinking="false" fo:background-color="transparent" loext:char-shading-value="0" style:font-weight-asian="normal" style:font-name-complex="Tiro Devanagari Hindi" style:font-size-complex="11pt" style:font-weight-complex="normal"/>
    </style:style>
    <style:style style:name="T633" style:family="text">
      <style:text-properties fo:font-variant="normal" fo:text-transform="none" fo:color="#000000" loext:opacity="100%" style:text-line-through-style="none" style:text-line-through-type="none" style:font-name="Tiro Devanagari Hindi" fo:font-size="11pt" style:text-underline-style="none" fo:font-weight="normal" officeooo:rsid="04fd6e4e" style:text-blinking="false" fo:background-color="transparent" loext:char-shading-value="0" style:font-weight-asian="normal" style:font-name-complex="Tiro Devanagari Hindi" style:font-size-complex="11pt" style:font-weight-complex="normal"/>
    </style:style>
    <style:style style:name="T63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e9e1b" style:text-blinking="false" fo:background-color="transparent" loext:char-shading-value="0" style:font-weight-asian="normal" style:font-name-complex="Tiro Devanagari Hindi" style:font-size-complex="11pt" style:font-weight-complex="normal"/>
    </style:style>
    <style:style style:name="T635" style:family="text">
      <style:text-properties fo:font-variant="normal" fo:text-transform="none" fo:color="#000000" loext:opacity="100%" style:text-line-through-style="none" style:text-line-through-type="none" style:font-name="Tiro Devanagari Hindi" fo:font-size="11pt" style:text-underline-style="none" fo:font-weight="normal" officeooo:rsid="05013ee3" style:text-blinking="false" fo:background-color="transparent" loext:char-shading-value="0" style:font-weight-asian="normal" style:font-name-complex="Tiro Devanagari Hindi" style:font-size-complex="11pt" style:font-weight-complex="normal"/>
    </style:style>
    <style:style style:name="T636" style:family="text">
      <style:text-properties fo:font-variant="normal" fo:text-transform="none" fo:color="#000000" loext:opacity="100%" style:text-line-through-style="none" style:text-line-through-type="none" style:font-name="Tiro Devanagari Hindi" fo:font-size="11pt" style:text-underline-style="none" fo:font-weight="normal" officeooo:rsid="0502e6b9" style:text-blinking="false" fo:background-color="transparent" loext:char-shading-value="0" style:font-weight-asian="normal" style:font-name-complex="Tiro Devanagari Hindi" style:font-size-complex="11pt" style:font-weight-complex="normal"/>
    </style:style>
    <style:style style:name="T637" style:family="text">
      <style:text-properties fo:font-variant="normal" fo:text-transform="none" fo:color="#000000" loext:opacity="100%" style:text-line-through-style="none" style:text-line-through-type="none" style:font-name="Tiro Devanagari Hindi" fo:font-size="11pt" style:text-underline-style="none" fo:font-weight="normal" officeooo:rsid="0503f062" style:text-blinking="false" fo:background-color="transparent" loext:char-shading-value="0" style:font-weight-asian="normal" style:font-name-complex="Tiro Devanagari Hindi" style:font-size-complex="11pt" style:font-weight-complex="normal"/>
    </style:style>
    <style:style style:name="T638"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9199" style:text-blinking="false" fo:background-color="transparent" loext:char-shading-value="0" style:font-weight-asian="normal" style:font-name-complex="Tiro Devanagari Hindi" style:font-size-complex="11pt" style:font-weight-complex="normal"/>
    </style:style>
    <style:style style:name="T639"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a8b7" style:text-blinking="false" fo:background-color="transparent" loext:char-shading-value="0" style:font-weight-asian="normal" style:font-name-complex="Tiro Devanagari Hindi" style:font-size-complex="11pt" style:font-weight-complex="normal"/>
    </style:style>
    <style:style style:name="T640" style:family="text">
      <style:text-properties fo:font-variant="normal" fo:text-transform="none" fo:color="#000000" loext:opacity="100%" style:text-line-through-style="none" style:text-line-through-type="none" style:font-name="Tiro Devanagari Hindi" fo:font-size="11pt" style:text-underline-style="none" fo:font-weight="normal" officeooo:rsid="0505e669" style:text-blinking="false" fo:background-color="transparent" loext:char-shading-value="0" style:font-weight-asian="normal" style:font-name-complex="Tiro Devanagari Hindi" style:font-size-complex="11pt" style:font-weight-complex="normal"/>
    </style:style>
    <style:style style:name="T641"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591d" style:text-blinking="false" fo:background-color="transparent" loext:char-shading-value="0" style:font-weight-asian="normal" style:font-name-complex="Tiro Devanagari Hindi" style:font-size-complex="11pt" style:font-weight-complex="normal"/>
    </style:style>
    <style:style style:name="T642"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df53" style:text-blinking="false" fo:background-color="transparent" loext:char-shading-value="0" style:font-weight-asian="normal" style:font-name-complex="Tiro Devanagari Hindi" style:font-size-complex="11pt" style:font-weight-complex="normal"/>
    </style:style>
    <style:style style:name="T643" style:family="text">
      <style:text-properties fo:font-variant="normal" fo:text-transform="none" fo:color="#000000" loext:opacity="100%" style:text-line-through-style="none" style:text-line-through-type="none" style:font-name="Tiro Devanagari Hindi" fo:font-size="11pt" style:text-underline-style="none" fo:font-weight="normal" officeooo:rsid="050f1291" style:text-blinking="false" fo:background-color="transparent" loext:char-shading-value="0" style:font-weight-asian="normal" style:font-name-complex="Tiro Devanagari Hindi" style:font-size-complex="11pt" style:font-weight-complex="normal"/>
    </style:style>
    <style:style style:name="T64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069c8" style:text-blinking="false" fo:background-color="transparent" loext:char-shading-value="0" style:font-weight-asian="normal" style:font-name-complex="Tiro Devanagari Hindi" style:font-size-complex="11pt" style:font-weight-complex="normal"/>
    </style:style>
    <style:style style:name="T645" style:family="text">
      <style:text-properties fo:font-variant="normal" fo:text-transform="none" fo:color="#000000" loext:opacity="100%" style:text-line-through-style="none" style:text-line-through-type="none" style:font-name="Tiro Devanagari Hindi" fo:font-size="11pt" style:text-underline-style="none" fo:font-weight="normal" officeooo:rsid="05125230" style:text-blinking="false" fo:background-color="transparent" loext:char-shading-value="0" style:font-weight-asian="normal" style:font-name-complex="Tiro Devanagari Hindi" style:font-size-complex="11pt" style:font-weight-complex="normal"/>
    </style:style>
    <style:style style:name="T646"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179e" style:text-blinking="false" fo:background-color="transparent" loext:char-shading-value="0" style:font-weight-asian="normal" style:font-name-complex="Tiro Devanagari Hindi" style:font-size-complex="11pt" style:font-weight-complex="normal"/>
    </style:style>
    <style:style style:name="T647"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ca7c" style:text-blinking="false" fo:background-color="transparent" loext:char-shading-value="0" style:font-weight-asian="normal" style:font-name-complex="Tiro Devanagari Hindi" style:font-size-complex="11pt" style:font-weight-complex="normal"/>
    </style:style>
    <style:style style:name="T648"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14b" style:text-blinking="false" fo:background-color="transparent" loext:char-shading-value="0" style:font-weight-asian="normal" style:font-name-complex="Tiro Devanagari Hindi" style:font-size-complex="11pt" style:font-weight-complex="normal"/>
    </style:style>
    <style:style style:name="T649"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ea6" style:text-blinking="false" fo:background-color="transparent" loext:char-shading-value="0" style:font-weight-asian="normal" style:font-name-complex="Tiro Devanagari Hindi" style:font-size-complex="11pt" style:font-weight-complex="normal"/>
    </style:style>
    <style:style style:name="T650" style:family="text">
      <style:text-properties fo:font-variant="normal" fo:text-transform="none" fo:color="#000000" loext:opacity="100%" style:text-line-through-style="none" style:text-line-through-type="none" style:font-name="Tiro Devanagari Hindi" fo:font-size="11pt" style:text-underline-style="none" fo:font-weight="normal" officeooo:rsid="051b6aea" style:text-blinking="false" fo:background-color="transparent" loext:char-shading-value="0" style:font-weight-asian="normal" style:font-name-complex="Tiro Devanagari Hindi" style:font-size-complex="11pt" style:font-weight-complex="normal"/>
    </style:style>
    <style:style style:name="T651"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c481" style:text-blinking="false" fo:background-color="transparent" loext:char-shading-value="0" style:font-weight-asian="normal" style:font-name-complex="Tiro Devanagari Hindi" style:font-size-complex="11pt" style:font-weight-complex="normal"/>
    </style:style>
    <style:style style:name="T652"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d215" style:text-blinking="false" fo:background-color="transparent" loext:char-shading-value="0" style:font-weight-asian="normal" style:font-name-complex="Tiro Devanagari Hindi" style:font-size-complex="11pt" style:font-weight-complex="normal"/>
    </style:style>
    <style:style style:name="T653"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f2b6" style:text-blinking="false" fo:background-color="transparent" loext:char-shading-value="0" style:font-weight-asian="normal" style:font-name-complex="Tiro Devanagari Hindi" style:font-size-complex="11pt" style:font-weight-complex="normal"/>
    </style:style>
    <style:style style:name="T65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ee5ed" style:text-blinking="false" fo:background-color="transparent" loext:char-shading-value="0" style:font-weight-asian="normal" style:font-name-complex="Tiro Devanagari Hindi" style:font-size-complex="11pt" style:font-weight-complex="normal"/>
    </style:style>
    <style:style style:name="T655" style:family="text">
      <style:text-properties fo:font-variant="normal" fo:text-transform="none" fo:color="#000000" loext:opacity="100%" style:text-line-through-style="none" style:text-line-through-type="none" style:font-name="Tiro Devanagari Hindi" fo:font-size="11pt" style:text-underline-style="none" fo:font-weight="normal" officeooo:rsid="05230683" style:text-blinking="false" fo:background-color="transparent" loext:char-shading-value="0" style:font-weight-asian="normal" style:font-name-complex="Tiro Devanagari Hindi" style:font-size-complex="11pt" style:font-weight-complex="normal"/>
    </style:style>
    <style:style style:name="T656"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599c" style:text-blinking="false" fo:background-color="transparent" loext:char-shading-value="0" style:font-weight-asian="normal" style:font-name-complex="Tiro Devanagari Hindi" style:font-size-complex="11pt" style:font-weight-complex="normal"/>
    </style:style>
    <style:style style:name="T657"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f8fb" style:text-blinking="false" fo:background-color="transparent" loext:char-shading-value="0" style:font-weight-asian="normal" style:font-name-complex="Tiro Devanagari Hindi" style:font-size-complex="11pt" style:font-weight-complex="normal"/>
    </style:style>
    <style:style style:name="T658" style:family="text">
      <style:text-properties fo:font-variant="normal" fo:text-transform="none" fo:color="#000000" loext:opacity="100%" style:text-line-through-style="none" style:text-line-through-type="none" style:font-name="Tiro Devanagari Hindi" fo:font-size="11pt" style:text-underline-style="none" fo:font-weight="normal" officeooo:rsid="05260cf7" style:text-blinking="false" fo:background-color="transparent" loext:char-shading-value="0" style:font-weight-asian="normal" style:font-name-complex="Tiro Devanagari Hindi" style:font-size-complex="11pt" style:font-weight-complex="normal"/>
    </style:style>
    <style:style style:name="T659" style:family="text">
      <style:text-properties fo:font-variant="normal" fo:text-transform="none" fo:color="#000000" loext:opacity="100%" style:text-line-through-style="none" style:text-line-through-type="none" style:font-name="Tiro Devanagari Hindi" fo:font-size="11pt" style:text-underline-style="none" fo:font-weight="normal" officeooo:rsid="052bfc89" style:text-blinking="false" fo:background-color="transparent" loext:char-shading-value="0" style:font-weight-asian="normal" style:font-name-complex="Tiro Devanagari Hindi" style:font-size-complex="11pt" style:font-weight-complex="normal"/>
    </style:style>
    <style:style style:name="T660" style:family="text">
      <style:text-properties fo:font-variant="normal" fo:text-transform="none" fo:color="#000000" loext:opacity="100%" style:text-line-through-style="none" style:text-line-through-type="none" style:font-name="Tiro Devanagari Hindi" fo:font-size="11pt" style:text-underline-style="none" fo:font-weight="normal" officeooo:rsid="052df7da" style:text-blinking="false" fo:background-color="transparent" loext:char-shading-value="0" style:font-weight-asian="normal" style:font-name-complex="Tiro Devanagari Hindi" style:font-size-complex="11pt" style:font-weight-complex="normal"/>
    </style:style>
    <style:style style:name="T661" style:family="text">
      <style:text-properties fo:font-variant="normal" fo:text-transform="none" fo:color="#000000" loext:opacity="100%" style:text-line-through-style="none" style:text-line-through-type="none" style:font-name="Tiro Devanagari Hindi" fo:font-size="11pt" style:text-underline-style="none" fo:font-weight="normal" officeooo:rsid="052f5db7" style:text-blinking="false" fo:background-color="transparent" loext:char-shading-value="0" style:font-weight-asian="normal" style:font-name-complex="Tiro Devanagari Hindi" style:font-size-complex="11pt" style:font-weight-complex="normal"/>
    </style:style>
    <style:style style:name="T662"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663"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664"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65"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6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667"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68"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69"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70"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71"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72"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73"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74"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75"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76"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77"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78"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79"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80"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81"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82"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83"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84"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85"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86"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87"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88"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89"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90"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91"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92"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93"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94"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95"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96"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97"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98"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99"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700"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701"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702"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703"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704"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705"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706"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707"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708"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709"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710"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711"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712"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713"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714"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715"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716"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717"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718"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71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72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72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72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723"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72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725" style:family="text">
      <style:text-properties officeooo:rsid="001f4d7a"/>
    </style:style>
    <style:style style:name="T726" style:family="text">
      <style:text-properties officeooo:rsid="0022cec5"/>
    </style:style>
    <style:style style:name="T727" style:family="text">
      <style:text-properties fo:font-style="italic" style:font-style-asian="italic" style:font-style-complex="italic"/>
    </style:style>
    <style:style style:name="T728" style:family="text">
      <style:text-properties fo:font-style="italic" officeooo:rsid="0022cec5" style:font-style-asian="italic" style:font-style-complex="italic"/>
    </style:style>
    <style:style style:name="T729" style:family="text">
      <style:text-properties fo:font-style="italic" officeooo:rsid="0045fd26" style:font-style-asian="italic" style:font-style-complex="italic"/>
    </style:style>
    <style:style style:name="T730" style:family="text">
      <style:text-properties fo:font-style="italic" officeooo:rsid="004e08d0" style:font-style-asian="italic" style:font-style-complex="italic"/>
    </style:style>
    <style:style style:name="T731" style:family="text">
      <style:text-properties fo:font-style="italic" officeooo:rsid="00592e1f" style:font-style-asian="italic" style:font-style-complex="italic"/>
    </style:style>
    <style:style style:name="T732" style:family="text">
      <style:text-properties fo:font-style="italic" officeooo:rsid="005bbab0" style:font-style-asian="italic" style:font-style-complex="italic"/>
    </style:style>
    <style:style style:name="T733" style:family="text">
      <style:text-properties fo:font-style="italic" officeooo:rsid="0060ec84" style:font-style-asian="italic" style:font-style-complex="italic"/>
    </style:style>
    <style:style style:name="T734" style:family="text">
      <style:text-properties fo:font-style="italic" officeooo:rsid="00650b37" style:font-style-asian="italic" style:font-style-complex="italic"/>
    </style:style>
    <style:style style:name="T735" style:family="text">
      <style:text-properties fo:font-style="italic" officeooo:rsid="0066f7a1" style:font-style-asian="italic" style:font-style-complex="italic"/>
    </style:style>
    <style:style style:name="T736" style:family="text">
      <style:text-properties fo:font-style="italic" officeooo:rsid="006810ed" style:font-style-asian="italic" style:font-style-complex="italic"/>
    </style:style>
    <style:style style:name="T737" style:family="text">
      <style:text-properties fo:font-style="italic" officeooo:rsid="006a6a51" style:font-style-asian="italic" style:font-style-complex="italic"/>
    </style:style>
    <style:style style:name="T738" style:family="text">
      <style:text-properties fo:font-style="italic" officeooo:rsid="006d5051" style:font-style-asian="italic" style:font-style-complex="italic"/>
    </style:style>
    <style:style style:name="T739" style:family="text">
      <style:text-properties fo:font-style="italic" officeooo:rsid="006e895e" style:font-style-asian="italic" style:font-style-complex="italic"/>
    </style:style>
    <style:style style:name="T740" style:family="text">
      <style:text-properties fo:font-style="italic" officeooo:rsid="006ebf39" style:font-style-asian="italic" style:font-style-complex="italic"/>
    </style:style>
    <style:style style:name="T741" style:family="text">
      <style:text-properties fo:font-style="italic" officeooo:rsid="0062dcb8" style:font-style-asian="italic" style:font-style-complex="italic"/>
    </style:style>
    <style:style style:name="T742" style:family="text">
      <style:text-properties fo:font-style="italic" officeooo:rsid="01933919" style:font-style-asian="italic" style:font-style-complex="italic"/>
    </style:style>
    <style:style style:name="T743" style:family="text">
      <style:text-properties fo:font-style="italic" officeooo:rsid="0194eb73" style:font-style-asian="italic" style:font-style-complex="italic"/>
    </style:style>
    <style:style style:name="T744" style:family="text">
      <style:text-properties fo:font-style="italic" officeooo:rsid="019062eb" style:font-style-asian="italic" style:font-style-complex="italic"/>
    </style:style>
    <style:style style:name="T745" style:family="text">
      <style:text-properties fo:font-style="italic" officeooo:rsid="02314a86" style:font-style-asian="italic" style:font-style-complex="italic"/>
    </style:style>
    <style:style style:name="T746" style:family="text">
      <style:text-properties fo:font-style="italic" officeooo:rsid="02392674" style:font-style-asian="italic" style:font-style-complex="italic"/>
    </style:style>
    <style:style style:name="T747" style:family="text">
      <style:text-properties fo:font-style="italic" officeooo:rsid="02476284" style:font-style-asian="italic" style:font-style-complex="italic"/>
    </style:style>
    <style:style style:name="T748" style:family="text">
      <style:text-properties fo:font-style="italic" officeooo:rsid="02477a8b" style:font-style-asian="italic" style:font-style-complex="italic"/>
    </style:style>
    <style:style style:name="T749" style:family="text">
      <style:text-properties fo:font-style="italic" fo:font-weight="bold" style:font-style-asian="italic" style:font-weight-asian="bold" style:font-style-complex="italic" style:font-weight-complex="bold"/>
    </style:style>
    <style:style style:name="T750" style:family="text">
      <style:text-properties fo:font-style="italic" fo:font-weight="bold" officeooo:rsid="004e08d0" style:font-style-asian="italic" style:font-weight-asian="bold" style:font-style-complex="italic" style:font-weight-complex="bold"/>
    </style:style>
    <style:style style:name="T751" style:family="text">
      <style:text-properties fo:font-style="italic" fo:font-weight="bold" officeooo:rsid="00592e1f" style:font-style-asian="italic" style:font-weight-asian="bold" style:font-style-complex="italic" style:font-weight-complex="bold"/>
    </style:style>
    <style:style style:name="T752" style:family="text">
      <style:text-properties fo:font-style="italic" fo:font-weight="bold" officeooo:rsid="005bbab0" style:font-style-asian="italic" style:font-weight-asian="bold" style:font-style-complex="italic" style:font-weight-complex="bold"/>
    </style:style>
    <style:style style:name="T753" style:family="text">
      <style:text-properties fo:font-style="italic" fo:font-weight="bold" officeooo:rsid="0060ec84" style:font-style-asian="italic" style:font-weight-asian="bold" style:font-style-complex="italic" style:font-weight-complex="bold"/>
    </style:style>
    <style:style style:name="T754" style:family="text">
      <style:text-properties fo:font-style="italic" fo:font-weight="bold" officeooo:rsid="00650b37" style:font-style-asian="italic" style:font-weight-asian="bold" style:font-style-complex="italic" style:font-weight-complex="bold"/>
    </style:style>
    <style:style style:name="T755" style:family="text">
      <style:text-properties fo:font-style="italic" fo:font-weight="bold" officeooo:rsid="017d88f0" style:font-style-asian="italic" style:font-weight-asian="bold" style:font-style-complex="italic" style:font-weight-complex="bold"/>
    </style:style>
    <style:style style:name="T756" style:family="text">
      <style:text-properties fo:font-style="italic" fo:font-weight="bold" officeooo:rsid="022e65b5" style:font-style-asian="italic" style:font-weight-asian="bold" style:font-style-complex="italic" style:font-weight-complex="bold"/>
    </style:style>
    <style:style style:name="T757" style:family="text">
      <style:text-properties fo:font-style="italic" fo:font-weight="bold" officeooo:rsid="02421e68" style:font-style-asian="italic" style:font-weight-asian="bold" style:font-style-complex="italic" style:font-weight-complex="bold"/>
    </style:style>
    <style:style style:name="T758" style:family="text">
      <style:text-properties fo:font-style="italic" fo:font-weight="bold" officeooo:rsid="044c9e99" style:font-style-asian="italic" style:font-weight-asian="bold" style:font-style-complex="italic" style:font-weight-complex="bold"/>
    </style:style>
    <style:style style:name="T759" style:family="text">
      <style:text-properties fo:font-style="italic" fo:font-weight="bold" officeooo:rsid="0457c8d1" style:font-style-asian="italic" style:font-weight-asian="bold" style:font-style-complex="italic" style:font-weight-complex="bold"/>
    </style:style>
    <style:style style:name="T760" style:family="text">
      <style:text-properties fo:font-style="italic" fo:font-weight="bold" officeooo:rsid="048b1e74" style:font-style-asian="italic" style:font-weight-asian="bold" style:font-style-complex="italic" style:font-weight-complex="bold"/>
    </style:style>
    <style:style style:name="T761" style:family="text">
      <style:text-properties fo:font-style="italic" fo:font-weight="normal" officeooo:rsid="006ebf39" style:font-style-asian="italic" style:font-weight-asian="normal" style:font-style-complex="italic" style:font-weight-complex="normal"/>
    </style:style>
    <style:style style:name="T762" style:family="text">
      <style:text-properties fo:font-style="italic" fo:text-shadow="1pt 1pt" style:font-style-asian="italic" style:font-style-complex="italic"/>
    </style:style>
    <style:style style:name="T763" style:family="text">
      <style:text-properties fo:font-style="italic" fo:text-shadow="1pt 1pt" officeooo:rsid="041d10b0" style:font-style-asian="italic" style:font-style-complex="italic"/>
    </style:style>
    <style:style style:name="T764" style:family="text">
      <style:text-properties fo:font-style="italic" fo:text-shadow="1pt 1pt" officeooo:rsid="043809d7" style:font-style-asian="italic" style:font-style-complex="italic"/>
    </style:style>
    <style:style style:name="T765" style:family="text">
      <style:text-properties fo:font-style="italic" fo:text-shadow="1pt 1pt" officeooo:rsid="04573e7e" style:font-style-asian="italic" style:font-style-complex="italic"/>
    </style:style>
    <style:style style:name="T766" style:family="text">
      <style:text-properties fo:font-style="italic" fo:text-shadow="1pt 1pt" officeooo:rsid="046c946d" style:font-style-asian="italic" style:font-style-complex="italic"/>
    </style:style>
    <style:style style:name="T767" style:family="text">
      <style:text-properties fo:font-style="italic" fo:text-shadow="1pt 1pt" officeooo:rsid="0470b0a3" style:font-style-asian="italic" style:font-style-complex="italic"/>
    </style:style>
    <style:style style:name="T768" style:family="text">
      <style:text-properties fo:font-style="italic" fo:text-shadow="1pt 1pt" officeooo:rsid="0471fad2" style:font-style-asian="italic" style:font-style-complex="italic"/>
    </style:style>
    <style:style style:name="T769" style:family="text">
      <style:text-properties fo:font-style="italic" fo:text-shadow="1pt 1pt" officeooo:rsid="0487cf84" style:font-style-asian="italic" style:font-style-complex="italic"/>
    </style:style>
    <style:style style:name="T770" style:family="text">
      <style:text-properties fo:font-style="italic" fo:text-shadow="1pt 1pt" officeooo:rsid="048da9c4" style:font-style-asian="italic" style:font-style-complex="italic"/>
    </style:style>
    <style:style style:name="T771" style:family="text">
      <style:text-properties fo:font-style="italic" fo:text-shadow="1pt 1pt" officeooo:rsid="04bc67dc" style:font-style-asian="italic" style:font-style-complex="italic"/>
    </style:style>
    <style:style style:name="T772" style:family="text">
      <style:text-properties officeooo:rsid="002d2609"/>
    </style:style>
    <style:style style:name="T773" style:family="text">
      <style:text-properties officeooo:rsid="002e46b0"/>
    </style:style>
    <style:style style:name="T774" style:family="text">
      <style:text-properties officeooo:rsid="0033535b"/>
    </style:style>
    <style:style style:name="T775" style:family="text">
      <style:text-properties officeooo:rsid="003599bb"/>
    </style:style>
    <style:style style:name="T776" style:family="text">
      <style:text-properties officeooo:rsid="00365434"/>
    </style:style>
    <style:style style:name="T777" style:family="text">
      <style:text-properties officeooo:rsid="003ce64e"/>
    </style:style>
    <style:style style:name="T778" style:family="text">
      <style:text-properties officeooo:rsid="003e82a9"/>
    </style:style>
    <style:style style:name="T779" style:family="text">
      <style:text-properties officeooo:rsid="003f4477"/>
    </style:style>
    <style:style style:name="T780" style:family="text">
      <style:text-properties officeooo:rsid="003fd261"/>
    </style:style>
    <style:style style:name="T781" style:family="text">
      <style:text-properties officeooo:rsid="00420091"/>
    </style:style>
    <style:style style:name="T782" style:family="text">
      <style:text-properties officeooo:rsid="0043973d"/>
    </style:style>
    <style:style style:name="T783" style:family="text">
      <style:text-properties officeooo:rsid="00452be3"/>
    </style:style>
    <style:style style:name="T784" style:family="text">
      <style:text-properties officeooo:rsid="00454916"/>
    </style:style>
    <style:style style:name="T785" style:family="text">
      <style:text-properties officeooo:rsid="0045fd26"/>
    </style:style>
    <style:style style:name="T786" style:family="text">
      <style:text-properties officeooo:rsid="0047c73b"/>
    </style:style>
    <style:style style:name="T787" style:family="text">
      <style:text-properties officeooo:rsid="004975ae"/>
    </style:style>
    <style:style style:name="T788" style:family="text">
      <style:text-properties officeooo:rsid="004b402b"/>
    </style:style>
    <style:style style:name="T789" style:family="text">
      <style:text-properties officeooo:rsid="004c2aa4"/>
    </style:style>
    <style:style style:name="T790" style:family="text">
      <style:text-properties officeooo:rsid="004e08d0"/>
    </style:style>
    <style:style style:name="T791" style:family="text">
      <style:text-properties officeooo:rsid="0051dc40"/>
    </style:style>
    <style:style style:name="T792" style:family="text">
      <style:text-properties officeooo:rsid="0054ba2b"/>
    </style:style>
    <style:style style:name="T793" style:family="text">
      <style:text-properties officeooo:rsid="0055a464"/>
    </style:style>
    <style:style style:name="T794" style:family="text">
      <style:text-properties officeooo:rsid="00579630"/>
    </style:style>
    <style:style style:name="T795" style:family="text">
      <style:text-properties officeooo:rsid="0058f1ac"/>
    </style:style>
    <style:style style:name="T796" style:family="text">
      <style:text-properties officeooo:rsid="00592e1f"/>
    </style:style>
    <style:style style:name="T797" style:family="text">
      <style:text-properties officeooo:rsid="00595eb6"/>
    </style:style>
    <style:style style:name="T798" style:family="text">
      <style:text-properties officeooo:rsid="005ad43e"/>
    </style:style>
    <style:style style:name="T799" style:family="text">
      <style:text-properties officeooo:rsid="005bbab0"/>
    </style:style>
    <style:style style:name="T800" style:family="text">
      <style:text-properties officeooo:rsid="005d1344"/>
    </style:style>
    <style:style style:name="T801" style:family="text">
      <style:text-properties officeooo:rsid="005ee23a"/>
    </style:style>
    <style:style style:name="T802" style:family="text">
      <style:text-properties style:font-name="Lohit Devanagari" officeooo:rsid="0109c2b6" style:font-name-complex="Lohit Devanagari"/>
    </style:style>
    <style:style style:name="T803" style:family="text">
      <style:text-properties style:font-name="Lohit Devanagari" fo:font-weight="bold" officeooo:rsid="00602505" style:font-weight-asian="bold" style:font-name-complex="Lohit Devanagari" style:font-weight-complex="bold"/>
    </style:style>
    <style:style style:name="T804" style:family="text">
      <style:text-properties style:font-name="Lohit Devanagari" fo:font-weight="bold" style:font-weight-asian="bold" style:font-name-complex="Tiro Devanagari Hindi" style:font-weight-complex="bold"/>
    </style:style>
    <style:style style:name="T805" style:family="text">
      <style:text-properties style:font-name="Lohit Devanagari" fo:font-weight="bold" officeooo:rsid="0100fd25" style:font-weight-asian="bold" style:font-name-complex="Tiro Devanagari Hindi" style:font-weight-complex="bold"/>
    </style:style>
    <style:style style:name="T806" style:family="text">
      <style:text-properties style:font-name="Lohit Devanagari" fo:font-weight="bold" officeooo:rsid="01034fe5" style:font-weight-asian="bold" style:font-name-complex="Tiro Devanagari Hindi" style:font-weight-complex="bold"/>
    </style:style>
    <style:style style:name="T807" style:family="text">
      <style:text-properties style:font-name="Lohit Devanagari" fo:font-size="8pt" style:font-size-asian="8pt" style:font-name-complex="Lohit Devanagari" style:font-size-complex="8pt"/>
    </style:style>
    <style:style style:name="T808" style:family="text">
      <style:text-properties style:font-name="Lohit Devanagari" fo:font-size="8pt" fo:font-weight="bold" style:font-size-asian="8pt" style:font-weight-asian="bold" style:font-name-complex="Tiro Devanagari Hindi" style:font-size-complex="8pt" style:font-weight-complex="bold"/>
    </style:style>
    <style:style style:name="T809" style:family="text">
      <style:text-properties officeooo:rsid="0060ec84"/>
    </style:style>
    <style:style style:name="T810" style:family="text">
      <style:text-properties officeooo:rsid="0062dcb8"/>
    </style:style>
    <style:style style:name="T811" style:family="text">
      <style:text-properties officeooo:rsid="00650b37"/>
    </style:style>
    <style:style style:name="T812" style:family="text">
      <style:text-properties officeooo:rsid="0066f7a1"/>
    </style:style>
    <style:style style:name="T813" style:family="text">
      <style:text-properties officeooo:rsid="006810ed"/>
    </style:style>
    <style:style style:name="T814" style:family="text">
      <style:text-properties officeooo:rsid="006a6a51"/>
    </style:style>
    <style:style style:name="T815" style:family="text">
      <style:text-properties officeooo:rsid="006c020d"/>
    </style:style>
    <style:style style:name="T816" style:family="text">
      <style:text-properties officeooo:rsid="006d5051"/>
    </style:style>
    <style:style style:name="T817" style:family="text">
      <style:text-properties fo:font-style="normal" officeooo:rsid="006d5051" style:font-style-asian="normal" style:font-style-complex="normal"/>
    </style:style>
    <style:style style:name="T818" style:family="text">
      <style:text-properties fo:font-style="normal" officeooo:rsid="02421e68" style:font-style-asian="normal" style:font-style-complex="normal"/>
    </style:style>
    <style:style style:name="T819" style:family="text">
      <style:text-properties fo:font-style="normal" officeooo:rsid="02476284" style:font-style-asian="normal" style:font-style-complex="normal"/>
    </style:style>
    <style:style style:name="T820" style:family="text">
      <style:text-properties fo:font-style="normal" officeooo:rsid="02477a8b" style:font-style-asian="normal" style:font-style-complex="normal"/>
    </style:style>
    <style:style style:name="T821" style:family="text">
      <style:text-properties officeooo:rsid="006e895e"/>
    </style:style>
    <style:style style:name="T822" style:family="text">
      <style:text-properties officeooo:rsid="006ebf39"/>
    </style:style>
    <style:style style:name="T823" style:family="text">
      <style:text-properties officeooo:rsid="00709c80"/>
    </style:style>
    <style:style style:name="T824" style:family="text">
      <style:text-properties officeooo:rsid="0071e456"/>
    </style:style>
    <style:style style:name="T825"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826"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827"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828"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829"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830"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831"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832"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833"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834"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835" style:family="text">
      <style:text-properties officeooo:rsid="010bd225"/>
    </style:style>
    <style:style style:name="T836" style:family="text">
      <style:text-properties officeooo:rsid="010c19e3"/>
    </style:style>
    <style:style style:name="T837" style:family="text">
      <style:text-properties style:font-name-complex="Tiro Devanagari Sanskrit"/>
    </style:style>
    <style:style style:name="T838" style:family="text">
      <style:text-properties style:font-name="Tiro Devanagari Hindi" officeooo:rsid="00600891" style:font-name-complex="Tiro Devanagari Hindi"/>
    </style:style>
    <style:style style:name="T839" style:family="text">
      <style:text-properties style:font-name="Tiro Devanagari Hindi" fo:font-weight="bold" style:font-weight-asian="bold" style:font-name-complex="Tiro Devanagari Hindi" style:font-weight-complex="bold"/>
    </style:style>
    <style:style style:name="T840" style:family="text">
      <style:text-properties style:font-name="Tiro Devanagari Hindi" fo:font-weight="bold" officeooo:rsid="00600891" style:font-weight-asian="bold" style:font-name-complex="Tiro Devanagari Hindi" style:font-weight-complex="bold"/>
    </style:style>
    <style:style style:name="T841" style:family="text">
      <style:text-properties style:font-name="Tiro Devanagari Hindi" fo:font-style="normal" officeooo:rsid="02476284" style:font-style-asian="normal" style:font-style-complex="normal"/>
    </style:style>
    <style:style style:name="T842" style:family="text">
      <style:text-properties officeooo:rsid="016e0f2c"/>
    </style:style>
    <style:style style:name="T843" style:family="text">
      <style:text-properties officeooo:rsid="016f02f2"/>
    </style:style>
    <style:style style:name="T844" style:family="text">
      <style:text-properties officeooo:rsid="017a5566"/>
    </style:style>
    <style:style style:name="T845" style:family="text">
      <style:text-properties officeooo:rsid="018706c4"/>
    </style:style>
    <style:style style:name="T846" style:family="text">
      <style:text-properties officeooo:rsid="018b7e6a"/>
    </style:style>
    <style:style style:name="T847" style:family="text">
      <style:text-properties officeooo:rsid="018dc43d"/>
    </style:style>
    <style:style style:name="T848" style:family="text">
      <style:text-properties officeooo:rsid="018f7315"/>
    </style:style>
    <style:style style:name="T849" style:family="text">
      <style:text-properties officeooo:rsid="019062eb"/>
    </style:style>
    <style:style style:name="T850" style:family="text">
      <style:text-properties officeooo:rsid="0192274b"/>
    </style:style>
    <style:style style:name="T851" style:family="text">
      <style:text-properties officeooo:rsid="01933919"/>
    </style:style>
    <style:style style:name="T852" style:family="text">
      <style:text-properties officeooo:rsid="0195857a"/>
    </style:style>
    <style:style style:name="T853" style:family="text">
      <style:text-properties officeooo:rsid="01974104"/>
    </style:style>
    <style:style style:name="T854" style:family="text">
      <style:text-properties officeooo:rsid="019e986a"/>
    </style:style>
    <style:style style:name="T855" style:family="text">
      <style:text-properties officeooo:rsid="01b4571e"/>
    </style:style>
    <style:style style:name="T856" style:family="text">
      <style:text-properties officeooo:rsid="022e65b5"/>
    </style:style>
    <style:style style:name="T857" style:family="text">
      <style:text-properties officeooo:rsid="022ef9da"/>
    </style:style>
    <style:style style:name="T858" style:family="text">
      <style:text-properties officeooo:rsid="022f9ec5"/>
    </style:style>
    <style:style style:name="T859" style:family="text">
      <style:text-properties officeooo:rsid="023077e7"/>
    </style:style>
    <style:style style:name="T860" style:family="text">
      <style:text-properties officeooo:rsid="023121c8"/>
    </style:style>
    <style:style style:name="T861" style:family="text">
      <style:text-properties officeooo:rsid="02314a86"/>
    </style:style>
    <style:style style:name="T862" style:family="text">
      <style:text-properties officeooo:rsid="023497d3"/>
    </style:style>
    <style:style style:name="T863" style:family="text">
      <style:text-properties officeooo:rsid="02360837"/>
    </style:style>
    <style:style style:name="T864" style:family="text">
      <style:text-properties officeooo:rsid="02374715"/>
    </style:style>
    <style:style style:name="T865" style:family="text">
      <style:text-properties officeooo:rsid="0237a899"/>
    </style:style>
    <style:style style:name="T866" style:family="text">
      <style:text-properties officeooo:rsid="0237e923"/>
    </style:style>
    <style:style style:name="T867" style:family="text">
      <style:text-properties officeooo:rsid="02392674"/>
    </style:style>
    <style:style style:name="T868" style:family="text">
      <style:text-properties officeooo:rsid="023c8e40"/>
    </style:style>
    <style:style style:name="T869" style:family="text">
      <style:text-properties officeooo:rsid="023da0b0"/>
    </style:style>
    <style:style style:name="T870" style:family="text">
      <style:text-properties officeooo:rsid="023eda08"/>
    </style:style>
    <style:style style:name="T871" style:family="text">
      <style:text-properties officeooo:rsid="02421e68"/>
    </style:style>
    <style:style style:name="T872" style:family="text">
      <style:text-properties fo:font-size="8pt" fo:font-weight="bold" style:font-size-asian="8pt" style:font-weight-asian="bold" style:font-name-complex="Tiro Devanagari Hindi" style:font-size-complex="8pt" style:font-weight-complex="bold"/>
    </style:style>
    <style:style style:name="T873" style:family="text">
      <style:text-properties fo:font-size="8pt" fo:font-weight="bold" style:font-size-asian="8pt" style:font-weight-asian="bold" style:font-name-complex="Tiro Devanagari Sanskrit" style:font-size-complex="8pt" style:font-weight-complex="bold"/>
    </style:style>
    <style:style style:name="T874" style:family="text">
      <style:text-properties fo:font-size="8pt" fo:font-weight="bold" style:font-size-asian="8pt" style:font-weight-asian="bold" style:font-size-complex="8pt" style:font-weight-complex="bold"/>
    </style:style>
    <style:style style:name="T875" style:family="text">
      <style:text-properties fo:font-size="8pt" fo:font-weight="normal" style:font-size-asian="8pt" style:font-weight-asian="normal" style:font-name-complex="Tiro Devanagari Hindi" style:font-size-complex="8pt" style:font-weight-complex="normal"/>
    </style:style>
    <style:style style:name="T876" style:family="text">
      <style:text-properties fo:font-size="8pt" style:font-size-asian="8pt" style:font-name-complex="Tiro Devanagari Sanskrit" style:font-size-complex="8pt"/>
    </style:style>
    <style:style style:name="T877" style:family="text">
      <style:text-properties fo:font-size="8pt" style:font-size-asian="8pt" style:font-size-complex="8pt"/>
    </style:style>
    <style:style style:name="T878" style:family="text">
      <style:text-properties officeooo:rsid="041d10b0"/>
    </style:style>
    <style:style style:name="T879" style:family="text">
      <style:text-properties officeooo:rsid="041f10d9"/>
    </style:style>
    <style:style style:name="T880" style:family="text">
      <style:text-properties officeooo:rsid="041f2f64"/>
    </style:style>
    <style:style style:name="T881" style:family="text">
      <style:text-properties officeooo:rsid="0422301e"/>
    </style:style>
    <style:style style:name="T882" style:family="text">
      <style:text-properties officeooo:rsid="0422c21a"/>
    </style:style>
    <style:style style:name="T883" style:family="text">
      <style:text-properties officeooo:rsid="0422fa9b"/>
    </style:style>
    <style:style style:name="T884" style:family="text">
      <style:text-properties officeooo:rsid="0423f210"/>
    </style:style>
    <style:style style:name="T885" style:family="text">
      <style:text-properties officeooo:rsid="043657fd"/>
    </style:style>
    <style:style style:name="T886" style:family="text">
      <style:text-properties officeooo:rsid="043809d7"/>
    </style:style>
    <style:style style:name="T887" style:family="text">
      <style:text-properties officeooo:rsid="043997cf"/>
    </style:style>
    <style:style style:name="T888" style:family="text">
      <style:text-properties officeooo:rsid="043bd77a"/>
    </style:style>
    <style:style style:name="T889" style:family="text">
      <style:text-properties officeooo:rsid="043d1a91"/>
    </style:style>
    <style:style style:name="T890" style:family="text">
      <style:text-properties officeooo:rsid="043d3501"/>
    </style:style>
    <style:style style:name="T891" style:family="text">
      <style:text-properties officeooo:rsid="043d3945"/>
    </style:style>
    <style:style style:name="T892" style:family="text">
      <style:text-properties officeooo:rsid="043f3114"/>
    </style:style>
    <style:style style:name="T893" style:family="text">
      <style:text-properties officeooo:rsid="0446f689"/>
    </style:style>
    <style:style style:name="T894" style:family="text">
      <style:text-properties officeooo:rsid="0448742a"/>
    </style:style>
    <style:style style:name="T895" style:family="text">
      <style:text-properties officeooo:rsid="044be99e"/>
    </style:style>
    <style:style style:name="T896" style:family="text">
      <style:text-properties officeooo:rsid="044c9e99"/>
    </style:style>
    <style:style style:name="T897" style:family="text">
      <style:text-properties officeooo:rsid="044d7c3f"/>
    </style:style>
    <style:style style:name="T898" style:family="text">
      <style:text-properties officeooo:rsid="044e2458"/>
    </style:style>
    <style:style style:name="T899" style:family="text">
      <style:text-properties officeooo:rsid="045180fb"/>
    </style:style>
    <style:style style:name="T900" style:family="text">
      <style:text-properties officeooo:rsid="0452b7c7"/>
    </style:style>
    <style:style style:name="T901" style:family="text">
      <style:text-properties officeooo:rsid="0455e667"/>
    </style:style>
    <style:style style:name="T902" style:family="text">
      <style:text-properties officeooo:rsid="04573e7e"/>
    </style:style>
    <style:style style:name="T903" style:family="text">
      <style:text-properties officeooo:rsid="0457c8d1"/>
    </style:style>
    <style:style style:name="T904" style:family="text">
      <style:text-properties officeooo:rsid="0457d35a"/>
    </style:style>
    <style:style style:name="T905" style:family="text">
      <style:text-properties officeooo:rsid="0459f64f"/>
    </style:style>
    <style:style style:name="T906" style:family="text">
      <style:text-properties officeooo:rsid="045c37d2"/>
    </style:style>
    <style:style style:name="T907" style:family="text">
      <style:text-properties officeooo:rsid="045ffc7c"/>
    </style:style>
    <style:style style:name="T908" style:family="text">
      <style:text-properties officeooo:rsid="04610ed1"/>
    </style:style>
    <style:style style:name="T909" style:family="text">
      <style:text-properties officeooo:rsid="04613a0a"/>
    </style:style>
    <style:style style:name="T910" style:family="text">
      <style:text-properties officeooo:rsid="0462abdd"/>
    </style:style>
    <style:style style:name="T911" style:family="text">
      <style:text-properties officeooo:rsid="0464c2e2"/>
    </style:style>
    <style:style style:name="T912" style:family="text">
      <style:text-properties officeooo:rsid="04656a4a"/>
    </style:style>
    <style:style style:name="T913" style:family="text">
      <style:text-properties style:font-name="Tiro Devanagari Sanskrit" fo:font-size="8pt" style:font-size-asian="8pt" style:font-name-complex="Tiro Devanagari Sanskrit" style:font-size-complex="8pt"/>
    </style:style>
    <style:style style:name="T914"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915" style:family="text">
      <style:text-properties officeooo:rsid="046c946d"/>
    </style:style>
    <style:style style:name="T916" style:family="text">
      <style:text-properties officeooo:rsid="046e8637"/>
    </style:style>
    <style:style style:name="T917" style:family="text">
      <style:text-properties officeooo:rsid="0470b0a3"/>
    </style:style>
    <style:style style:name="T918" style:family="text">
      <style:text-properties officeooo:rsid="0471fad2"/>
    </style:style>
    <style:style style:name="T919" style:family="text">
      <style:text-properties officeooo:rsid="0473c77b"/>
    </style:style>
    <style:style style:name="T920" style:family="text">
      <style:text-properties officeooo:rsid="04746ace"/>
    </style:style>
    <style:style style:name="T921" style:family="text">
      <style:text-properties officeooo:rsid="04757743"/>
    </style:style>
    <style:style style:name="T922" style:family="text">
      <style:text-properties officeooo:rsid="0475b734"/>
    </style:style>
    <style:style style:name="T923" style:family="text">
      <style:text-properties officeooo:rsid="0475c417"/>
    </style:style>
    <style:style style:name="T924" style:family="text">
      <style:text-properties officeooo:rsid="0475e611"/>
    </style:style>
    <style:style style:name="T925" style:family="text">
      <style:text-properties officeooo:rsid="0480bb62"/>
    </style:style>
    <style:style style:name="T926" style:family="text">
      <style:text-properties officeooo:rsid="0480cf2d"/>
    </style:style>
    <style:style style:name="T927" style:family="text">
      <style:text-properties officeooo:rsid="048107ba"/>
    </style:style>
    <style:style style:name="T928" style:family="text">
      <style:text-properties officeooo:rsid="0482b504"/>
    </style:style>
    <style:style style:name="T929" style:family="text">
      <style:text-properties officeooo:rsid="04838863"/>
    </style:style>
    <style:style style:name="T930" style:family="text">
      <style:text-properties officeooo:rsid="04851239"/>
    </style:style>
    <style:style style:name="T931" style:family="text">
      <style:text-properties officeooo:rsid="048545dd"/>
    </style:style>
    <style:style style:name="T932" style:family="text">
      <style:text-properties officeooo:rsid="0486180d"/>
    </style:style>
    <style:style style:name="T933" style:family="text">
      <style:text-properties officeooo:rsid="0486b370"/>
    </style:style>
    <style:style style:name="T934" style:family="text">
      <style:text-properties officeooo:rsid="04873f5c"/>
    </style:style>
    <style:style style:name="T935" style:family="text">
      <style:text-properties officeooo:rsid="0487cf84"/>
    </style:style>
    <style:style style:name="T936" style:family="text">
      <style:text-properties officeooo:rsid="048b1e74"/>
    </style:style>
    <style:style style:name="T937" style:family="text">
      <style:text-properties officeooo:rsid="048da9c4"/>
    </style:style>
    <style:style style:name="T938" style:family="text">
      <style:text-properties officeooo:rsid="0490b39f"/>
    </style:style>
    <style:style style:name="T939" style:family="text">
      <style:text-properties officeooo:rsid="04921c98"/>
    </style:style>
    <style:style style:name="T940" style:family="text">
      <style:text-properties officeooo:rsid="049482d5"/>
    </style:style>
    <style:style style:name="T941" style:family="text">
      <style:text-properties officeooo:rsid="049780fd"/>
    </style:style>
    <style:style style:name="T942" style:family="text">
      <style:text-properties officeooo:rsid="049a60df"/>
    </style:style>
    <style:style style:name="T943" style:family="text">
      <style:text-properties officeooo:rsid="049c1863"/>
    </style:style>
    <style:style style:name="T944" style:family="text">
      <style:text-properties officeooo:rsid="049c2337"/>
    </style:style>
    <style:style style:name="T945" style:family="text">
      <style:text-properties officeooo:rsid="049e065c"/>
    </style:style>
    <style:style style:name="T946" style:family="text">
      <style:text-properties officeooo:rsid="049f09f8"/>
    </style:style>
    <style:style style:name="T947" style:family="text">
      <style:text-properties officeooo:rsid="04a3e7aa"/>
    </style:style>
    <style:style style:name="T948" style:family="text">
      <style:text-properties officeooo:rsid="04a75e35"/>
    </style:style>
    <style:style style:name="T949" style:family="text">
      <style:text-properties officeooo:rsid="04a75f56"/>
    </style:style>
    <style:style style:name="T950" style:family="text">
      <style:text-properties officeooo:rsid="04a94dbc"/>
    </style:style>
    <style:style style:name="T951" style:family="text">
      <style:text-properties officeooo:rsid="04aae4a9"/>
    </style:style>
    <style:style style:name="T952" style:family="text">
      <style:text-properties officeooo:rsid="04ab729b"/>
    </style:style>
    <style:style style:name="T953" style:family="text">
      <style:text-properties officeooo:rsid="04af4ebb"/>
    </style:style>
    <style:style style:name="T954" style:family="text">
      <style:text-properties officeooo:rsid="04afbb36"/>
    </style:style>
    <style:style style:name="T955" style:family="text">
      <style:text-properties officeooo:rsid="04b0ad92"/>
    </style:style>
    <style:style style:name="T956" style:family="text">
      <style:text-properties officeooo:rsid="04b2381d"/>
    </style:style>
    <style:style style:name="T957" style:family="text">
      <style:text-properties officeooo:rsid="04b372a1"/>
    </style:style>
    <style:style style:name="T958" style:family="text">
      <style:text-properties officeooo:rsid="04b50e0a"/>
    </style:style>
    <style:style style:name="T959" style:family="text">
      <style:text-properties officeooo:rsid="04b58573"/>
    </style:style>
    <style:style style:name="T960" style:family="text">
      <style:text-properties officeooo:rsid="04b6ff53"/>
    </style:style>
    <style:style style:name="T961" style:family="text">
      <style:text-properties officeooo:rsid="04b9411a"/>
    </style:style>
    <style:style style:name="T962" style:family="text">
      <style:text-properties officeooo:rsid="04bc67dc"/>
    </style:style>
    <style:style style:name="T963" style:family="text">
      <style:text-properties officeooo:rsid="04c18251"/>
    </style:style>
    <style:style style:name="T964" style:family="text">
      <style:text-properties officeooo:rsid="04c33991"/>
    </style:style>
    <style:style style:name="T965" style:family="text">
      <style:text-properties officeooo:rsid="04c74dd7"/>
    </style:style>
    <style:style style:name="T966" style:family="text">
      <style:text-properties officeooo:rsid="04c86284"/>
    </style:style>
    <style:style style:name="T967" style:family="text">
      <style:text-properties officeooo:rsid="04c9ef7e"/>
    </style:style>
    <style:style style:name="T968" style:family="text">
      <style:text-properties officeooo:rsid="04ca7b7e"/>
    </style:style>
    <style:style style:name="T969" style:family="text">
      <style:text-properties officeooo:rsid="04cc245a"/>
    </style:style>
    <style:style style:name="T970" style:family="text">
      <style:text-properties officeooo:rsid="04ceda8a"/>
    </style:style>
    <style:style style:name="T971" style:family="text">
      <style:text-properties officeooo:rsid="04cef660"/>
    </style:style>
    <style:style style:name="T972" style:family="text">
      <style:text-properties officeooo:rsid="04cf84da"/>
    </style:style>
    <style:style style:name="T973" style:family="text">
      <style:text-properties officeooo:rsid="04d2b2ad"/>
    </style:style>
    <style:style style:name="T974" style:family="text">
      <style:text-properties officeooo:rsid="04d4b22f"/>
    </style:style>
    <style:style style:name="T975" style:family="text">
      <style:text-properties officeooo:rsid="04d612df"/>
    </style:style>
    <style:style style:name="T976" style:family="text">
      <style:text-properties officeooo:rsid="04d7ffdf"/>
    </style:style>
    <style:style style:name="T977" style:family="text">
      <style:text-properties officeooo:rsid="04d90d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9">के</text:span> कोमल और मधुर अध्याय के बाद, अब हम एक गहन अध्याय में प्रवेश कर रहे हैं। यहाँ से क्षेत्र-क्षेत्रज्ञ-विभाग-योग आरम्भ होता है।<text:span text:style-name="T725"> </text:span></text:p>
      <text:p text:style-name="P11"><text:span text:style-name="T725">गीता के प्रथम छः अध्याय मुख्यतः कर्म पर आधारित हैं; </text:span><text:span text:style-name="T40">अगले छः</text:span><text:span text:style-name="T725"> अध्याय मुख्यतः उपासना पर आधारित हैं; तथा अन्तिम </text:span><text:span text:style-name="T40">छः</text:span><text:span text:style-name="T41"> </text:span><text:span text:style-name="T725">अध्याय सर्वोच्च ज्ञान पर आधारित है।</text:span><text:span text:style-name="T726"> इन छह अध्यायों में वैदिक शास्त्रों की लगभग संपूर्ण शिक्षा समाहित है। इसलिए </text:span><text:span text:style-name="T42">भगवान</text:span><text:span text:style-name="T726"> शंकराचार्य ने इन्हें </text:span><text:span text:style-name="T728">समस्त-वेदार्थ-सार-संग्रह-भूतम्</text:span><text:span text:style-name="T726"> कहा है।</text:span></text:p>
      <text:p text:style-name="P11"/>
      <text:p text:style-name="P12">जि<text:span text:style-name="T39">न्हें</text:span> पहले प्रकृति और पुरुष <text:span text:style-name="T39">कहकर संबोधित किया</text:span> था, उ<text:span text:style-name="T39">न्हें</text:span> अब भगवान <text:span text:style-name="T39">क्षे</text:span>त्र और क्षेत्रज्ञ कह<text:span text:style-name="T39">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9">णा</text:span>श्रम में दैनिक पाठ के लिए भगवद्गीता से चालीस श्लोक<text:span text:style-name="T772"> चुने </text:span><text:span text:style-name="T43">थे। उनमें यह</text:span> प्रथम श्लोक<text:span text:style-name="T772"> </text:span>था।<text:span text:style-name="T773"> </text:span><text:span text:style-name="T44">कदाचित उन्होनें यह श्लोक इसलिए चुना होगा क्योंकि यह बिलकुल शुरुआत से शुरू होती है, शरीर—अन्नमय शरीर। शरीर को ही भगवान यहाँ </text:span><text:span text:style-name="T227">क्षेत्रम्</text:span><text:span text:style-name="T44"> कहकर संबोधित कर रहे हैं—</text:span><text:span text:style-name="T242">इदं शरीरं कौन्तेय क्षेत्रं इत्यभिधीयते </text:span><text:span text:style-name="T44">।</text:span></text:p>
      <text:h text:style-name="Subsection_20_within_20_shloka" text:outline-level="4">भगवान<text:span text:style-name="T774">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775"> लिया</text:span> था। कुछ दिनों बाद धान की फसल कटाई के लिए तैयार थी। तभी अचानक तीन दिन तक लगातार भारी बारिश हुई और पूरी फसल बर्बाद हो गई।<text:span text:style-name="T776">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77">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78"> के जल से</text:span><text:span text:style-name="T777"> उन्हें सींचता हूँ। पूर्ण वैराग्य ही वह बाड़ है जिसके द्वारा मैं अपनी फसल की रक्षा करता हूँ। शांति के दाने मेरे हृदय में हमेशा सुरक्षित रहते हैं।"</text:span><text:span text:style-name="T779"> इस तरह महात्मा ने उस किसान को दुःख से परे</text:span><text:span text:style-name="T781"> जाने का रास्ता दिखाया</text:span><text:span text:style-name="T779">।</text:span><text:span text:style-name="T780"> वास्तव में</text:span><text:span text:style-name="T783">,</text:span><text:span text:style-name="T780"> इसी कारण वे प्रतिदिन उस किसान से मिलने गये, और जब अवसर आया</text:span><text:span text:style-name="T782">, तो</text:span><text:span text:style-name="T784"> उन्होनें</text:span><text:span text:style-name="T782"> किसान को दुःख से मुक्त होने की विद्या प्रदान की</text:span><text:span text:style-name="T780">।</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785">, </text:span><text:span text:style-name="T729">इदं</text:span><text:span text:style-name="T785"> सर्वनाम शब्द से</text:span><text:span text:style-name="T791"> </text:span><text:span text:style-name="T785">शरीर को संबोधित किया गया है—अर्थात 'यह'।</text:span><text:span text:style-name="T786"> सटीक शब्दों</text:span><text:span text:style-name="T787"> मे कहें, तो शरीर एक चीज</text:span><text:span text:style-name="T788"> या वस्तु</text:span><text:span text:style-name="T787"> है; स्वयं नहीं।</text:span><text:span text:style-name="T789"> इस तत्व को इंगित करने के लिए भगवान कहते हैं, 'हे कौन्तेय, यह शरीर एक क्षेत्र है।'</text:span><text:span text:style-name="T790"> </text:span><text:span text:style-name="T750">क्षेत्रं</text:span><text:span text:style-name="T730"> </text:span><text:span text:style-name="T790">का अर्थ है खेत।</text:span><text:span text:style-name="T792"> शरीर भी गेहूँ या धान के खेत के समान, एक खेत ही है।</text:span><text:span text:style-name="T793"> यह वो खेत है जहाँ हमारे पूर्व कर्मों के बीज बोए हुए हैं और जहाँ इन कर्मों का फल </text:span><text:soft-page-break/><text:span text:style-name="T793">प्राप्त होता है।</text:span><text:span text:style-name="T794"> इसमें अनेक अनावश्यक कामनाओं के जंगली</text:span><text:span text:style-name="T854">-घास</text:span><text:span text:style-name="T794"> भी बिन बुलाये उग आते हैं।</text:span><text:span text:style-name="T795"> अच्छे अनाज के उगने और फलने-फूलने के लिए इन्हें हटाना आवश्यक है।</text:span></text:p>
      <text:p text:style-name="P52"/>
      <text:p text:style-name="P52">गीता<text:span text:style-name="T796"> </text:span><text:span text:style-name="T731">'धर्म-क्षेत्रे'</text:span><text:span text:style-name="T796"> पद से आरंभ होता है। कुरुक्षेत्र को भी धर्म-क्षेत्र कहते हैं। </text:span><text:span text:style-name="T751">क्षेत्र</text:span><text:span text:style-name="T731"> </text:span><text:span text:style-name="T796">का अर्थ मंदिर भी है</text:span><text:span text:style-name="T798">;</text:span><text:span text:style-name="T797"> एक पवित्र स्थल जहाँ भगवान की पूजा होती है। इस अर्थ से भी</text:span><text:span text:style-name="T799"> देखा जाए तो शरीर एक </text:span><text:span text:style-name="T752">क्षेत्र</text:span><text:span text:style-name="T732"> </text:span><text:span text:style-name="T799">है। श्रीमद्भागवत में कहा गया है कि भगवान ने सभी प्राणियों की रचना की</text:span><text:span text:style-name="T800">, परंतु</text:span><text:span text:style-name="T799"> वे अपनी रचना से संतुष्ट नही</text:span><text:span text:style-name="T800">ं हुए,</text:span><text:span text:style-name="T799"> क्योंकि उन</text:span><text:span text:style-name="T801"> प्राणियों की</text:span><text:span text:style-name="T799"> बुद्धि माया से परे जाकर ब्रह्म को साक्ष</text:span><text:span text:style-name="T801">ात्कार करने</text:span><text:span text:style-name="T799"> में सक्षम नहीं थी। फिर मनुष्य की रचना करने के पश्चात</text:span><text:span text:style-name="T815">,</text:span><text:span text:style-name="T732">देव </text:span><text:span text:style-name="T799">प्रसन्न हुए क्योंकि मनुष्य में ब्रह्म को समझने की बुद्धि थी</text:span><text:span text:style-name="T799"><text:note text:id="ftn1" text:note-class="footnote"><text:note-citation>१</text:note-citation><text:note-body><text:p text:style-name="P1"><text:span text:style-name="T803"><text:s/></text:span><text:span text:style-name="T839">ब्रह्मावलोकधिषणं</text:span><text:span text:style-name="T840"> मुदमाप देवः।</text:span><text:span text:style-name="T838"><text:tab/>श्री.भा.११.९.२८</text:span></text:p></text:note-body></text:note></text:span><text:span text:style-name="T799">।</text:span><text:span text:style-name="T809"> यही मनुष्य शरीर का वास्तविक प्रयोजन है, और इसी कारण यह </text:span><text:span text:style-name="T733">क्षेत्रं </text:span><text:span text:style-name="T809">अनमोल है।</text:span></text:p>
      <text:p text:style-name="P52"/>
      <text:p text:style-name="P52"><text:span text:style-name="T749">एतद्यो वेत्ति तं</text:span><text:span text:style-name="T753"> प्राहुः</text:span><text:span text:style-name="T809">।</text:span><text:span text:style-name="T810"> वह जो इस </text:span><text:span text:style-name="T741">शरीर</text:span><text:span text:style-name="T810"> के भीतर रहकर इसे प्रकाशित करता है।</text:span><text:span text:style-name="T811"> जो सिर से पैर तक उसमें व्याप्त है; तथा जो अपने को 'मैं-मैं' के रूप में जानता है—</text:span><text:span text:style-name="T734">वह</text:span><text:span text:style-name="T811"> </text:span><text:span text:style-name="T754">क्षेत्रज्ञ</text:span><text:span text:style-name="T734"> </text:span><text:span text:style-name="T811">कहलाता है।</text:span><text:span text:style-name="T812"> </text:span><text:span text:style-name="T735">क्षेत्रज्ञ </text:span><text:span text:style-name="T812">वह प्रकाशमय चेतना है जो शरीर को भीतर से सजीव बनाती है।</text:span><text:span text:style-name="T813"> संस्कृत में मूल शब्दांश </text:span><text:span text:style-name="T736">'ज्ञ' </text:span><text:span text:style-name="T813">का अर्थ है चेतना, प्रकाशक, जानने वाला, और इस प्रकार, जो </text:span><text:span text:style-name="T736">क्षेत्र </text:span><text:span text:style-name="T813">को प्रकाशित करता है, उसे </text:span><text:span text:style-name="T736">क्षेत्रज्ञ </text:span><text:span text:style-name="T813">कहते हैं।</text:span></text:p>
      <text:p text:style-name="P52"/>
      <text:p text:style-name="P53">शरीर एक मंदिर <text:span text:style-name="T814">है—</text:span><text:span text:style-name="T737">क्षेत्र</text:span><text:span text:style-name="T814">—और जो उस मंदिर के भीतर प्रकाशित होता है, वह देव </text:span><text:span text:style-name="T737">क्षेत्रज्ञ </text:span><text:span text:style-name="T814">है।</text:span><text:span text:style-name="T816">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727">क्षेत्र </text:span>है<text:span text:style-name="T816">, और </text:span><text:span text:style-name="T738">क्षेत्रज्ञ</text:span><text:span text:style-name="T817"> है इसके </text:span><text:span text:style-name="T816">भीतर की चेतना।</text:span><text:span text:style-name="T821"> इन्हें </text:span><text:span text:style-name="T739">प्रकृति </text:span><text:span text:style-name="T821">और </text:span><text:span text:style-name="T739">पुरुष </text:span><text:span text:style-name="T821">भी कहते हैं। सातवें अध्याय में </text:span><text:span text:style-name="T739">अपरा-प्रकृति </text:span><text:span text:style-name="T821">और </text:span><text:span text:style-name="T739">परा-प्रकृति </text:span><text:span text:style-name="T821">की चर्चा की गई थी।</text:span><text:span text:style-name="T822"> </text:span><text:span text:style-name="T740">क्षेत्र </text:span><text:span text:style-name="T822">ही </text:span><text:span text:style-name="T740">अपरा-प्रकृति </text:span><text:span text:style-name="T822">है, और </text:span><text:span text:style-name="T740">क्षेत्रज्ञ </text:span><text:span text:style-name="T822">ही </text:span><text:span text:style-name="T761">परा-प्रकृति</text:span><text:span text:style-name="T740"> </text:span><text:span text:style-name="T822">।</text:span></text:p>
      <text:p text:style-name="P54"/>
      <text:p text:style-name="P54">यह बताने के बाद कि शरीर और आत्मा पृथक हैं तथा शरीर के भीतर जो 'मैं-मैं' के रूप में अनुभव किया जाता है, उसे <text:span text:style-name="T727">क्षेत्रज्ञ</text:span>—प्रकाश देने वाला सिद्धांत—कहा जाता है, अब एक ऐसा<text:span text:style-name="T823"> </text:span>श्लोक आता है जो महावाक्य-उपदेश के समान है।</text:p>
      <text:h text:style-name="P4" text:outline-level="3">१३.<text:span text:style-name="T824">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824">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9">यहाँ</text:span><text:span text:style-name="T45"> अर्जुन को भगवान </text:span><text:span text:style-name="T228">भारत </text:span><text:span text:style-name="T45">कहकर संबोधित करते हैं, जिसका अर्थ है 'वह जो प्रकाश में आनंद लेता है'। </text:span><text:span text:style-name="T228">भाः </text:span><text:span text:style-name="T45">का अर्थ है प्रकाश, और </text:span><text:span text:style-name="T228">रति</text:span><text:span text:style-name="T45"> का अर्थ है आनंद। भगवान कहते हैं, "हे</text:span><text:span text:style-name="T48"> </text:span><text:span text:style-name="T45">प्रकाश </text:span><text:span text:style-name="T48">में</text:span><text:span text:style-name="T45"> आनंद</text:span><text:span text:style-name="T48"> लेने वाले</text:span><text:span text:style-name="T45">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8">क्षेत्रज्ञ</text:span><text:span text:style-name="T45">।</text:span><text:span text:style-name="T46"> </text:span><text:span text:style-name="T45">वही है</text:span><text:span text:style-name="T50"> </text:span><text:span text:style-name="T45">सारी</text:span><text:span text:style-name="T46"> ज्योतियों की ज्योति। उसी की ज्योति से सूर्य, चंद्र और तारे भी चमकते हैं।</text:span><text:span text:style-name="T54">"</text:span></text:p>
      <text:p text:style-name="P55"/>
      <text:p text:style-name="P15"><text:span text:style-name="T39">"तथा</text:span><text:span text:style-name="T49"> </text:span><text:span text:style-name="T39">अर्जुन, मैं तुम्हे सबसे बड़ा रहस्य बताता हूँ! तुम्हें केवल यही बात जानने की आवश्यकता है, जो मेरा </text:span><text:span text:style-name="T241">ज्ञानं</text:span><text:span text:style-name="T244"> </text:span><text:span text:style-name="T292">है</text:span><text:span text:style-name="T39">।</text:span><text:span text:style-name="T47"> कुछ ज्यादा सीखने की आवश्यकता नहीं, ज्यादा रटने की आवश्यकता नहीं, बड़ी-बड़ी पुस्तकें पढने की आवश्यकता नहीं। </text:span><text:span text:style-name="T243">यत्तद् ज्ञानं मतं मम</text:span><text:span text:style-name="T47">—इस </text:span><text:span text:style-name="T229">ज्ञानं</text:span><text:span text:style-name="T47"> से, सभी कुछ ज्ञात हो जाता है।</text:span><text:span text:style-name="T51"> दुनिया में कई मत हैं; </text:span><text:span text:style-name="T63">हे</text:span><text:span text:style-name="T51">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2"> कि वही मेरा मत है</text:span><text:span text:style-name="T51">, सच्चा मत है।</text:span><text:span text:style-name="T53">"</text:span></text:p>
      <text:p text:style-name="P64"/>
      <text:p text:style-name="P16"><text:span text:style-name="T53">"वह जो ‘मै</text:span><text:span text:style-name="T86">ं</text:span><text:span text:style-name="T39">-मै</text:span><text:span text:style-name="T86">ं</text:span><text:span text:style-name="T53">’ के रूप में</text:span><text:span text:style-name="T39"> इस क्षेत्र के भीतर प्रकाशित होता है, वह क्षेत्रज्ञ है।</text:span><text:span text:style-name="T55">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6">उसमे कोई बदलाव नहीं होता।</text:span><text:span text:style-name="T57"> हे अर्जुन, मैं क्षेत्रज्ञ हूँ। मैं, वह </text:span><text:soft-page-break/><text:span text:style-name="T57">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8"> हो चुका है।</text:span><text:span text:style-name="T59"> वह केवल तुम्हारे शरीर में ही नहीं, सभी शरीरों में उपस्थित है—</text:span><text:span text:style-name="T245">सर्व क्षेत्रेषु</text:span><text:span text:style-name="T254"> </text:span><text:span text:style-name="T59">।</text:span><text:span text:style-name="T60"> वह जो उनके ‘मैं’, उनके अस्तित्व, उनकी सत्ता के रूप में प्रकाशित होता है, वह भी मैं ही हूँ।</text:span><text:span text:style-name="T61"> यह सर्वोच्च ज्ञान है, हे अर्जुन</text:span><text:span text:style-name="T62">!</text:span><text:span text:style-name="T39">"</text:span></text:p>
      <text:p text:style-name="P65"/>
      <text:p text:style-name="P16"><text:span text:style-name="T39">क्षेत्र तथा</text:span><text:span text:style-name="T64"> क्षेत्रज्ञ का अन्वेषण करके हमें सारे वेदांत का सार समझ आता है।</text:span><text:span text:style-name="T65"> जब व्यक्ति ध्यान में बैठता है, तो केवल एक ही कार्य करना है—क्षेत्र और क्षेत्रज्ञ को पहचान कर उन्हें अलग-अलग करना।</text:span><text:span text:style-name="T66"> इस पर गहराई से विचार करें, ध्यान करें और शरीर को आत्मा से अलग करें—</text:span><text:span text:style-name="T230">क्षेत्र-क्षेत्रज्ञ विभाग</text:span><text:span text:style-name="T66">। अपने आप से कहें "मैं शरीर नहीं हूँ। मैं मन नहीं हूँ। यह 'मैं' क्या है?"</text:span><text:span text:style-name="T67"> इस 'मैं' पर ध्यान दीजिए। यह प्रकिया दूध को पानी से अलग करने के समान है।</text:span><text:span text:style-name="T68"> इसे </text:span><text:span text:style-name="T231">हंस-विद्या </text:span><text:span text:style-name="T68">कहते हैं—वह कौशल जिस के द्वारा हंस दूध-का-दूध और पानी-का-पानी करने में सक्षम माना जाता है।</text:span><text:span text:style-name="T69"> इसी प्रकार, ऋषि—जिन्हे सत्य का ज्ञान है—क्षेत्र को क्षेत्रज्ञ से अलग करते हैं।</text:span></text:p>
      <text:p text:style-name="P56"/>
      <text:p text:style-name="P17"><text:span text:style-name="T69">क्या</text:span><text:span text:style-name="T39">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9">पूछें,</text:span><text:span text:style-name="T70"> ‘यह "मैं"‌ क्या है? क्या है ये, जो हृदय में, मेरे अस्तित्व के रूप में चमकता रहता है, कि "मैं हूँ"?’ मन को अंदर की ओर घुमाए</text:span><text:span text:style-name="T72">ं</text:span><text:span text:style-name="T70">; <text:s/>इसे 'मैं' को देखने की कला सिखाए</text:span><text:span text:style-name="T71">ं</text:span><text:span text:style-name="T70">। वहीं रहना सीखें। 'मैं हूँ' में निवास करें। स्थिर रहें। भीतर जाएँ, 'मैं हूँ' की खोज करें, और बस वहीं रहें। तब 'मैं हूं' स्वयं को अनंत, सीमाहीन तत्व के रूप में प्रकट करेगा।</text:span><text:span text:style-name="T73"> शरीर, मन और अहंकार की सीमाएं इस तत्व पर लागू नहीं होतीं, क्योंकि ऐसा केवल प्रतीत होता है कि यह शरीर में कैद है।</text:span><text:span text:style-name="T74"> "यद्यपि ऐसा प्रतीत होता है कि क्षेत्रज्ञ क्षेत्र के भीतर है, हे अर्जुन, सत्य तो यह है कि क्षेत्रज्ञ क्षेत्र के परे है। यह असीमित </text:span><text:span text:style-name="T232">ईश्वर </text:span><text:span text:style-name="T74">है।"</text:span><text:span text:style-name="T75"> यह गीता का महावाक्य है। भगवान शंकराचार्य ने इस श्लोक पर विस्तृत भाष्य लिखा है।</text:span></text:p>
      <text:p text:style-name="P58"/>
      <text:p text:style-name="P18"><text:span text:style-name="T246">क्षेत्रज्ञं</text:span><text:span text:style-name="T247"> चापि माम् विद्धि</text:span><text:span text:style-name="T76">। भगवान कहते है</text:span><text:span text:style-name="T77">ं, </text:span><text:span text:style-name="T76">"तुम्हारे भीतर का ‘मैं’, तुम नहीं हो, वह तो वास्तव में मैं, ईश्वर हूँ।"</text:span><text:span text:style-name="T78"> वह प्रभु, जिससे आप इतना प्रेम करते हैं, स्वयं वे आपसे कहते हैं, </text:span><text:span text:style-name="T70">‘तुम तो मै</text:span><text:span text:style-name="T78">ं ही हो</text:span><text:span text:style-name="T79">!</text:span><text:span text:style-name="T70">’</text:span><text:span text:style-name="T80"> यहाँ आप ईश्वर से मिलकर एक हो जाते हैं; नहीं नहीं, आपको यह समझ आ जाता है कि आप तो सर्वदा उनके साथ एक ही थे; आप तो सर्वदा वे ही थे।</text:span><text:span text:style-name="T81"> और वह सीमित अहंकार-</text:span><text:span text:style-name="T70">‘</text:span><text:span text:style-name="T81">मैं</text:span><text:span text:style-name="T70">’</text:span><text:span text:style-name="T81"> लुप्त हो जाता है; वह तो हमेशा ही अनंत-</text:span><text:span text:style-name="T70">‘</text:span><text:span text:style-name="T81">मैं</text:span><text:span text:style-name="T70">’</text:span><text:span text:style-name="T81">; ब्रह्म था।</text:span><text:span text:style-name="T82"> जिस क्षण आप </text:span><text:span text:style-name="T233">क्षेत्रज्ञ </text:span><text:span text:style-name="T82">को, अपने भीतर की चेतना को </text:span><text:span text:style-name="T233">ईश्वर </text:span><text:span text:style-name="T82">के रूप में पहचान जाते हैं—समझ जाते हैं कि यही ब्रह्म है—तो आपके लिए और कोई </text:span><text:span text:style-name="T233">संसार </text:span><text:span text:style-name="T82">नहीं रहता। सारे दुःख, सारी पीड़ा, बंधन के सारे कल्पित स्वप्न तुर</text:span><text:span text:style-name="T83">ंत</text:span><text:span text:style-name="T82"> ही लुप्त हो जाते हैं, और आप ब्रह्म के अनंत खुले आकाश में पहुँच जाते हैं।</text:span></text:p>
      <text:p text:style-name="P59"/>
      <text:p text:style-name="P18"><text:span text:style-name="T82">मनीषा</text:span><text:span text:style-name="T84">-पञ्चकं में भगवान शंकराचार्य कहते हैं, कि जिसके पास यह ज्ञान हो, चाहे वो ब्राह्मण हो या चाण्डाल, वही परम गुरु है</text:span><text:span text:style-name="T85">,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9">क्षेत्रक्षेत्रज्ञयो: ज्ञानम् यत् तत् ज्ञानम् मतम् मम</text:span><text:span text:style-name="T85">।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7">प्रज्ञानम्</text:span><text:span text:style-name="T85">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90">ज्ञातुम् द्रष्टुम् प्रवेष्टुम्</text:span><text:span text:style-name="T291"> </text:span><text:span text:style-name="T85">—</text:span><text:span text:style-name="T118"> </text:span><text:span text:style-name="T85">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7">धीः </text:span><text:span text:style-name="T85">अर्थात बुद्धि को यह समझ होती है कि वह अनंत के साथ एक है, और बुद्धि शांत और स्पष्ट होती है। इस 'मैं' में, कोई शरीर नहीं;</text:span><text:span text:style-name="T97"> </text:span><text:span text:style-name="T98">'</text:span><text:span text:style-name="T97">मुझमें' </text:span><text:span text:style-name="T98">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8">आगे,</text:span><text:span text:style-name="T39"> उसे यह बात भी समझ आती है कि 'वह जो मेरे </text:span><text:span text:style-name="T226">क्षेत्र</text:span><text:span text:style-name="T39"> को जीवंत करता है—मेरा अस्तित्व—वही अस्तित्व सारे ब्रह्माण्ड का आधार है।</text:span><text:span text:style-name="T99"> वह सारे प्राणियों का अस्तित्व है।' </text:span><text:span text:style-name="T250">क्षेत्रज्ञं चापि माम् विद्धि</text:span><text:span text:style-name="T99">—यह वाक्यांश, महावाक्य </text:span><text:span text:style-name="T238">'अहं ब्रह्मास्मि</text:span><text:span text:style-name="T99">' का अर्थ दर्शाता है</text:span><text:span text:style-name="T100">, तथा, </text:span><text:span text:style-name="T251">सर्व क्षेत्रेषु भारत </text:span><text:span text:style-name="T258"><text:s/></text:span><text:span text:style-name="T100">दर्शाता है </text:span><text:span text:style-name="T239">'अयम् आत्मा ब्रह्म</text:span><text:span text:style-name="T240"> </text:span><text:span text:style-name="T100">'</text:span><text:span text:style-name="T101"> का अर्थ</text:span><text:span text:style-name="T99">।</text:span><text:span text:style-name="T102"> जिस क्षण व्यक्ति अपने अस्तित्व को स्पर्श करता है, उसी क्षण वह संपूर्ण सृष्टि को स्पर्श करता है।</text:span><text:span text:style-name="T103"> जब कोई व्यक्ति आत्मसाक्षात्कार क</text:span><text:span text:style-name="T104">र लेता</text:span><text:span text:style-name="T103"> है, तब, उसकी दृष्टि में, सभी प्रबुद्ध ही हैं।</text:span><text:span text:style-name="T105"> यही सत्य की अवस्था है।</text:span><text:span text:style-name="T104"> रमण महर्षि प्रायः कहा करते थे, "मैं किसी को अज्ञानी नहीं समझता। मेरी दृष्टि में तो सभी ज्ञानी ही हैं। जब व्यक्ति आत्मसाक्षात्कार करता है, तो</text:span><text:span text:style-name="T106"> उसके लिए</text:span><text:span text:style-name="T104"> यह केवल एक स्वप्न से जागने जैसा है।</text:span><text:span text:style-name="T106"> जब वह इस दृष्टिकोण से सब को देखता है, तो उसे सभी प्रबुद्ध ही नजर आते हैं।</text:span><text:span text:style-name="T107"> 'जो मैं हूँ, वही सबके लिए सत्य है; सभी इसी अवस्था में हैं'—ऐसा है ज्ञानी का अनुभव।</text:span><text:span text:style-name="T108">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9"> रूप में, या </text:span><text:span text:style-name="T108">अन्य व्यक्ति के रूप में नहीं देखता। वह सभी को अपनी</text:span><text:span text:style-name="T110"> आत्मा</text:span><text:span text:style-name="T108"> के रूप में, ईश्वर के रूप में देखता है।</text:span></text:p>
      <text:p text:style-name="P62"/>
      <text:p text:style-name="P21"><text:span text:style-name="T108">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11"> </text:span><text:span text:style-name="T108">यहाँ '</text:span><text:span text:style-name="T252">क्षेत्रज्ञं</text:span><text:span text:style-name="T253"> चापि माम् विद्धि</text:span><text:span text:style-name="T108">'’ कहकर यही बता रहे हैं।</text:span></text:p>
      <text:p text:style-name="P61"/>
      <text:h text:style-name="Subsection_20_within_20_shloka" text:outline-level="4"><text:span text:style-name="T825">निवृत्तिनाथ और</text:span><text:span text:style-name="T826"> उनके भाई बहनों का ज्ञानोदय</text:span></text:h>
      <text:p text:style-name="P12"><text:span text:style-name="T39">संत ज्ञानेश्वर ने भगव</text:span><text:span text:style-name="T87">द्गीता पर एक गहन भाष्य-ग्रंथ लिखा है। उनके गुरु निवृत्तिनाथ उनके बड़े भाई ही थे, जो उम्र में उनसे डेढ साल बड़े थे।</text:span><text:span text:style-name="T88">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9"> है</text:span><text:span text:style-name="T88">। गुरु ने निवृत्तिनाथ के अस्तित्व में फुसफुसाया कि जो उसके भीतर 'मैं' के रूप में है—वह </text:span><text:span text:style-name="T234">स्वयंप्रकाश-चित—</text:span><text:span text:style-name="T88">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90">देखिए!</text:span><text:span text:style-name="T91">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91">पहले ऐसा लगता है कि यहाँ दो हैं—</text:span><text:span text:style-name="T235">क्षेत्र </text:span><text:span text:style-name="T91">और </text:span><text:span text:style-name="T235">क्षेत्रज्ञ</text:span><text:span text:style-name="T91">, पदार्थ और आत्मा। परंतु, आत्मा, चैतन्य के ज्ञात हो जाने पर, पदार्थ गायब हो जाते हैं। पदार्थ ही नहीं रहते; केवल शुद्ध चैतन्य ही रह जाता है—</text:span><text:span text:style-name="T248">सर्वम् खल्विदम् ब्रह्म</text:span><text:span text:style-name="T91">।</text:span><text:span text:style-name="T92">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5"> है ही</text:span><text:span text:style-name="T92"> नहीं; केवल आत्मा है। शरीर तो बस एक भ्रम है, जैसे मृगतृष्णा में पानी दिखाई देता है। यह एक स्वप्न की तरह है। यह दृढ़ विश्वास व्यक्ति को </text:span><text:span text:style-name="T236">संसार</text:span><text:span text:style-name="T92"> से पूरी तरह मुक्त कर देता है। श्री शंकराचार्य ने अपने </text:span><text:span text:style-name="T236">भाष्य</text:span><text:span text:style-name="T92"> में इसे सुंदरता से व्यक्त किया है</text:span><text:span text:style-name="T92"><text:note text:id="ftn2" text:note-class="footnote"><text:note-citation>२</text:note-citation><text:note-body><text:p text:style-name="P1"><text:span text:style-name="T802"><text:s/></text:span><text:span text:style-name="T804">न च मिथ्याज्ञानं</text:span><text:span text:style-name="T805"> परमार्थवस्तु दूषयितुं समर्थम्। न हि ऊषरदेशं स्नेहेन</text:span><text:span text:style-name="T806"> पङ्कीकर्तुं शक्नोति मरीच्युदकं। तथा अविद्या क्षेत्रज्ञस्य न किञ्चित् कर्तुं शक्नोति।</text:span></text:p></text:note-body></text:note></text:span><text:span text:style-name="T92">, "</text:span><text:span text:style-name="T94">मिथ्या ज्ञान </text:span><text:span text:style-name="T92">कभी भी</text:span><text:span text:style-name="T322"> परमार्थवस्तु</text:span><text:span text:style-name="T236"> </text:span><text:span text:style-name="T92">को किसी भी तरह से दूषित नहीं कर</text:span><text:span text:style-name="T94"> सकता</text:span><text:span text:style-name="T92">। मृगतृष्णा में दिखाई देने वाला पानी कभी भी अपने नकली</text:span><text:span text:style-name="T93"> गीलेपन से </text:span><text:span text:style-name="T92">रेगिस्तान को कीचडयुक्त</text:span><text:span text:style-name="T94"> </text:span><text:span text:style-name="T92">नहीं कर सकता है। इसी तरह, अज्ञान कभी भी </text:span><text:span text:style-name="T236">क्षेत्रज्ञ</text:span><text:span text:style-name="T92"> को प्रभावित, प्रदूषित या भ्रष्ट नहीं कर सकता है।"</text:span><text:span text:style-name="T95"> </text:span><text:span text:style-name="T96">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837">शृ</text:span>णु॥</text:p>
      <text:p text:style-name="P41"/>
      <text:p text:style-name="P8"><text:span text:style-name="T16">मुझसे संक्षेप में सुनो कि </text:span><text:span text:style-name="T31">क्षेत्र <text:s/></text:span><text:span text:style-name="T16">क्या है, उसके गुण क्या हैं, उसके स्वरूप क्या हैं, वह कहाँ से उत्पन्न होता है, तथा अन्तर्यामी, </text:span><text:span text:style-name="T31">क्षेत्रज्ञ</text:span><text:span text:style-name="T16"> कौन है और उसकी शक्तियाँ क्या हैं।</text:span></text:p>
      <text:p text:style-name="P46"/>
      <text:p text:style-name="P22"><text:span text:style-name="T112">भगवान कहते हैं, </text:span><text:span text:style-name="T835">"</text:span><text:span text:style-name="T112">मुझसे संक्षेप मे क्षेत्र के बारे में सुनो।</text:span><text:span text:style-name="T835">"</text:span><text:span text:style-name="T836"> '</text:span><text:span text:style-name="T113">क्षेत्र' माया है। इसे समझा नहीं जा सकता।</text:span><text:span text:style-name="T114"> किसी भी विज्ञान शास्त्र में, शरीर या संसार की पूर्ण समझ असंभव है।</text:span><text:span text:style-name="T113"> अगर हम शरीर की जांच करने की कोशिश करें और उसके बारे में कोई राय बनाएँ, तो हम पाएंगे कि यह अगले ही पल बदल चुका है; यह </text:span><text:span text:style-name="T255">विकारी</text:span><text:span text:style-name="T256"> </text:span><text:span text:style-name="T113">है। शरीर क्या है, दुनिया क्या है, इसके बारे में पूरी तरह से जानना</text:span><text:span text:style-name="T115">, इसके असली स्वरूप को जानना</text:span><text:span text:style-name="T113">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5">यत</text:span><text:span text:style-name="T259">ः</text:span><text:span text:style-name="T113">—संसार</text:span><text:span text:style-name="T116"> कहाँ से उत्पन्न हुआ है, कहाँ रहता है, और कहाँ फिर समा जाता है; </text:span><text:span text:style-name="T257">यत्</text:span><text:span text:style-name="T293">—जिससे सब कुछ बना</text:span><text:span text:style-name="T294"> हुआ है। एक बार</text:span><text:span text:style-name="T295"> यह जान जाने पर समझ आ जाता है कि सब कुछ एक ही दिव्य तत्व से निर्मित है।</text:span><text:span text:style-name="T296"> सारे शास्त्रों का प्रयोजन यही है। ब्रह्मसूत्रों में दूसरा सूत्र, </text:span><text:span text:style-name="T269">जन्माद्यस्य यतः</text:span><text:span text:style-name="T296">, इसी के बारे में है—सारा</text:span><text:span text:style-name="T297"> ब्रह्मांड, हमारा शरीर, मन, अहंकार—सब कुछ ब्रह्म से ही उत्पन्न हुआ है, ब्रह्म में ठहरता है, और ब्रह्म में ही लीन हो जाता है।</text:span><text:span text:style-name="T298"> यह जान लेने पर हम यह निष्कर्ष निकाल सकते हैं कि अभी भी, सभी ब्रह्म के अतिरिक्त और कुछ भी नहीं है।</text:span></text:p>
      <text:p text:style-name="P23"><text:span text:style-name="T298">उपनिषद् एक कदम औ</text:span><text:span text:style-name="T299">र आगे जाकर पूछते हैं, "ब्रह्म क्या है? </text:span><text:span text:style-name="T270">आनन्दो ब्रह्म</text:span><text:span text:style-name="T299">—ब्रह्म केवल आनंद ही</text:span><text:span text:style-name="T300"> है, परम</text:span><text:span text:style-name="T301"> आ</text:span><text:span text:style-name="T300">नंद।</text:span><text:span text:style-name="T302">" अन्य शिक्षाएं</text:span><text:span text:style-name="T303">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4"> ब्रह्माण्ड की कोई सीमा नहीं।</text:span><text:span text:style-name="T305"> जब हम हमारे शरीर की एक कोशिका के बारे में भी पूर्ण ज्ञान नहीं पा सकते, तब ब्रह्मांड के बारे में बात करने का क्या प्रयोजन? पूर्ण ज्ञान केवल आत्मा</text:span><text:span text:style-name="T308"> के </text:span><text:span text:style-name="T305">ज्ञान</text:span><text:span text:style-name="T308"> में</text:span><text:span text:style-name="T305"> है—वह आधार जिससे सभी नाम और रूप उत्पन्न होते हैं और जिसमें</text:span><text:span text:style-name="T306"> फिर विलीन</text:span><text:span text:style-name="T305"> होते हैं।</text:span><text:span text:style-name="T306"> जब आत्मा</text:span><text:span text:style-name="T309"> का</text:span><text:span text:style-name="T306"> ज्ञान प्राप्त होता है, तो प्रज्ञा स्थिर आधार पर स्थित हो जाती है—</text:span><text:span text:style-name="T271">स्थितप्रज्ञ</text:span><text:span text:style-name="T306">।</text:span><text:span text:style-name="T307"> ज्ञान का प्रयोजन केवल यही है। ज्ञान का प्रयोजन </text:span><text:span text:style-name="T272">क्षेत्र</text:span><text:span text:style-name="T307"> में नहीं, </text:span><text:span text:style-name="T272">क्षेत्रज्ञ</text:span><text:span text:style-name="T307"> में है।</text:span></text:p>
      <text:p text:style-name="P99"/>
      <text:h text:style-name="P24" text:outline-level="3">१३<text:span text:style-name="T33">.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2">क्षेत्र</text:span><text:span text:style-name="T17"> और </text:span><text:span text:style-name="T32">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100">अंतर्यामी के अनुभव के बारे में ऋषियों ने कई गीत गाए हैं—<text:span text:style-name="T749">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749">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749">ब्रह्मसूत्र-पदैश्चैव</text:span>।</text:p>
      <text:p text:style-name="P129"/>
      <text:p text:style-name="P106"><text:span text:style-name="T749">ब्रह्मसूत्र</text:span> शब्द का सामान्य अर्थ भगवान वेद-व्यास के <text:span text:style-name="T727">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58"><text:span text:style-name="T808">आत्मेत्येवोपासीत इत्येवमादिभिः ब्रह्मसूत्रपदैः।</text:span><text:span text:style-name="T807"><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727">ब्रह्मसूत्रपदैः</text:span> हैं।"</text:p>
      <text:p text:style-name="P106"/>
      <text:p text:style-name="P105"><text:soft-page-break/>सच्चिदानंदेन्द्र सरस्व्ती स्वामी कहते हैं, "इसका मतलब वो शब्द हैं जो ब्रह्म को इंगित करते हैं।" यदि हम <text:span text:style-name="T749">ब्रह्मसूत्रपदैः</text:span> का अर्थ व्यास-सूत्र लगाएँ, तो भी ठीक है। कई सूत्रों में भगवान व्यास ने क्षेत्रज्ञ के वास्तविक स्वरूप तथा <text:span text:style-name="T727">क्षेत्र</text:span> से उसकी सनातन पृथकता को इंगित किया है।</text:p>
      <text:p text:style-name="P105"/>
      <text:h text:style-name="P3" text:outline-level="3">१३.५-६</text:h>
      <text:p text:style-name="P151">महाभूतान्यहङ्कारो बुद्धिरवयक्तमेव च।</text:p>
      <text:p text:style-name="P151">इन्द्रियाणि दशैकं च पञ्च चेन्द्रियगोचराः॥</text:p>
      <text:p text:style-name="P151">इच्छा द्वेषः सुखं दुःखं सङ्घातश्चेतना धृतिः।</text:p>
      <text:p text:style-name="P151">एतत्क्षेत्रं समासेन सविकारमुदाहृतम्॥</text:p>
      <text:p text:style-name="P105"/>
      <text:p text:style-name="P27">पञ्चमहाभूत, अहंकार<text:span text:style-name="T843">-</text:span><text:span text:style-name="T30">‘</text:span><text:span text:style-name="T23">मैं’</text:span>, बुद्धि, अव्यक्त अर्थात मूल प्रकृति, दस इंद्रियां, मन, इंद्रियों के पांच विषय, इच्छा, द्वेष, सुख, दुःख, समग्र (सभी व्यक्तिगत अनुभवों का<text:span text:style-name="T842"> </text:span><text:span text:style-name="T22">समूह</text:span>), चेतना, धैर्य—इस प्रकार संक्षेप में <text:span text:style-name="T727">क्षेत्र</text:span> और उसके अलग अलग रूपों का वर्णन किया गया है।</text:p>
      <text:p text:style-name="P27"/>
      <text:p text:style-name="P105">इन दो श्लोकों का विषय है <text:span text:style-name="T749">क्षेत्रं</text:span>। यह <text:span text:style-name="T727">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5"/>
      <text:p text:style-name="P105">तो फिर, आइए देखें कि यह शरीर किन चीजों से बना है। पहला है <text:span text:style-name="T749">अव्यक्त</text:span>। जीव में यह निद्रा के रूप में प्रकट होता है। वहाँ से महत् तत्त्व—ब्रह्मांडीय चेतना (ब्रह्मांडीय ‘मैं<text:span text:style-name="T844">-</text:span>हूँ’) उत्पन्न होता है। मानवीय जागरूकता में, यह <text:span text:style-name="T749">अहंकार</text:span> के रूप में है—यह अव्यक्त से प्रकट होने वाला पहला तत्व है। फिर आती है <text:span text:style-name="T749">बुद्धि</text:span>। तत्पश्चात आते हैं पञ्चमहाभूत—<text:span text:style-name="T749">महा</text:span><text:span text:style-name="T755">-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5"/>
      <text:p text:style-name="P107">भगवान ने पहले की कहा है कि शरीर-मन <text:span text:style-name="T749">क्षेत्र</text:span> है; एक कृषि क्षेत्र की तरह जिसमें फसल के साथ-साथ अवांछित पौधे भी उगते हैं। <text:span text:style-name="T749">इच्छा</text:span> और <text:span text:style-name="T749">द्वेष</text:span>, <text:span text:style-name="T749">सुख</text:span> और <text:span text:style-name="T749">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749">संघात</text:span> कहते हैं, तथा अनुभव करने वाला व्यक्तिगत-जागरूकता, <text:span text:style-name="T749">चेतना</text:span> है। इन सबके साथ <text:span text:style-name="T749">धृति</text:span>—दृढ संकल्प भी है। इस धृति के द्वारा—<text:span text:style-name="T727">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727">क्षेत्रं</text:span> संसार का ही<text:span text:style-name="T845"> </text:span>दूसरा नाम है, और <text:span text:style-name="T727">क्षेत्रज्ञ</text:span> मुक्ति है।</text:p>
      <text:p text:style-name="P107"/>
      <text:p text:style-name="P108">शरीर <text:span text:style-name="T749">क्षेत्रं</text:span> है।<text:span text:style-name="T846"> परंतु, यह शरीर आखिर में है क्या?</text:span><text:span text:style-name="T847"> गहन ध्यान करने वाले यह समझ लेंगे कि शरीर केवल यह मनोदैहिक जीव तक ही सीमित नहीं है।</text:span><text:span text:style-name="T848"> जो हमें बांध कर रखते हैं, जो हमारे वास्तविक</text:span><text:span text:style-name="T852"> अन</text:span><text:span text:style-name="T853">ंत</text:span><text:span text:style-name="T848"> स्वरूप को ढक कर रखते हैं, जो आनंद में बाधा बनते हैं</text:span><text:span text:style-name="T855">, </text:span><text:span text:style-name="T848">शरीर वो सब कुछ है।</text:span><text:span text:style-name="T849"> सरल शब्दों में कहा जाए, तो यह </text:span><text:span text:style-name="T744">संसार</text:span><text:span text:style-name="T850"> ही शरीर का दूसरा नाम है</text:span><text:span text:style-name="T851">; जिसे हम मृत्यु कहते हैं, वह शरीर का ही दूसरा नाम है—</text:span><text:span text:style-name="T742">क्षेत्र</text:span><text:span text:style-name="T743">ं</text:span><text:span text:style-name="T851">।</text:span></text:p>
      <text:p text:style-name="P107"/>
      <text:p text:style-name="P159"><text:span text:style-name="T323">क्षेत्र</text:span><text:span text:style-name="T324">ं में वह सब कुछ शामिल है जो हमें सीमित करते हैं। यह गहन चिंतन के लिए एक महान विषय है। इन दो श्लोकों में से पहला</text:span><text:span text:style-name="T325"> श्लोक</text:span><text:span text:style-name="T324"> (</text:span><text:span text:style-name="T382">महाभूतान्यहङ्कारो</text:span><text:span text:style-name="T324">...) भौतिक सीमाओं</text:span><text:span text:style-name="T325"> का</text:span><text:span text:style-name="T326"> वर्णन करता हैं, जिसमें वो चौबीस तत्व शामिल हैं जिनकी चर्चा हमने की है।</text:span><text:span text:style-name="T327"> शरीर पांच तत्वों, अहंकार, बुद्धि और अव्यक्त से बना हुआ है। इस अव्यक्त से सारे कर्म एक-एक करके, सही समय पर बाहर आते हैं। इस</text:span><text:span text:style-name="T328"> क्षेत्र में सारे </text:span><text:span text:style-name="T404">कर्म</text:span><text:span text:style-name="T328"> और </text:span><text:span text:style-name="T404">कर्मफल</text:span><text:span text:style-name="T328"> ठीक उसी प्रकार उगते हैं जैसे खेत में फसल और जंगली</text:span><text:span text:style-name="T329">-घास</text:span><text:span text:style-name="T328">।</text:span><text:span text:style-name="T330"> इन दोनो के</text:span><text:span text:style-name="T331"> उगने के कारण जीवन कभी सुखी होता</text:span><text:span text:style-name="T342"> है</text:span><text:span text:style-name="T331">, और कभी दुःखी।</text:span><text:span text:style-name="T332"> सुख </text:span><text:span text:style-name="T343">और दुःख</text:span><text:span text:style-name="T332"> अप्रत्याशित होते हैं—कभी हम</text:span><text:span text:style-name="T333"> कहते हैं कि ये ‘</text:span><text:span text:style-name="T335">आत्म-प्रयास’</text:span><text:span text:style-name="T333"> के कारण हैं, और कभी कहते हैं कि ये ‘भाग्य’ के कारण है</text:span><text:span text:style-name="T334">ं।</text:span><text:span text:style-name="T336"> जीवन इन्ही से बना हुआ है।</text:span><text:span text:style-name="T337"> इन चौबीस भौतिक तत्वों के बंधन कोई नहीं खोल सकता। व्यक्ति इनके बिना</text:span><text:span text:style-name="T338"> नहीं रह सकता।</text:span><text:span text:style-name="T339"> जब तक ज्ञानोदय नहीं हो जाता, तब तक हम इन तत्वों के कारागार में बंद हैं, जिनकी व्याख्या सांख्य-शास्त्र में की गई है।</text:span></text:p>
      <text:p text:style-name="P109"/>
      <text:p text:style-name="P160"><text:soft-page-break/><text:span text:style-name="T339">अगला</text:span><text:span text:style-name="T340"> श्लोक (</text:span><text:span text:style-name="T383">इच्छा द्वेषः सुखं दुःखं...</text:span><text:span text:style-name="T340">)</text:span><text:span text:style-name="T341"> परस्पर संवादात्मक संसार का</text:span><text:span text:style-name="T344"> वर्णन करते हैं</text:span><text:span text:style-name="T345">। संसार के साथ हमारी परस्पर क्रियाओं</text:span><text:span text:style-name="T346"> </text:span><text:span text:style-name="T345">के परिणामस्वरूप हम इच्छा, द्वेष, सुख और दुःख का अनुभव करते हैं।</text:span><text:span text:style-name="T347"> स्वप्न</text:span><text:span text:style-name="T353">-</text:span><text:span text:style-name="T347">दुनिया, स्वप्न</text:span><text:span text:style-name="T353">-</text:span><text:span text:style-name="T347">व्यक्ति और स्वप्न</text:span><text:span text:style-name="T353">-</text:span><text:span text:style-name="T347">अनुभव—सब कुछ एक ही है—वे सब स्वप्न के ही अंग है—तथापि</text:span><text:span text:style-name="T348">, स्वप्न देखने वाला व्यक्ति स्वप्न देखता है, स्वाप्निक-सुगंध सूंघता है</text:span><text:span text:style-name="T349"> इत्यादि।</text:span><text:span text:style-name="T350"> स्वप्न की</text:span><text:span text:style-name="T351"> अवस्था </text:span><text:span text:style-name="T350">में, स्वप्न देखने वाला, और स्वप्न के दृश्य अलग अलग प्रतीत होते हैं, दृष्टा</text:span><text:span text:style-name="T351"> और दृश्य के रूप में।</text:span><text:span text:style-name="T352"> जाग्रत में भी वैसा ही होता</text:span><text:span text:style-name="T354"> </text:span><text:span text:style-name="T352">है।</text:span></text:p>
      <text:p text:style-name="P110"/>
      <text:p text:style-name="P160"><text:span text:style-name="T384">सङ्घात</text:span><text:span text:style-name="T385">ः</text:span><text:span text:style-name="T352">—अर्थात इन</text:span><text:span text:style-name="T355"> चौबीस तत्वों के संग्रह</text:span><text:span text:style-name="T356"> रूपी भौतिक सीमाओं, तथा</text:span><text:span text:style-name="T357">, </text:span><text:span text:style-name="T376">आसक्ति</text:span><text:span text:style-name="T357">, द्वेष, आदि परस्पर-क्रियात्मक सीमाओं</text:span><text:span text:style-name="T355"> के कारण</text:span><text:span text:style-name="T357"> हम इस शरीर को ‘मैं’ समझने की भूल कर बैठते हैं।</text:span><text:span text:style-name="T358"> इस </text:span><text:span text:style-name="T386">भावना</text:span><text:span text:style-name="T358"> को चेतना </text:span><text:span text:style-name="T355">कहते है</text:span><text:span text:style-name="T358">ं</text:span><text:span text:style-name="T359">, और इससे </text:span><text:span text:style-name="T387">धृति</text:span><text:span text:style-name="T359"> उत्पन्न होती है—बाहर जाने की इच्छा, आनंद लेने की इच्छा, कार्य आरंभ करने की इच्छा</text:span><text:span text:style-name="T358">।</text:span><text:span text:style-name="T360"> इसी से </text:span><text:span text:style-name="T405">संसार</text:span><text:span text:style-name="T360"> उत्पन्न होता है।</text:span></text:p>
      <text:p text:style-name="P111"/>
      <text:p text:style-name="P161"><text:span text:style-name="T360">इन</text:span><text:span text:style-name="T361"> सब तत्वों का वर्णन करने का उद्देश्य केवल यह बताना ही है कि </text:span><text:span text:style-name="T406">संसार</text:span><text:span text:style-name="T361"> के अतिरिक्त यह </text:span><text:span text:style-name="T388">क्षेत्र</text:span><text:span text:style-name="T361"> और कुछ नहीं है।</text:span><text:span text:style-name="T362"> श्री</text:span><text:span text:style-name="T363">कृष्ण</text:span><text:span text:style-name="T362"> ने पहले ही बता दिया है कि </text:span><text:span text:style-name="T407">क्षेत्रज्ञ</text:span><text:span text:style-name="T362"> ही ईश्वर हैं</text:span><text:span text:style-name="T364">; </text:span><text:span text:style-name="T408">क्षेत्रज्ञ</text:span><text:span text:style-name="T364"> ब्रह्म है</text:span><text:span text:style-name="T365">; </text:span><text:span text:style-name="T409">क्षेत्रज्ञ</text:span><text:span text:style-name="T365"> </text:span><text:span text:style-name="T409">निर्वाण</text:span><text:span text:style-name="T365"> का दूसरा नाम है</text:span><text:span text:style-name="T364">।</text:span><text:span text:style-name="T366"> जिस क्षण हम </text:span><text:span text:style-name="T410">क्षेत्रज्ञ</text:span><text:span text:style-name="T366"> का साक्षात्कार कर लेते हैं, उसी क्षण </text:span><text:span text:style-name="T410">क्षेत्र</text:span><text:span text:style-name="T411">ं</text:span><text:span text:style-name="T366"> गायब हो जाता है</text:span><text:span text:style-name="T367">, अर्थात, उसका अस्तित्व नहीं रहता</text:span><text:span text:style-name="T366">। </text:span><text:span text:style-name="T368">जब तक हम क्षेत्रं में फँसे रहते हैं, </text:span><text:span text:style-name="T366">तब तक</text:span><text:span text:style-name="T368"> हमें </text:span><text:span text:style-name="T412">क्षेत्रज्ञ</text:span><text:span text:style-name="T368"> का ज्ञान नहीं होगा—उस दिव्य तत्व का</text:span><text:span text:style-name="T369"> ज्ञान नहीं होगा जो हमारे भीतर ही छिपा हुआ है</text:span><text:span text:style-name="T368">।</text:span><text:span text:style-name="T370"> यही रहस्य है।</text:span><text:span text:style-name="T371"> जब हम </text:span><text:span text:style-name="T413">क्षेत्रं</text:span><text:span text:style-name="T371"> के परे जाकर क्षेत्रज्ञ का साक्षात्कार करेंगे, केवल तब </text:span><text:span text:style-name="T413">क्षेत्रं </text:span><text:span text:style-name="T371">हम पर से अपनी पकड़ छोड़ेगा।</text:span></text:p>
      <text:p text:style-name="P112"/>
      <text:p text:style-name="P161"><text:span text:style-name="T371">इस श्लोक के आगे,</text:span><text:span text:style-name="T372"> भगवान उस साधना का वर्णन करते हैं जिसके माध्यम से हम स्वयं को </text:span><text:span text:style-name="T414">क्षेत्रं</text:span><text:span text:style-name="T372"> की बिच्छू जैसी पकड़ से मुक्त कर सकेंगे</text:span><text:span text:style-name="T375"> </text:span><text:span text:style-name="T372">—</text:span><text:span text:style-name="T375"> </text:span><text:span text:style-name="T372">वह पकड़ जिसने हमें </text:span><text:span text:style-name="T414">जाग्रत</text:span><text:span text:style-name="T372">, </text:span><text:span text:style-name="T414">स्वप्न</text:span><text:span text:style-name="T372"> और </text:span><text:span text:style-name="T414">सुषुप्ति</text:span><text:span text:style-name="T372"> की तीन अवस्थाओं के सम्मोहन में बांध रखा है।</text:span><text:span text:style-name="T373"> किसी न किसी तरह हमें इनके परे जाना होगा। इसके लिए हमें अपने ऊपर से अहंकार की पकड़ को हटाना होगा।</text:span><text:span text:style-name="T374"> इसी उद्देश्य से विभिन्न दिव्य गुणों की गणना की जा रही है; ये हमारे मन को शुद्ध करेंगे और हमें आत्मसाक्षात्कार कराएंगे।</text:span></text:p>
      <text:p text:style-name="P113"/>
      <text:h text:style-name="P25" text:outline-level="3">१३<text:span text:style-name="T33">.</text:span><text:span text:style-name="T34">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52"><text:span text:style-name="T666">इस श्लोक से</text:span><text:span text:style-name="T667"> आगे</text:span><text:span text:style-name="T666">,</text:span><text:span text:style-name="T667"> भगवान </text:span><text:span text:style-name="T668">कुछ गुणों की चर्चा करते हैं, जो हमें विकसित करने चाहिए। ये गुण हमें धीरे-धीरे शुद्ध करके, हमें </text:span><text:span text:style-name="T712">क्षेत्र</text:span><text:span text:style-name="T713"> </text:span><text:span text:style-name="T381">(संसार) </text:span><text:span text:style-name="T668">की पकड़ से छूट कर </text:span><text:span text:style-name="T712">क्षेत्रज्ञ</text:span><text:span text:style-name="T669"> </text:span><text:span text:style-name="T432">(चैतन्य)</text:span><text:span text:style-name="T433"> </text:span><text:span text:style-name="T668">को जानने के योग्य बना देंगे।</text:span><text:span text:style-name="T670"> ये श्लोक साधकों के लिए अति उपकारी हैं।</text:span></text:p>
      <text:p text:style-name="P141"/>
      <text:p text:style-name="P153"><text:span text:style-name="T670">पहला</text:span><text:span text:style-name="T671"> गुण है </text:span><text:span text:style-name="T719">अमानित्वम्</text:span><text:span text:style-name="T671">—</text:span><text:span text:style-name="T672">विनम्रता।</text:span><text:span text:style-name="T673"> </text:span><text:span text:style-name="T714">मान </text:span><text:span text:style-name="T673">का अर्थ है स्वयं का बहुत महत्व मानना—‘मैं महान हूँ’, </text:span><text:span text:style-name="T435">‘</text:span><text:span text:style-name="T673">मैं फलाँ हूँ’।</text:span><text:span text:style-name="T674"> अपने आपको </text:span><text:span text:style-name="T673">बड़ा आदमी समझना</text:span><text:span text:style-name="T674"> ही मान है।</text:span><text:span text:style-name="T675">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76"> </text:span><text:span text:style-name="T677">जब उसकी आत्म-छवि को चुनौती मिलती है, तो उसे अवश्य ठेस पहुँचती है।</text:span><text:span text:style-name="T678"> इस तरह मान </text:span><text:span text:style-name="T715">व्यक्ति</text:span><text:span text:style-name="T678"> को दुःख के साथ</text:span><text:span text:style-name="T679">, </text:span><text:span text:style-name="T716">क्षेत्र</text:span><text:span text:style-name="T679"> अथवा संसार के साथ</text:span><text:span text:style-name="T678"> ही बाँधे रखता है। इसलिए भगवा</text:span><text:span text:style-name="T679">न ने </text:span><text:span text:style-name="T720">अमानित्वम्</text:span><text:span text:style-name="T679"> को पहला स्थान दिया है।</text:span></text:p>
      <text:p text:style-name="P142"/>
      <text:p text:style-name="P154"><text:span text:style-name="T716">मान </text:span><text:span text:style-name="T679">जीवन में</text:span><text:span text:style-name="T666"> बहुत सी कठिनाइयाँ पैदा करता है, विशेषतः उन लोगों के लिए जो प्रसिद्ध बन जाते हैं।</text:span><text:span text:style-name="T680"> वे भीतर से इतने भारी महसूस करते हैं कि वे दुनिया में स्वतंत्रता से घूम-फ़िर भी नहीं सकते।</text:span><text:span text:style-name="T681"> प्रायः राजे, राजनेता, प्रसिद्ध धार्मिक नेता और मशहूर हस्तियां इस वायरस का शिकार हो जाते हैं।</text:span><text:span text:style-name="T682"> दूसरी ओर, एक विनम्र व्यक्ति सदैव स्वतंत्रता के साथ</text:span><text:span text:style-name="T683">, बिना अपनी स्थिति की चिंता किए</text:span><text:span text:style-name="T682"> घूम-फ़िर सकता है।</text:span><text:span text:style-name="T684"> </text:span><text:span text:style-name="T710">‘कुछ नही</text:span><text:span text:style-name="T711">ं’ </text:span><text:span text:style-name="T684">अथवा सामान्य मनुष्य होना ही शांति का सबसे सरल मार्ग है।</text:span><text:span text:style-name="T685"> मन की अद्भुत, स्वनिर्मित छवियाँ मात्र भ्रम हैं।</text:span><text:span text:style-name="T686"> स्वयं की कोई छवि न होना ही </text:span><text:span text:style-name="T721">अमानित्वम्</text:span><text:span text:style-name="T717"> </text:span><text:span text:style-name="T686">है।</text:span><text:span text:style-name="T687"> जिस व्यक्ति में यह गुण है, वह स्वयं को महत्वपूर्ण व्यक्ति नहीं समझता।</text:span><text:span text:style-name="T688"> वह निर्दोष रहता है और अपने को हल्का रखता है। ऐसा विनम्र व्यक्ति माया के जाल से आसानी से निकल जाता है। विष्णुसहस्रनाम में भगवान के दो नाम हैं,</text:span><text:span text:style-name="T718">अमानी मानदः</text:span><text:span text:style-name="T688">—विनम्र, सबका सम्मान करने वाला।</text:span><text:span text:style-name="T689"> साधक को ऐसा ही होना चाहिए।</text:span><text:span text:style-name="T690"> </text:span><text:soft-page-break/><text:span text:style-name="T690">उसे अपने आप पर गर्व नहीं करना चाहिए, और सबका सम्मान करना चाहिए।</text:span><text:span text:style-name="T691"> यह सम्मान दिखाई देने वाले शरीर या मन के लिए नहीं अपितु अंतर्यामी के लिए है।</text:span><text:span text:style-name="T692"> यही इस गुण का सार है।</text:span></text:p>
      <text:p text:style-name="P143"/>
      <text:h text:style-name="P162" text:outline-level="4"><text:span text:style-name="T827">अमानित्वम्—का</text:span><text:span text:style-name="T828">ंची के संत चंद्रशेखरेन्द्र स्वामी</text:span></text:h>
      <text:p text:style-name="P155"><text:span text:style-name="T693">का</text:span><text:span text:style-name="T694">ंचीपुरम् के </text:span><text:span text:style-name="T693">महान संत चंद्र</text:span><text:span text:style-name="T694">शेखरेन्द्र</text:span><text:span text:style-name="T695"> सरस्वती कई सालों तक कांची शंकराचार्य मठ के अधिपति रहे।</text:span><text:span text:style-name="T696"> मठ की परंपरा का पालन करते हुए, वे जब यात्रा पर जाते तो उनके साथ हाथिया</text:span><text:span text:style-name="T699">ं</text:span><text:span text:style-name="T696">, ऊँट, घोड़े</text:span><text:span text:style-name="T698">, </text:span><text:span text:style-name="T697">कई सहायक</text:span><text:span text:style-name="T698"> और अनुयायी</text:span><text:span text:style-name="T697"> भी चलते थे।</text:span><text:span text:style-name="T698">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99"> उन्होंने कभी वाहन का उपयोग नहीं किया, बल्कि पैदल चलना पसंद किया। कई वर्षों तक वे अवधूत की तरह रहे।</text:span><text:span text:style-name="T700"> इसे कहते हैं </text:span><text:span text:style-name="T722">अमानित्वम्</text:span><text:span text:style-name="T700">। भले ही व्यक्ति किसी महत्वपूर्ण पद पर हो,</text:span><text:span text:style-name="T701"> यदि वह </text:span><text:span text:style-name="T700">शांत, स्वतंत्र और हल्का</text:span><text:span text:style-name="T701"> रहना चाहता है, तो </text:span><text:span text:style-name="T700">अपना असली स्वरूप कभी भी न भूलना अति आवश्यक है।</text:span></text:p>
      <text:p text:style-name="P144"/>
      <text:p text:style-name="P156"><text:span text:style-name="T700">संत दत्तात्रेय की</text:span><text:span text:style-name="T702"> कथा श्रीमद्भागवत में है। एक बार वे स्वतंत्र भ्रमण करते हुए, लोगों</text:span><text:span text:style-name="T703"> पर </text:span><text:span text:style-name="T702">अपनी उपस्थिति से ही</text:span><text:span text:style-name="T704"> </text:span><text:span text:style-name="T702">अनुग्रह कर रहे थे।</text:span><text:span text:style-name="T705"> जब उन्होनें देखा कि लोगों को अपनी भावनाओं के बोझ के कारण भारी संघर्ष करना पड़ता है, तब उन्हें लगा, </text:span><text:span text:style-name="T434">‘</text:span><text:span text:style-name="T705">हाए, कितने बंधनों में हैं ये लोग। यहाँ तक कि धार्मिक लोग भी धर्मोपदेश और कल्पित आत्म-प्रशंसा के कारण बंधे हुए हैं<text:tab/>।’ </text:span><text:span text:style-name="T706">इस सोच के साथ वे एक गाँव के भीतर से गुज़र रहे थे।</text:span><text:span text:style-name="T707"> वहाँ उन्होनें देखा कि एक प्रसन्न बालक, अपने शरीर पर बिना कोई ध्यान दिए, नंगा दौड़ रहा है। उसकी हंसी </text:span><text:span text:style-name="T708">की ध्वनि एक कल-कल करती हुई नदी के समान प्रतीत हो रही थी</text:span><text:span text:style-name="T707">।</text:span><text:span text:style-name="T708"> संत ने गाया,</text:span></text:p>
      <text:p text:style-name="P145"/>
      <text:p text:style-name="P147">न मे मानापमानौ स्तो न चिन्ता गेहपुत्रिणाम्।</text:p>
      <text:p text:style-name="P157"><text:span text:style-name="T709">आत्मक्रीड आत्मरतिर्विचरामीह बालवत्॥</text:span><text:span text:style-name="T708"><text:tab/>श्री.भा.११.९.३</text:span></text:p>
      <text:p text:style-name="P149">मैं न तो मान-अपमान की चिंता करता हूँ, न ही मुझे घर-परिवार और बच्चों की चिंता है। मैं बालक की तरह केवल आत्मा में ही रमण और आनंद करता हुआ घूमता हूँ।</text:p>
      <text:p text:style-name="P146"/>
      <text:p text:style-name="P148">बच्चे वास्तव में गुरु हैं, जिनसे साधु को भी आनंद, स्वतंत्रता, विनम्रता का पाठ सीख सकते है।</text:p>
      <text:p text:style-name="P148"/>
      <text:p text:style-name="Standard_20_hindi_20_text">अगला<text:span text:style-name="T856"> है </text:span><text:span text:style-name="T756">अदम्भित्वम्</text:span><text:span text:style-name="T856">। दम्भ का</text:span><text:span text:style-name="T857"> अर्थ है घमण्ड।</text:span><text:span text:style-name="T858"> यह अहंकार का ही एक रूप है।</text:span><text:span text:style-name="T859"> सच्चे भक्त मे घमण्ड नहीं होता।</text:span><text:span text:style-name="T860"> वह विनयी और निष्कपट होता है।</text:span><text:span text:style-name="T861"> जब हृदय में भक्ति जागती है, तो </text:span><text:span text:style-name="T745">अमानित्वम्</text:span><text:span text:style-name="T861"> और </text:span><text:span text:style-name="T745">अदम्भित्वम् </text:span><text:span text:style-name="T861">खिल उठते हैं।</text:span><text:span text:style-name="T862">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863"> दम्भ कभी-कभी प्रसिद्धि और मान्यता की अत्यधिक इच्छा के रूप में भी प्रकट होता है।</text:span><text:span text:style-name="T864"> <text:s/>किसी व्यक्ति, विशेष कर आध्यात्मिक साधक के लिए यह सबसे ओछी इच्छाओं में से एक है।</text:span><text:span text:style-name="T865"> प्रायः लोग किसी व्यक्ति का मूल्यांकन उसकी प्रसिद्धि के आधार पर करते हैं।</text:span><text:span text:style-name="T866"> जो व्यक्ति प्रसिद्धि चाहता है, वह दूसरों को प्रोत्साहित करता है कि वे उसके बारे में <text:s/>प्रशंसाजनक बातें बोलें और लिखें।</text:span><text:span text:style-name="T867"> यह कुरुप अहंकार ही </text:span><text:span text:style-name="T746">दम्भ </text:span><text:span text:style-name="T867">है।</text:span><text:span text:style-name="T868"> इंटरनेट के इन दिनों में, विज्ञापित महिमा की महामारी बहुत</text:span><text:span text:style-name="T869"> फैल </text:span><text:span text:style-name="T868"><text:s/>गई है।</text:span><text:span text:style-name="T870"> संत जनता की नजर से दूर भागते हैं। वे कभी भी प्रसिद्धि की ओर नहीं जाते। जीवनमुक्त वही है जिसने अपने आप को माया के बंधन से छुड़ा लिया है।</text:span></text:p>
      <text:p text:style-name="P148"/>
      <text:p text:style-name="P148">अगला<text:span text:style-name="T871"> है </text:span><text:span text:style-name="T757">अहिंसा</text:span><text:span text:style-name="T818">—विचार, बातों या कर्म से किसी को भी, यहां तक ​​कि स्वयं को भी, चोट नहीं पहुंचाना।</text:span><text:span text:style-name="T819"> महाभारत में कहा गया है, </text:span><text:span text:style-name="T841">“</text:span><text:span text:style-name="T747">अहिंसा परमो धर्मः—अहिंसा</text:span><text:span text:style-name="T748"> </text:span><text:span text:style-name="T820">ही परम </text:span><text:span text:style-name="T748">धर्म</text:span><text:span text:style-name="T820"> है।</text:span><text:span text:style-name="T819">”</text:span></text:p>
      <text:p text:style-name="P150"/>
      <text:h text:style-name="Subsection_20_within_20_shloka" text:outline-level="4"><text:span text:style-name="T827">अहिंसा—गा</text:span><text:span text:style-name="T829">ँधी-जी और पठान</text:span></text:h>
      <text:p text:style-name="P12"><text:span text:style-name="T241">अहिंसा</text:span><text:span text:style-name="T117"> </text:span><text:span text:style-name="T119">पूर्ण निर्भयता है।</text:span><text:span text:style-name="T120"> केवल पूर्ण रूप से निर्भय व्यक्ति ही अहिंसा के योग्य होता है।</text:span><text:span text:style-name="T121"> गाँधीजी अहिंसा को बहुत महत्व देते थे। वे अहिंसा के पैगम्बर थे।</text:span><text:span text:style-name="T122"> इससे संबंधित एक अद्भुत घटना श्री एकनाथ ईश्वरन द्वारा वर्णित है। एक बार गाँधीजी उत्तर-पश्चिमी</text:span><text:span text:style-name="T123">-</text:span><text:span text:style-name="T122">सीमांत</text:span><text:span text:style-name="T123">-</text:span><text:span text:style-name="T122">प्रांत गए, जो खैबर घाटी के पास </text:span><text:span text:style-name="T166">अगम्य</text:span><text:span text:style-name="T122"> पर्वतों के बीच स्थित है।</text:span><text:span text:style-name="T124"> स्थानीय लोग, पठान, अपने आक्रामक स्वभाव के लिए जाने जाते थे।</text:span><text:span text:style-name="T125"> ‘आँख के बदले आँख और दाँत के बदले दाँत’ उनकी जीवन</text:span><text:span text:style-name="T126">-</text:span><text:span text:style-name="T125">पद्धति थी।</text:span><text:span text:style-name="T127"> वे बहादुर और भयंकर योद्धा थे।</text:span><text:span text:style-name="T128"> जब लोगों को पता चला कि गाँधीजी वहाँ का दौरा करना चाहते हैं, तो लोगों को उनकी सुरक्षा के बारे में चिंता हुई।</text:span><text:span text:style-name="T129"> कई लोगों ने उन्हे</text:span><text:span text:style-name="T130"> चेतावनी देते हुए</text:span><text:span text:style-name="T129"> </text:span><text:soft-page-break/><text:span text:style-name="T129">कहा कि वहाँ के निवासी हिंसक स्वभाव</text:span><text:span text:style-name="T131"> के </text:span><text:span text:style-name="T129">हैं</text:span><text:span text:style-name="T132">।</text:span><text:span text:style-name="T133"> उनके मित्रों ने उन्हे यह कहकर हतोत्साहित करने के लिए उनसे कहा</text:span><text:span text:style-name="T140">, “</text:span><text:span text:style-name="T133">वहाँ जाकर क्या फ़ायदा? वे तो केवल लड़ना जानते हैं।” गाँधीजी ने उत्तर दिया, “मैं भी लड़ाकू हूँ। मैं उन्हें बिना हिंसा और भय के लड़ना सिखाना चाहता हूँ।</text:span><text:span text:style-name="T134">”</text:span></text:p>
      <text:p text:style-name="P69"/>
      <text:p text:style-name="P29"><text:span text:style-name="T135">जब गाँधीजी वहाँ पहुँचे, तो उस केवल धोती</text:span><text:span text:style-name="T136"> पहने हुए छोटी कद-काठी वाले आदमी को देखने</text:span><text:span text:style-name="T137">, </text:span><text:span text:style-name="T135">कंधों पर बन्दूक उठाए हुए पठानों का एक भयावह समूह</text:span><text:span text:style-name="T136"> जमा हो गई।</text:span><text:span text:style-name="T135"> गाँधीजी</text:span><text:span text:style-name="T138"> ने शांति से उन्हे पूछा, </text:span><text:span text:style-name="T139">“</text:span><text:span text:style-name="T138">क्या आप लोग भयभीत हैं? नहीं तो बन्दूकें उठाकर क्यों चल रहे हैं?”</text:span><text:span text:style-name="T140"> यह सुनकर वो लोग स्तब्ध रह गए, और गाँधीजी को बस देखते रह गए। उन</text:span><text:span text:style-name="T141"> लोगों से</text:span><text:span text:style-name="T140"> किसी ने कभी इस तरह बात करने की हिम्मत नहीं की थी।</text:span><text:span text:style-name="T142"> गाँधीजी ने आगे कहा, “मुझे कोई भय नहीं है। इसीलिए मैं निहत्था हूँ। </text:span><text:span text:style-name="T273">अहिंसा</text:span><text:span text:style-name="T142">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3">उनके नेतृत्व में पठान लोग गाँधीजी के प्रेम के मार्ग के सबसे साहसी अनुयायियों में से एक बन गये।</text:span></text:p>
      <text:p text:style-name="P70"/>
      <text:p text:style-name="P30"><text:span text:style-name="T260">क्षा</text:span><text:span text:style-name="T261">ंतिः</text:span><text:span text:style-name="T144">—सहनशक्ति;</text:span><text:span text:style-name="T145"> यह साधक के लिए अनिवार्य गुण है।</text:span><text:span text:style-name="T146"> नियति द्वारा लाए गए सभी पीड़ाओं और कष्टों को सुलझाने की एकमात्र शक्ति यही है।</text:span><text:span text:style-name="T147"> व्यक्ति को चाहिए कि भाग्य-वश जो कोई</text:span><text:span text:style-name="T149"> कष्ट</text:span><text:span text:style-name="T147"> उसके पास आता है, वह उसका</text:span><text:span text:style-name="T150"> </text:span><text:span text:style-name="T147">सहन करके,</text:span><text:span text:style-name="T148"> उसे निगल कर पचा</text:span><text:span text:style-name="T149"> डाले और उससे मुक्त हो</text:span><text:span text:style-name="T151"> जाए।</text:span><text:span text:style-name="T152"> सभी ऋषियों में यह गुण था; यह एक आभूषण की तरह था जो उन्हें सुशोभित करता था।</text:span><text:span text:style-name="T153"> यह गुण आत्मसाक्षात्कार के बाद भी बहुत सहायक होता है, क्योंकि शरीर-मन उसके बाद भी अपना स्वभाव बनाए रखते हैं।</text:span><text:span text:style-name="T154"> ज्ञानी महात्मा को भी</text:span><text:span text:style-name="T155">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62">आर्जवम्</text:span><text:span text:style-name="T155">—</text:span><text:span text:style-name="T156">ईमानदारी</text:span><text:span text:style-name="T157">, सरलता। भक्त के व्यवहार में दोगलापन या मिथ्याचार नहीं होता। एक प्रसिद्ध तमिल संत के गीत में कहा गया है कि </text:span><text:span text:style-name="T158">हमें ऐसे लोगों के साथ संगति नहीं करनी चाहिए जो कहते कुछ हैं लेकिन उनका मतलब कुछ और होता है—</text:span><text:span text:style-name="T274">उळ् ओण्डृ वैत्त् पुरम् ओण्डृ पेसुवार्</text:span><text:span text:style-name="T158">।</text:span></text:p>
      <text:p text:style-name="P72"/>
      <text:p text:style-name="P30"><text:span text:style-name="T158">अगला</text:span><text:span text:style-name="T159"> गुण है </text:span><text:span text:style-name="T263">आचर्योपासनम्</text:span><text:span text:style-name="T159">—इसका मतलब है आचार्य के समीप रहकर उनकी उपासना करन, उन्हे ईश्वर मानना।</text:span><text:span text:style-name="T160"> जब व्यक्ति में दिव्य गुण उत्पन्न होते हैं, तब वह एक प्रामाणिक आचार्य, अथवा उच्चतम कोटि के ऋषि के संपर्क में आता है।</text:span><text:span text:style-name="T161">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2"> ऐसी स्थिति में व्याकुल जीव प्रबुद्ध महात्मा को अपनी ओर खींच लाता है।</text:span><text:span text:style-name="T163"> भक्त सच्चे आचार्य को मिलकर उनसे शास्त्रों को सीख कर अपने में</text:span><text:span text:style-name="T164"> समा लेता</text:span><text:span text:style-name="T163"> है—</text:span><text:span text:style-name="T275">श्रुति</text:span><text:span text:style-name="T163">—और वह आचार्य की</text:span><text:span text:style-name="T164"> स्थिति को भी</text:span><text:span text:style-name="T165"> अपने भीतर</text:span><text:span text:style-name="T164"> सोख लेता है—</text:span><text:span text:style-name="T276">ब्रह्मनिष्ठा</text:span><text:span text:style-name="T164">—ब्रह्म में दृढ निवास।</text:span></text:p>
      <text:p text:style-name="P73"/>
      <text:h text:style-name="Subsection_20_within_20_shloka" text:outline-level="4"><text:span text:style-name="T827">सच्चा</text:span><text:span text:style-name="T830"> भक्त आचार्य-भक्त है</text:span></text:h>
      <text:p text:style-name="P32"><text:span text:style-name="T167">सच्चे</text:span><text:span text:style-name="T168"> भक्त में प्रायः आचार्य के प्रति भक्ति होती है।</text:span><text:span text:style-name="T169"> किसी ने महान </text:span><text:span text:style-name="T277">जीवनमुक्त,</text:span><text:span text:style-name="T310"> शृङ्गेरी के</text:span><text:span text:style-name="T277"> </text:span><text:span text:style-name="T310">स्वामी</text:span><text:span text:style-name="T311"> </text:span><text:span text:style-name="T169">चन्द्रशेखर भारती </text:span><text:span text:style-name="T170"><text:s/>को पूछा</text:span><text:span text:style-name="T171"> कि उनके इष्ट-देवता कौन हैं। ऐसा सोचा जाता था कि उनके इष्ट देवता महादेव शिव हैं।</text:span><text:span text:style-name="T172"> सबको आश्चर्यचकित करते हुए उन्होंने उत्तर दिया, “मेरे इष्ट-देवता मेरे आचार्य, मेरे गुरुनाथ, ब्रह्मविद् स्वामी नृसिंह भारती हैं।”</text:span><text:span text:style-name="T173"> महात्माओं का यही रहस्य है।</text:span></text:p>
      <text:p text:style-name="P74"/>
      <text:p text:style-name="P32"><text:span text:style-name="T174">महातेजस्वी </text:span><text:span text:style-name="T278">जीवनमुक्त</text:span><text:span text:style-name="T174"> भगवान श्री रमण महर्षि के लिए</text:span><text:span text:style-name="T175"> भी</text:span><text:span text:style-name="T174">, उनके गुरु और ईष्ट देवता, दोनो ही अरुणाचल शिव थे।</text:span><text:span text:style-name="T176"> महर्षि ने अपनी गुरु भक्ति एक गीत में अति आर्द्र भाव के साथ व्यक्त की है</text:span><text:span text:style-name="T177">, “हे अरुणाचल! मेरे गुरु के रूप में प्रकाशित हो</text:span><text:span text:style-name="T178">ं</text:span><text:span text:style-name="T177">। मुझे मुक्ति प्रदान करें। अज्ञान से उत्पन्न मेरे सभी दोषों को दूर करें और मुझे दिव्य पूर्णता तक पहुंचाएं।”</text:span><text:span text:style-name="T179"> (</text:span><text:span text:style-name="T279">अ.म.मा.१९</text:span><text:span text:style-name="T179">)</text:span><text:span text:style-name="T180">। महर्षि की </text:span><text:span text:style-name="T264">आचर्योपासनम्</text:span><text:span text:style-name="T180"> की बराबरी कोई नहीं कर सकता। ज्ञानोदय के पश्चात उन्होंने अरुणाचल पर्वत के तल पर अपना पूरा जीवन व्यतीत किया—चौवन वर्ष</text:span><text:span text:style-name="T181"> तक वे वहाँ से नहीं हिले!</text:span><text:span text:style-name="T182"> उनका जीवन गुरु के प्रति महानतम प्रेम की अभिव्यक्ति था।</text:span><text:span text:style-name="T183"> हर कोई देख सकता था कि उनके</text:span><text:span text:style-name="T184"> अस्तित्व में भी</text:span><text:span text:style-name="T185"> </text:span><text:span text:style-name="T184">अरुणाचल पर्वत की महान स्थिरता समा गई थी।</text:span></text:p>
      <text:p text:style-name="P75"/>
      <text:p text:style-name="P33"><text:span text:style-name="T184">आचार्य वो</text:span><text:span text:style-name="T187"> होते हैं, जिनके</text:span><text:span text:style-name="T184"> पास </text:span><text:span text:style-name="T280">श्रुति</text:span><text:span text:style-name="T281"> </text:span><text:span text:style-name="T312">अर्थात</text:span><text:span text:style-name="T187"> उपनिषदों</text:span><text:span text:style-name="T184"> की</text:span><text:span text:style-name="T186"> प्रामाणिक शिक्षा उपलब्ध होती है</text:span><text:span text:style-name="T187">, और जो पूर्ण रूप से आत्मा में स्थित</text:span><text:span text:style-name="T188">, </text:span><text:span text:style-name="T281">आत्मनिष्ठ</text:span><text:span text:style-name="T187"> होते हैं।</text:span><text:span text:style-name="T189"> वे स्वतंत्र होते हैं और हमें भी माया के जाल से मुक्त होने का रास्ता दिखते हैं।</text:span><text:span text:style-name="T190"> </text:span></text:p>
      <text:p text:style-name="P34"><text:soft-page-break/><text:span text:style-name="T190">हमें ऐसे आचार्य की पूजा और सेवा करनी चाहिए।</text:span><text:span text:style-name="T191"> परंतु यह सेवा आचार्य के लिए नहीं, अपितु साधक के लिए लाभदायक है।</text:span><text:span text:style-name="T193"> दो तरह के साधक हैं, जिनमें </text:span><text:span text:style-name="T192">स्पष्ट अंतर दे</text:span><text:span text:style-name="T193">ख जा सकता </text:span><text:span text:style-name="T192">है।</text:span><text:span text:style-name="T193"> पहले हैं वो</text:span><text:span text:style-name="T192"> साधक जिन्हो</text:span><text:span text:style-name="T193">ंने</text:span><text:span text:style-name="T192"> महात्माओं के साथ वास किया है, और</text:span><text:span text:style-name="T193"> दूसरे हैं वे</text:span><text:span text:style-name="T192"> जिन्होंने केवल महात्माओं के बारे में सुना है, परंतु</text:span><text:span text:style-name="T193"> उनके साथ कोई निकट संबंध नहीं‌ है</text:span><text:span text:style-name="T192">।</text:span><text:span text:style-name="T194"> महात्मा के साथ रहना, अग्नि के साथ रहने के समान है।</text:span><text:span text:style-name="T195"> यह अग्नि शरीर-मन के सारे मैल को जला कर भस्म कर देती है।</text:span></text:p>
      <text:p text:style-name="P76"/>
      <text:p text:style-name="P34"><text:span text:style-name="T195">अगला</text:span><text:span text:style-name="T196"> गुण है </text:span><text:span text:style-name="T265">शौचम्</text:span><text:span text:style-name="T196">—शुद्धता।</text:span><text:span text:style-name="T197"> </text:span><text:span text:style-name="T266">शौचम्</text:span><text:span text:style-name="T197"> आंतरिक तथा बाह्य शुद्धि को कहते हैं।</text:span><text:span text:style-name="T198"> शास्त्रों में कई शुद्धि क्रियाएं बताई गई हैं। जैसे नदी</text:span><text:span text:style-name="T199"> या तालाब में डुबकी लगाना, जिसे पवित्र माना गया है। </text:span><text:span text:style-name="T200">जब भी अवसर मिले, हमें महात्माओं और शास्त्रों के बताए गए सभी साधनों का उपयोग करके अपने आप को शुद्ध करना चाहिए।</text:span><text:span text:style-name="T201"> ये हुई बाहरी शुद्धि की बात।</text:span></text:p>
      <text:p text:style-name="P77"/>
      <text:p text:style-name="P34"><text:span text:style-name="T201">आ</text:span><text:span text:style-name="T202">ंतरिक शुद्धि का अर्थ है मन की शुद्धि।</text:span><text:span text:style-name="T203"> यह अति महत्वपूर्ण है।</text:span><text:span text:style-name="T204"> महाभारत में एक श्लोक है जो </text:span><text:span text:style-name="T282">स्नानं</text:span><text:span text:style-name="T204">—पवित्र स्नान—का अर्थ समझाती है। युधिष्ठिर कहते हैं, “</text:span><text:span text:style-name="T282">स्नानं</text:span><text:span text:style-name="T283"> मनोमल त्यागः</text:span><text:span text:style-name="T205">—मन के मैल को साफ़ करना ही सबसे शुद्ध स्नान है।”</text:span><text:span text:style-name="T206"> जब तक द्वैत भावनाएँ हैं वास्तविक शुद्धि स</text:span><text:span text:style-name="T207">ंभ</text:span><text:span text:style-name="T206">व नही है।</text:span><text:span text:style-name="T208"> वास्तविक शुद्धि वह स्थिति है जिसमें व्यक्ति सभी वस्तुओं और व्यक्तियों में दिव्य तत्व को ही देखता है—</text:span><text:span text:style-name="T284">अभेद-भाव</text:span><text:span text:style-name="T208">।</text:span></text:p>
      <text:p text:style-name="P78"/>
      <text:h text:style-name="Subsection_20_within_20_shloka" text:outline-level="4"><text:span text:style-name="T827">साधना</text:span><text:span text:style-name="T831"> में स्थिरता</text:span></text:h>
      <text:p text:style-name="P35"><text:span text:style-name="T267">स्थैर्यम्</text:span><text:span text:style-name="T167">—</text:span><text:span text:style-name="T209">स्थिरता</text:span><text:span text:style-name="T210"> अथवा साधना मे दृढता</text:span><text:span text:style-name="T209"> एक महत्वपूर्ण गुण है।</text:span><text:span text:style-name="T211"> कुछ साधक अपनी आध्यात्मिक साधना के फलों के पीछे भागते हैं।</text:span><text:span text:style-name="T212"> देखा गया है कि ध्यान का अभ्यास करने वाले कई लोग किसी </text:span><text:span text:style-name="T211">विशेष अनुभव का</text:span><text:span text:style-name="T212"> आनंद प्राप्त करने की इच्छा से ध्यान करते हैं।</text:span><text:span text:style-name="T213"> ध्यान का वास्तविक प्रयोजन यह नहीं है।</text:span><text:span text:style-name="T214"> इससे भी अधिक महत्वपूर्ण है, अपनी </text:span><text:span text:style-name="T285">साधना</text:span><text:span text:style-name="T214"> को जीवन भर जारी रखने की दृढ़ता।</text:span><text:span text:style-name="T215"> महर्षि पतञ्जलि कहते हैं</text:span><text:span text:style-name="T215"><text:note text:id="ftn4" text:note-class="footnote"><text:note-citation>४</text:note-citation><text:note-body><text:p text:style-name="P36"><text:s/><text:span text:style-name="T872">स तु दीर्घकालनैरन्तर्यसत्कारासेवितो दृढभूमिः।<text:tab/></text:span><text:span text:style-name="T875">यो.सू.१.१४</text:span></text:p></text:note-body></text:note></text:span><text:span text:style-name="T215">, “</text:span><text:span text:style-name="T286">साधना</text:span><text:span text:style-name="T215"> लंबे समय तक, निरंतर, हर दिन सही समय पर करना चाहिए।”</text:span></text:p>
      <text:p text:style-name="P79"/>
      <text:p text:style-name="P35"><text:span text:style-name="T215">केरल के एक महा</text:span><text:span text:style-name="T216">तपस्वी संत सबके लिए निम्नलिखित साधना का उपदेश देते थे। वे कहते थे, </text:span><text:span text:style-name="T313">“हर दिन एक ही समय, एक ही स्थान पर बैठ कर, वही साधना किया करो। इससे तुम्हारा मन धीरे-धीरे उस</text:span><text:span text:style-name="T314"> आदत को</text:span><text:span text:style-name="T313"> आत्मसात कर लेगा।</text:span><text:span text:style-name="T315"> आध्यात्मिक साधना में स्थिरता लाने का यह सबसे छोटा रास्ता है।</text:span><text:span text:style-name="T313">”</text:span><text:span text:style-name="T316"> महर्षि पतञ्जलि </text:span><text:span text:style-name="T287">सत्कार</text:span><text:span text:style-name="T316"> पद का प्रयोग करते हैं—उचित तरीके से, बेढंगे तरीके से नहीं।</text:span><text:span text:style-name="T317"> साधना श्रद्धा के साथ करना जरूरी है।</text:span><text:span text:style-name="T318"> यदि आप इसे ऐसे करेंगे—</text:span><text:span text:style-name="T288">आसेवितः</text:span><text:span text:style-name="T318">,</text:span><text:span text:style-name="T316"> तो यह </text:span><text:span text:style-name="T287">दृढ-भूमिः</text:span><text:span text:style-name="T318"> हो जाएगा—आप में गहराई से निहित हो जाएगा।</text:span><text:span text:style-name="T319"> आपका निकाय इसे आत्मसात कर लेगा और यह अभ्यास आपके लिए स्वाभाविक हो जाएगा, जैसे सांस लेना।</text:span></text:p>
      <text:p text:style-name="P101"/>
      <text:p text:style-name="P35"><text:span text:style-name="T319">अगला</text:span><text:span text:style-name="T320"> है </text:span><text:span text:style-name="T268">आत्म-विनिग्रहः</text:span><text:span text:style-name="T320">—शरीर और इंद्रियों का नियंत्रण</text:span><text:span text:style-name="T321">; उन्हें धर्म के मार्ग पर रखना, और उन्हें हाथ से बाहर न जाने देना</text:span><text:span text:style-name="T320">।</text:span><text:span text:style-name="T321"> जैसे भगवान नें पहले ही कहा है, इसका अर्थ है </text:span><text:span text:style-name="T289">संयमी</text:span><text:span text:style-name="T321"> बनना—इंद्रियों और मन को वश में रखना।</text:span></text:p>
      <text:p text:style-name="P102"/>
      <text:p text:style-name="P132">कोमल और विनम्र</text:p>
      <text:p text:style-name="P133">दूसरों द्वारा जानने की कोई इच्छा नहीं</text:p>
      <text:p text:style-name="P133">किसी को चोट न पहुँचाना, और स्वयं को भी नही</text:p>
      <text:p text:style-name="P133">जीवन के सभी दुखों को सहने की महाशक्ति</text:p>
      <text:p text:style-name="P133">मन स्फटिक की तरह साफ़, कुछ छिपाने को नहीं</text:p>
      <text:p text:style-name="P37"><text:span text:style-name="T217">वह पवित्र प्रेम जो शरीर को गुरु का</text:span><text:span text:style-name="T218"> अंग बना दे</text:span></text:p>
      <text:p text:style-name="P134">आत्मा के भान से आंतरिक पवित्रता</text:p>
      <text:p text:style-name="P37"><text:span text:style-name="T218">पूजा</text:span><text:span text:style-name="T219">-अर्चना से शुद्ध हुआ शरीर</text:span></text:p>
      <text:p text:style-name="P37"><text:span text:style-name="T219">पूर्ण सम</text:span><text:span text:style-name="T220"> स्थिति</text:span><text:span text:style-name="T219"> में स्थिर</text:span></text:p>
      <text:p text:style-name="P135">सभी इंद्रियों की तृष्णा से सदैव दूर</text:p>
      <text:p text:style-name="P37"><text:span text:style-name="T221">दिव्य तत्व ऐसे </text:span><text:span text:style-name="T223">ही </text:span><text:span text:style-name="T221">व्यक्ति </text:span><text:span text:style-name="T225">का चयन करता</text:span><text:span text:style-name="T222"> है</text:span></text:p>
      <text:p text:style-name="P102"/>
      <text:p text:style-name="P102"/>
      <text:p text:style-name="P102"/>
      <text:p text:style-name="P102"/>
      <text:h text:style-name="P163"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68"><text:span text:style-name="T439">यह</text:span><text:span text:style-name="T167"> श्लोक साधक के लिए अति महत्</text:span><text:span text:style-name="T224">वपूर्ण है।</text:span><text:span text:style-name="T440"> अति प्रभावशाली </text:span><text:span text:style-name="T441">औषधि की भांति</text:span><text:span text:style-name="T461">, यह श्लोक </text:span><text:span text:style-name="T441">वैराग्य को जगाने में</text:span><text:span text:style-name="T462"> सक्षम</text:span><text:span text:style-name="T441"> है।</text:span><text:span text:style-name="T442"> शरीर-मन के स्तर को पार करने के लिए अपार आंतरिक ईंधन की आवश्यकता है।</text:span><text:span text:style-name="T443"> अपनी भावनाओं तथा विषय-बुद्धि को ज्ञान की अग्नि में तपा कर साधक को</text:span><text:span text:style-name="T464"> </text:span><text:span text:style-name="T443">विमानन ईंधन बनाना </text:span><text:span text:style-name="T463">होगा</text:span><text:span text:style-name="T443">, जो उसे सांसारिक गुरुत्वाकर्षण की पकड़ से बाहर उड़ा ले जा सके।</text:span><text:span text:style-name="T444"> यह विमानन ईंधन</text:span><text:span text:style-name="T465"> </text:span><text:span text:style-name="T444">ही है </text:span><text:span text:style-name="T389">वैराग्य</text:span><text:span text:style-name="T444">।</text:span></text:p>
      <text:p text:style-name="P80"/>
      <text:p text:style-name="P160"><text:span text:style-name="T443">वैराग्य का</text:span><text:span text:style-name="T445"> कैसे निर्माण करें?</text:span></text:p>
      <text:p text:style-name="P81"/>
      <text:p text:style-name="P160"><text:span text:style-name="T445">भगवान कहते है</text:span><text:span text:style-name="T446">ं </text:span><text:span text:style-name="T390">जन्म-मृत्यु-जरा-व्याधि-दुःख-दोषानुदर्शनम्</text:span><text:span text:style-name="T446">—अर्थात,</text:span><text:span text:style-name="T447"> जन्म, मृत्यु, वृद्धावस्था पर विचार करना।</text:span><text:span text:style-name="T448"> यदि हम इस संसार को ध्यान से देखें तो हमें विदित होगा कि यह निरंतर दुखों से भरपूर है।</text:span><text:span text:style-name="T449"> ये दुःख केवल नौकरी न मिलना, बच्चे न होना या कार्यालय में मान्यता न मिलने के बारे में नहीं हैं—ये तो बस छोटी बातें हैं।</text:span><text:span text:style-name="T450"> सबसे अधिक खेद की बात तो यह है कि इस सीमित अस्तित्व वाली दुनिया में हमारा</text:span><text:span text:style-name="T466"> जन्म हुआ है,</text:span><text:span text:style-name="T450"> और अवश्य ही</text:span><text:span text:style-name="T468"> हमें </text:span><text:span text:style-name="T450">अनेक कष्टों और व्यथाओं के अभिमुख होना </text:span><text:span text:style-name="T467">पड़ेगा</text:span><text:span text:style-name="T450">।</text:span><text:span text:style-name="T451"> पहली वेदना है </text:span><text:span text:style-name="T391">जन्म</text:span><text:span text:style-name="T451">—और अंतिम है </text:span><text:span text:style-name="T391">मृत्यु</text:span><text:span text:style-name="T451">।</text:span><text:span text:style-name="T452"> इन दोनो के बीच में भी</text:span><text:span text:style-name="T469"> </text:span><text:span text:style-name="T452">व्यक्ति </text:span><text:span text:style-name="T453">को</text:span><text:span text:style-name="T452"> कई कष्ट सहने पड़ते हैं—व्याधि,</text:span><text:span text:style-name="T454"> शारीरिक अथवा मानसिक पीड़ा, प्रियजनों से वियोग, निर्धनता इत्यादि।</text:span><text:span text:style-name="T455"> यद्यपि</text:span><text:span text:style-name="T470"> </text:span><text:span text:style-name="T455">व्यक्ति लंबी आयु जी ले, अंततोगत्वा वृद्धावस्था से नहीं बच सकता।</text:span></text:p>
      <text:p text:style-name="P82"/>
      <text:p text:style-name="P160"><text:span text:style-name="T455">भगवान बुद्ध का</text:span><text:span text:style-name="T456"> प्रसिद्ध श्लोक है,</text:span></text:p>
      <text:p text:style-name="P83"/>
      <text:p text:style-name="P97">यदि जन्मजरामरणं न भवेद्यदि चेष्टवियोगभयं न भवेत्।</text:p>
      <text:p text:style-name="P97">यदि सर्वमनित्यमिदं न भवेदिह जन्मनि कस्य रतिर्न भवेत्॥</text:p>
      <text:p text:style-name="P164"><text:span text:style-name="T456">यदि जन्म</text:span><text:span text:style-name="T457">, मृत्यु और वृद्धावस्था न होते, यदि हमारे प्रियजनों</text:span><text:span text:style-name="T471"> से हमारा वियोग न होता</text:span><text:span text:style-name="T457">, यदि सब कुछ अस्थायी न होता, तो इस जीवन का कौन आनंद नही उठाता?</text:span></text:p>
      <text:p text:style-name="P131"/>
      <text:p text:style-name="P171"><text:span text:style-name="T458">विवेकशील व्यक्ति को जन्म, मृत्यु, वृद्धावस्था और रोग के रूप में</text:span><text:span text:style-name="T472">,</text:span><text:span text:style-name="T458"> दुःख की इस सतत धारा के दोषों की ओर अपना ध्यान लगाना चाहिए—इसे कहते है</text:span><text:span text:style-name="T459">ं </text:span><text:span text:style-name="T392">दुःख-दोष-अनुदर्शनम्</text:span><text:span text:style-name="T458">।</text:span><text:span text:style-name="T460"> </text:span><text:span text:style-name="T416">अनुदर्शनम्</text:span><text:span text:style-name="T460"> का तात्पर्य है कि हमारे भीतर इस विचार का निरंतर प्रवाह होना चाहिए</text:span><text:span text:style-name="T473">; न कि इस</text:span><text:span text:style-name="T474"> विषय का</text:span><text:span text:style-name="T473"> एक दिन विचार किया और दूसरे दिन इसे भूल गए।</text:span><text:span text:style-name="T475"> ऐसे गाढ़ विचार के परिणामस्वरूप ही महान आध्यात्मिक दिग्गजों का जन्म हुआ।</text:span><text:span text:style-name="T476"> ऐसे ही विचार से उपनिषद भी प्रकट हुए।</text:span><text:span text:style-name="T477"> ऋषियों ने समझा कि यद्यपि हमें अपने बाह्य ज्ञान, सम्पत्ति आदि पर गर्व हो, ये जन्म, मृत्यु, वृद्धावस्था और व्याधि का पूर्ण निवारण नहीं कर सकते।</text:span><text:span text:style-name="T478"> अतः उन्होनें इन समस्याओं का स्थायी समाधान प्राप्त करने हेतु अपने भीतर की</text:span><text:span text:style-name="T479"> ओर दृष्टि की</text:span><text:span text:style-name="T478">।</text:span></text:p>
      <text:p text:style-name="P103"/>
      <text:p text:style-name="Standard_20_hindi_20_text"><text:span text:style-name="T478">भविष्य में</text:span><text:span text:style-name="T480"> आने वाले कष्टों — अर्थात वृद्धावस्था और व्याधियों के विषय में विचार करने के कारण मन में</text:span><text:span text:style-name="T481"> अत्यधिक दुःख उत्पन्न हो</text:span><text:span text:style-name="T482"> सकता</text:span><text:span text:style-name="T481"> है।</text:span><text:span text:style-name="T483"> महर्षि पतञ्जलि कहते हैं</text:span><text:span text:style-name="T483"><text:note text:id="ftn5" text:note-class="footnote"><text:note-citation>५</text:note-citation><text:note-body><text:p text:style-name="P169"><text:s/><text:span text:style-name="T873">दुःखमेव सर्वं विवेकिनः।</text:span><text:span text:style-name="T876"><text:tab/>यो.सू.२.१५</text:span></text:p></text:note-body></text:note></text:span><text:span text:style-name="T483">, “विवेकी व्यक्ति के लिए, योग की अवस्था के अतिरिक्त इस संसार में सब कुछ दुःख ही है।”</text:span><text:span text:style-name="T484"> इस </text:span><text:span text:style-name="T431">दुःख</text:span><text:span text:style-name="T484"> की अभिव्यक्ति तब ही होती है जब </text:span><text:span text:style-name="T393">दोष-दर्शनम्</text:span><text:span text:style-name="T484"> होता है</text:span><text:span text:style-name="T485"> — अर्थात जब हम संसार के दोषों के देख पाते हैं</text:span><text:span text:style-name="T484">।</text:span><text:span text:style-name="T486"> व्यक्ति को ऐसा आभास होता है कि मानो वह एक पतंगा है, जो नदी की प्रबल धारा में गिर गया है, और उसके निवारण का</text:span><text:span text:style-name="T487"> कोई उपाय नहीं।</text:span></text:p>
      <text:p text:style-name="P84"/>
      <text:p text:style-name="Standard_20_hindi_20_text"><text:span text:style-name="T487">यहाँ</text:span><text:span text:style-name="T488"> एक संदेह उत्पन्न हो सकता है</text:span><text:span text:style-name="T489"> —</text:span><text:span text:style-name="T488"> वृद्धावस्था और व्याधियों के विषय में ऐसा विचार करने से</text:span><text:span text:style-name="T489"> व्यक्ति विषाद में तो नहीं‌ गिर जाएगा?</text:span><text:span text:style-name="T490"> हाँ, अवश्य ही एक प्रकार का आध्यात्मिक विषाद — </text:span><text:span text:style-name="T417">वैराग्य</text:span><text:span text:style-name="T490"> — उत्पन्न होगा।</text:span><text:span text:style-name="T491">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91">सकता है।</text:span><text:span text:style-name="T492"> वास्तव में वैराग्य के बिना आत्मसाक्षात्कार असंभव है।</text:span><text:span text:style-name="T493"> आध्यात्मिक जीवन के लिए यह टीका</text:span><text:span text:style-name="T494">-</text:span><text:span text:style-name="T493">करण आवश्यक है।</text:span><text:span text:style-name="T495"> जिस प्रकार किसी रोग से बचने के लिए टीका उसी रोग के विषाणुओं से विकसित किया जाता है, उसी प्रकार, </text:span><text:span text:style-name="T418">वैराग्य</text:span><text:span text:style-name="T495"> को अत्यधिक दुःख का सामना करके विकसित किया जाता है।</text:span><text:span text:style-name="T496"> संसार का तरण करने के लिए हमें उन्हीं समस्याओं पर विचार करना होगा जिनका हम समाधान चाहते हैं।</text:span></text:p>
      <text:p text:style-name="P85"/>
      <text:p text:style-name="P160"><text:span text:style-name="T496">प्रायः</text:span><text:span text:style-name="T497"> मृत्यु पर विचार करना किसी भी बुद्धिमान व्यक्ति को जगाने के लिए पर्याप्त है।</text:span><text:span text:style-name="T498">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19">मृत्योः रूपाणि</text:span><text:span text:style-name="T498">।”</text:span><text:span text:style-name="T499"> जीवन के अंत में होनी वाली मृत्यु तो इस दुःख की लंबी यात्रा में एक अस्थायी विश्राम स्थल</text:span><text:span text:style-name="T500"> मात्र</text:span><text:span text:style-name="T499"> है।</text:span></text:p>
      <text:p text:style-name="P86"/>
      <text:p text:style-name="P175"><text:span text:style-name="T499">भगवान रम</text:span><text:span text:style-name="T501">ण महर्षि ने मृत्यु पर विचार करके ही सत्य को प्राप्त किया।</text:span><text:span text:style-name="T502"> भगवान बुद्ध ने भी वृद्धावस्था, व्याधि और मृत्यु पर विचार से सत्य का</text:span><text:span text:style-name="T503"> साक्षात्कार किया</text:span><text:span text:style-name="T502">।</text:span><text:span text:style-name="T504"> सभी ऋषियों ने आध्यात्म में अपना स्वादिष्ट व्यंजन पकाने के निमित्त मृत्यु को ही सामग्री के रूप में प्रयोग किया</text:span><text:span text:style-name="T504"><text:note text:id="ftn6" text:note-class="footnote"><text:note-citation>६</text:note-citation><text:note-body><text:p text:style-name="P170"><text:s/><text:span text:style-name="T874">मृत्युर्यस्योपसेचनम्।</text:span><text:span text:style-name="T877"><text:tab/>क.उ.१.२.२५</text:span></text:p></text:note-body></text:note></text:span><text:span text:style-name="T504">।</text:span></text:p>
      <text:p text:style-name="P87"/>
      <text:h text:style-name="Subsection_20_within_20_shloka" text:outline-level="4"><text:span text:style-name="T827">अज्ञेय का</text:span><text:span text:style-name="T832"> अट्टहास</text:span></text:h>
      <text:p text:style-name="P175"><text:span text:style-name="T505">वर्तमान की</text:span><text:span text:style-name="T506"> </text:span><text:span text:style-name="T505">वैज्ञानिक प्रगति को देखकर हमें</text:span><text:span text:style-name="T506"> ऐसा प्रतीत होता होगा कि हमने मनुष्य शरीर और जीवन के विषय में अत्यंत ज्ञान प्राप्त कर लिया है।</text:span><text:span text:style-name="T507"> यद्यपि विज्ञान और चिकित्सा शास्त्रों में प्रगति हुई है, तथापि </text:span><text:span text:style-name="T420">व्याधि</text:span><text:span text:style-name="T507"> की समस्या का अभी भी कोई समाधान नहीं है।</text:span><text:span text:style-name="T508"> वस्तुतः चिकित्सा उद्योग ने इस समस्या को अत्यधिक जटिल बना दिया है।</text:span><text:span text:style-name="T509"> जिस समय हम वृद्ध हो जाते है</text:span><text:span text:style-name="T518">ं</text:span><text:span text:style-name="T509"> अथवा कोई घातक व्याधि से ग्रस्त हो जाते है</text:span><text:span text:style-name="T518">ं</text:span><text:span text:style-name="T509">, और सारी चिकित्साएं विफल हो जाती हैं, उस</text:span><text:span text:style-name="T510"> समय हमे नियति का भयानक मुख दिखा</text:span><text:span text:style-name="T511">ई देता</text:span><text:span text:style-name="T510"> है।</text:span><text:span text:style-name="T512"> ऐसे अनेक तथ्य प्रस्तुत होते हैं जिनका</text:span><text:span text:style-name="T513"> सामना करने के</text:span><text:span text:style-name="T512"> लिए हम तैयार नहीं थे।</text:span><text:span text:style-name="T514"> वृद्धावस्था और व्याधि</text:span><text:span text:style-name="T516"> के रूप में वह </text:span><text:span text:style-name="T421">अज्ञेय</text:span><text:span text:style-name="T515"> तत्त्व हमारी</text:span><text:span text:style-name="T516"> उपलब्धियों पर</text:span><text:span text:style-name="T515"> व्यंगपूर्वक अट्टहास कर रहा</text:span><text:span text:style-name="T517"> है।</text:span></text:p>
      <text:p text:style-name="P88"/>
      <text:p text:style-name="P176"><text:span text:style-name="T517">व्यक्ति चाहे</text:span><text:span text:style-name="T520"> </text:span><text:span text:style-name="T517">जितना</text:span><text:span text:style-name="T519"> भी शक्तिशाली अथवा प्रसिद्ध हो, वृद्धावस्था</text:span><text:span text:style-name="T521"> प्रारंभ होने के उपरांत</text:span><text:span text:style-name="T519"> वह स्वयं को असहाय और अकेला पाता है।</text:span><text:span text:style-name="T522"> प्रायः वृद्ध व्यक्तियों को जीवन शून्य</text:span><text:span text:style-name="T524"> सा लगता</text:span><text:span text:style-name="T522"> है।</text:span><text:span text:style-name="T523"> उनके माता-पिता, दादा-दादी आदि पूर्वजों का पहले ही देहांत हो गया है, और कई मित्र विलीन हो गए हैं।</text:span><text:span text:style-name="T525"> नई पीढ़ी के लोगों में उनके साथ बैठकर वार्तालाप करने भर का समय नहीं होता। भगवान शंकराचार्य कहते हैं, “</text:span><text:span text:style-name="T422">वार्ताम् पृच्छति कोपि न गेहे</text:span><text:span text:style-name="T525"> — घर में कोई भी मुझसे बात नहीं करता।”</text:span><text:span text:style-name="T526"> अधिकांशतः</text:span><text:span text:style-name="T527"> </text:span><text:span text:style-name="T526">वयोवृद्ध</text:span><text:span text:style-name="T528"> यह दुःखगाथा सुनाते हैं</text:span><text:span text:style-name="T526">।</text:span><text:span text:style-name="T529"> दुर्योधन ने सम्राट बनने की अभिलाषा से महाभारत का महाभयंकर युद्ध छेडा, और अंत में स्वयं को सर्व-उपेक्षित ही पाया।</text:span><text:span text:style-name="T530"> उनकी इतनी भारी दुर्दशा थी कि अंत काल में</text:span><text:span text:style-name="T533"> जब वे</text:span><text:span text:style-name="T532"> </text:span><text:span text:style-name="T530">युद्ध</text:span><text:span text:style-name="T535">-</text:span><text:span text:style-name="T530">भूमि में</text:span><text:span text:style-name="T531"> अकेले आहत पड़े थे,</text:span><text:span text:style-name="T533"> तब </text:span><text:span text:style-name="T531">उनके शरीर को भेड़िये और गीदड़ नोच खाने आए, परंतु उनकी</text:span><text:span text:style-name="T533"> सहायता करने के लिए वहाँ कोई न था, और</text:span><text:span text:style-name="T531"> स्वयं</text:span><text:span text:style-name="T532"> उस अवस्था में</text:span><text:span text:style-name="T531"> उन्हे अपने हाथों से मृगों</text:span><text:span text:style-name="T534"> को</text:span><text:span text:style-name="T531"> भगाना पडा।</text:span><text:span text:style-name="T536"> इतिहास में नेपोलियन आदि कई ऐसे शासक हुए हैं जिनकी</text:span><text:span text:style-name="T537"> शक्ति</text:span><text:span text:style-name="T536"> से सभी देश कांपते थे</text:span><text:span text:style-name="T538">, परंतु उनका अंत कारागार के भीतर ब</text:span><text:span text:style-name="T539">ंदीकृत अवस्था में </text:span><text:span text:style-name="T538">हुआ</text:span><text:span text:style-name="T536">।</text:span><text:span text:style-name="T540"> ऐसे ही थे ताज महल बनाने वाले शाहजहाँ।</text:span><text:span text:style-name="T541"> हमने हिटलर जैसे आततायियों के बारे में सुना है, जिन्हे अंत में आत्महत्या करनी पड़ी।</text:span><text:span text:style-name="T542"> अतः ईश्वर की शक्ति के सामने, सारा सांसारिक जीवन और शक्ति प्रदर्शन केवल एक विदूषक के हास्यप्रद नाच के समान है।</text:span><text:span text:style-name="T543">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89"/>
      <text:p text:style-name="P176"><text:span text:style-name="T723">क्या</text:span><text:span text:style-name="T724"> जन्म, मरण, वृद्धावस्था और रोग से मुक्त होने का कोई उपाय है?</text:span><text:span text:style-name="T544"> भगवान शंकराचार्य कहते हैं, </text:span></text:p>
      <text:p text:style-name="P90"/>
      <text:p text:style-name="P177"><text:span text:style-name="T436">नियमितमनसामुं</text:span><text:span text:style-name="T437"> त्वं स्वमात्मानमात्म-</text:span></text:p>
      <text:p text:style-name="P98">न्ययमहमिति साक्षाद्विद्धि बुद्धिप्रसादात्।</text:p>
      <text:p text:style-name="P98">जनिमरणतरङ्गापारसंसारसिन्धुं</text:p>
      <text:p text:style-name="P98">प्रतर भव कृतार्थो ब्रह्मरूपेण संस्थः॥</text:p>
      <text:p text:style-name="P90"/>
      <text:p text:style-name="P165"><text:span text:style-name="T544">शरीर में</text:span><text:span text:style-name="T545"> रहते समय ही, </text:span><text:span text:style-name="T544">नियमित मन और शुद्ध बुद्धि द्वारा</text:span><text:span text:style-name="T545"> आत्मसाक्षात्कार पाओ। आत्मा के साथ तादात्म्य बनाओ</text:span><text:span text:style-name="T547">, जन्म और मृत्यु रूपी तरंगों वाले </text:span><text:span text:style-name="T545">संसार नामक इस तटहीन सागर का तरण करो</text:span><text:span text:style-name="T546">।</text:span><text:span text:style-name="T548"> अपने वास्तविक ब्रह्म स्वरूप में दृढतापूर्वक स्थित, कृतार्थ हो जाओ।</text:span></text:p>
      <text:p text:style-name="P166"><text:soft-page-break/><text:span text:style-name="T548">हाय,</text:span><text:span text:style-name="T438"> जन्म-मरण के इस भयावह सागर मे</text:span></text:p>
      <text:p text:style-name="P136">न कोई तट है, न आश्रय का स्थल।</text:p>
      <text:p text:style-name="P136">प्रिय! शुद्ध बुद्धि का अनुग्रह प्राप्त कर</text:p>
      <text:p text:style-name="P166"><text:span text:style-name="T438">विस्तृत करो मन को</text:span><text:span text:style-name="T549">,</text:span><text:span text:style-name="T438"> और देखो देह-रहित, मन-रहित क्षेत्र भीतर।</text:span></text:p>
      <text:p text:style-name="P166"><text:span text:style-name="T438">‘मै</text:span><text:span text:style-name="T550">ं वही हूँ</text:span><text:span text:style-name="T438">’</text:span><text:span text:style-name="T550"> — आत्मा द्वारा</text:span><text:span text:style-name="T552"> </text:span><text:span text:style-name="T550">आत्मा</text:span><text:span text:style-name="T551"> से </text:span><text:span text:style-name="T550">स्थापित करो तादात्म्य</text:span></text:p>
      <text:p text:style-name="P166"><text:span text:style-name="T550">सीधे अनुभव की</text:span><text:span text:style-name="T553"> शक्ति से ब्रह्म मे स्थित रहो।</text:span></text:p>
      <text:p text:style-name="P137">तब यह दुःख भरा सागर होगा विलीन</text:p>
      <text:p text:style-name="P137">और तरण करोगे तुम इस असत् समुद्र को।</text:p>
      <text:p text:style-name="P138"/>
      <text:p text:style-name="P167"><text:span text:style-name="T553">वृद्धावस्था</text:span><text:span text:style-name="T554"> कैसे व्यतीत करें?</text:span></text:p>
      <text:p text:style-name="P139"/>
      <text:p text:style-name="P172"><text:span text:style-name="T554">भारत में पहले के काल में, अनेक राजा सफल जीवन जीने के उपरांत, अपने राज्यों को त्याग कर वन में ध्यानमग्न रहते थे।</text:span><text:span text:style-name="T555"> इसे </text:span><text:span text:style-name="T423">वानप्रस्थ</text:span><text:span text:style-name="T555"> कहते है।</text:span><text:span text:style-name="T554"> जिसे ज्ञात है</text:span><text:span text:style-name="T555"> कि केवल दिव्य तत्त्व ही व्यक्ति का निरंतर साथी है, उसे एकांत</text:span><text:span text:style-name="T556"> स्वस्थ करता</text:span><text:span text:style-name="T555"> है।</text:span><text:span text:style-name="T557"> परंतु यदि व्यक्ति अपने भीतर के इस दिव्य साथी के साथ संवाद नहीं स्थापित करता, तो हाँ, वह एकांत </text:span><text:span text:style-name="T558">से ऊब जाता है। यहाँ तक कि एकांत में उसे व्यग्रता और भय का अनुभव भी हो सकता है।</text:span><text:span text:style-name="T559"> इसके विपरीत, यदि व्यक्ति ने इंद्रियों का‌ निग्रह करके वैराग्य प्राप्त किया है, तो एकांत वास्तव में उसके लिए अमृतमय है।</text:span><text:span text:style-name="T560"> वास्तविक भक्त को एकांत अति आनंतमय लगता है। ऐसे व्यक्ति के लिए वृद्धावस्था अनुग्रह ही होता है।</text:span><text:span text:style-name="T561"> ऐसे वृद्ध व्यक्ति से सभी प्रेम करते हैं।</text:span></text:p>
      <text:p text:style-name="P116"/>
      <text:p text:style-name="P173"><text:span text:style-name="T561">ये </text:span><text:span text:style-name="T562">सब तो जीवन</text:span><text:span text:style-name="T563"> के विषय हैं। आत्मसाक्षात्कार का जन्म, मृत्यु अथवा पुनर्जन्म से कोई संबंध नहीं। यह बात है </text:span><text:span text:style-name="T662">अभी</text:span><text:span text:style-name="T563">, इस क्षण की</text:span><text:span text:style-name="T564">; अभी जीवन कैसे व्यतीत करें, पूर्णता</text:span><text:span text:style-name="T575">-</text:span><text:span text:style-name="T564">सहित, शांति</text:span><text:span text:style-name="T575">-</text:span><text:span text:style-name="T564">सहित, और यथासंभव स्वास्थ्य सहित — जो विषय</text:span><text:span text:style-name="T565"> </text:span><text:span text:style-name="T564">अनिवार्य नहीं</text:span><text:span text:style-name="T565"> हैं, उन </text:span><text:span text:style-name="T564">पर समय व्यतीत किये बिना </text:span><text:span text:style-name="T563">।</text:span><text:span text:style-name="T566"> जब हमें यह विदित होता है कि इंद्रिय विषय विष के समान हमारी प्राण ऊर्जा को क्षीण कर देते हैं, तब वास्तविक </text:span><text:span text:style-name="T663">वैराग्य</text:span><text:span text:style-name="T566"> उत्पन्न होता है।</text:span><text:span text:style-name="T567"> </text:span><text:span text:style-name="T394">इन्द्रियार्थेषु वैराग्यम् </text:span><text:span text:style-name="T567">— तब अपार वैराग्य जाग उठता</text:span><text:span text:style-name="T568"> है उन इंद्रिय विषयों के प्रति</text:span><text:span text:style-name="T576">,</text:span><text:span text:style-name="T568"> जो हमें नीचे खींचते हैं।</text:span></text:p>
      <text:p text:style-name="P117"/>
      <text:p text:style-name="P174"><text:span text:style-name="T568">जब हमें</text:span><text:span text:style-name="T438"> यह स्पष्ट होता है कि यह सांसारिक जीवन ऐसे दुःखों से ओतप्रोत है, तब</text:span><text:span text:style-name="T569"> इस संसार सागर को पार कर जाने की प्रबल उत्कण्ठा</text:span><text:span text:style-name="T570"> जाग उठती है</text:span><text:span text:style-name="T571">; </text:span><text:span text:style-name="T424">वैराग्य</text:span><text:span text:style-name="T571"> की ज्वाला धधक उठती है</text:span><text:span text:style-name="T570">।</text:span><text:span text:style-name="T572"> </text:span><text:span text:style-name="T425">वैराग्य</text:span><text:span text:style-name="T572"> की अग्नि को निरंतर जीवित रखना आवश्यक है।</text:span><text:span text:style-name="T573"> संत कवि भर्त्र्हरि ने </text:span><text:span text:style-name="T425">वैराग्य </text:span><text:span text:style-name="T573">पर एक-सौ श्लोक लिखे। विवेकचूडामणि में भगवान शंकराचार्य कहते हैं, “</text:span><text:span text:style-name="T426">साधक</text:span><text:span text:style-name="T573"> के लिए </text:span><text:span text:style-name="T425">वैराग्य</text:span><text:span text:style-name="T573"> से अधिक सहायक और कुछ भी नहीं।”</text:span><text:span text:style-name="T574"> इसके अतिरिक्त यदि साधक का</text:span><text:span text:style-name="T577"> अपनी</text:span><text:span text:style-name="T574"> इंद्रियों पर नियंत्रण</text:span><text:span text:style-name="T577"> हो</text:span><text:span text:style-name="T578"> </text:span><text:span text:style-name="T574">और उसे निरंतर गुरु का संग भी मिल</text:span><text:span text:style-name="T578"> जाए</text:span><text:span text:style-name="T574">, तो इसी जन्मे में वह आत्मज्ञान प्राप्त कर पूर्ण रूप से स्वतंत्र हो जाएगा।</text:span></text:p>
      <text:p text:style-name="P118"/>
      <text:p text:style-name="P174"><text:span text:style-name="T395">अनहंकार</text:span><text:span text:style-name="T574"> —</text:span><text:span text:style-name="T580"> </text:span><text:span text:style-name="T574">इस प्रकार विचार</text:span><text:span text:style-name="T579"> करने का सबसे बड़ा लाभ है अहंकार से मुक्ति।</text:span><text:span text:style-name="T581"> यद्यपि व्यक्ति कितना भी प्रसिद्ध अथवा महान हो, जब उसे विदित होता है कि सत् के सामने वह कुछ भी नहीं, कोई भी नहीं, तब </text:span><text:span text:style-name="T427">अमानित्वं</text:span><text:span text:style-name="T581"> — विनम्रता</text:span><text:span text:style-name="T582"> —</text:span><text:span text:style-name="T581"> स्वतः सिद्ध हो जाता है।</text:span><text:span text:style-name="T583"> जिन महात्माओं ने जीवन का वास्तविक अर्थ समझ लिया है, वे अहंकारी</text:span><text:span text:style-name="T584"> नहीं रहे।</text:span></text:p>
      <text:p text:style-name="P119"/>
      <text:p text:style-name="P174"><text:span text:style-name="T584">अगला</text:span><text:span text:style-name="T585"> श्लोक </text:span><text:span text:style-name="T664">वैराग्य</text:span><text:span text:style-name="T585"> के फल का वर्णन करता है।</text:span><text:span text:style-name="T586"> </text:span><text:span text:style-name="T665">वैराग्य</text:span><text:span text:style-name="T586"> सहित जीवन कैसा होता है? ऐसे जीवन व्यतीत करने वाले का स्वभाव कैसा होता है?</text:span></text:p>
      <text:p text:style-name="P120"/>
      <text:h text:style-name="P178" text:outline-level="3">१३<text:span text:style-name="T35">.९</text:span></text:h>
      <text:p text:style-name="Shkola_20_body"><text:span text:style-name="T36">असक्तिरनभिष्वङ्गः</text:span><text:span text:style-name="T37"> पुत्रदारगृहादिषु।</text:span></text:p>
      <text:p text:style-name="P185">नित्यं च समचित्तत्वमिष्टानिष्टोपपत्तिषु॥</text:p>
      <text:p text:style-name="P185"/>
      <text:p text:style-name="P8"><text:span text:style-name="T29">आसक्तिरहित रहना; </text:span><text:span text:style-name="T11">पुत्र</text:span><text:span text:style-name="T29">, पत्नी, गृह आदि से न चिपकना; तथा इष्ट-अनिष्ट घटनाओं में सदैव समभाव...</text:span></text:p>
      <text:p text:style-name="P192"><text:span text:style-name="T438"/></text:p>
      <text:p text:style-name="P192"><text:soft-page-break/><text:span text:style-name="T438">स्वजनसंबंधों के विषय में यह श्लोक उत्तम मार्गदर्शन है।</text:span><text:span text:style-name="T587"> </text:span><text:span text:style-name="T428">वैराग्य</text:span><text:span text:style-name="T587"> के विकास के लिए स्वजनसंबंध उत्तम क्षेत्र प्रदा</text:span><text:span text:style-name="T661">न करते </text:span><text:span text:style-name="T587">है</text:span><text:span text:style-name="T660">ं</text:span><text:span text:style-name="T587">।</text:span><text:span text:style-name="T588"> साधक के लिए</text:span><text:span text:style-name="T589"> इस </text:span><text:span text:style-name="T588">श्लोक पर गहन ध्यान करके इसके निहितार्थ को</text:span><text:span text:style-name="T589"> </text:span><text:span text:style-name="T588">हृदयंगम करना</text:span><text:span text:style-name="T589"> आवश्यक है</text:span><text:span text:style-name="T588">।</text:span></text:p>
      <text:p text:style-name="P91"/>
      <text:p text:style-name="P179"><text:span text:style-name="T588">किसी</text:span><text:span text:style-name="T590"> भी प्रकार की आसक्ति क्लेश का</text:span><text:span text:style-name="T591"> ही रूप है</text:span><text:span text:style-name="T590">।</text:span><text:span text:style-name="T592"> इस श्लोक का मुख्य पद है </text:span><text:span text:style-name="T396">अभिष्वङ्गः</text:span><text:span text:style-name="T592">,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93">, </text:span><text:span text:style-name="T592">‘यह घर मेरा</text:span><text:span text:style-name="T593"> है</text:span><text:span text:style-name="T592">’</text:span><text:span text:style-name="T594"> इत्यादि विचार</text:span><text:span text:style-name="T595"> — और उनके सारे भले बुरे गुणों का स्वयं</text:span><text:span text:style-name="T596"> पर आरोपण करके, उनके</text:span><text:span text:style-name="T595"> साथ तादात्म्य मानना।</text:span><text:span text:style-name="T597"> ‘मैं’ और ‘मेरा’ से ही सारे दुःख उत्पन्न होते हैं।</text:span><text:span text:style-name="T598"> संसार रोग का सटीक निदान यही</text:span><text:span text:style-name="T599"> विषाणु</text:span><text:span text:style-name="T598"> है।</text:span><text:span text:style-name="T600">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601"> </text:span><text:span text:style-name="T396">अनभिष्वङ्गः</text:span><text:span text:style-name="T397"> </text:span><text:span text:style-name="T377">का अर्थ है सभी प्रकार के ‘मेरेपन’ से मुक्ति।</text:span><text:span text:style-name="T378"> आश्चर्य की बात है</text:span><text:span text:style-name="T379"> कि कभी-कभी संन्यासी को भी किसी वस्तु अथवा व्यक्ति के साथ आसक्ति हो जाती है।</text:span></text:p>
      <text:p text:style-name="P104"/>
      <text:h text:style-name="Subsection_20_within_20_shloka" text:outline-level="4"><text:span text:style-name="T827">महाराज भरत का</text:span><text:span text:style-name="T833"> शिशु</text:span><text:span text:style-name="T834">-</text:span><text:span text:style-name="T833">हिरण से लगाव</text:span></text:h>
      <text:p text:style-name="Standard_20_hindi_20_text"><text:span text:style-name="T439">श्रीमद्</text:span><text:span text:style-name="T602">भागवत में राजा भरत की कथा इसका उदाहरण है। भरत अपने राज्य का</text:span><text:span text:style-name="T603"> परित्याग कर, शेष जीवन वन मे ध्यान करने चले गए। उन्होनें बिना किसी बाधा के, शांति से ध्यान करने के निमित्त सभी व्यवस्थाएँ की</text:span><text:span text:style-name="T604">, परंतु वहाँ एक शिशु हिरण के साथ</text:span><text:span text:style-name="T606"> उनका घनिष्ठ संबंध बन </text:span><text:span text:style-name="T604">गया</text:span><text:span text:style-name="T605">, और उनका सारा समय उसकी देखरेख मे व्यतीत होने लगा</text:span><text:span text:style-name="T604">।</text:span><text:span text:style-name="T606"> हिरण के प्रति उनका गाढ़ मोह इतना अधिक हो गया कि उनके सारे ध्यान की क्षति हो गई</text:span><text:span text:style-name="T607">; ध्यान मे उपार्जित प्राण ऊर्जा की दिशा हिरण के प्रति मुड़ गई।</text:span><text:span text:style-name="T608"> परिणामस्वरूप उन्होने</text:span><text:span text:style-name="T609"> हिरण के रूप मे अगला जन्म लिया</text:span><text:span text:style-name="T608">।</text:span><text:span text:style-name="T609">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2"/>
      <text:p text:style-name="P93">ऋषभदेव<text:span text:style-name="T878"> कहते हैं, “पुरुष और स्त्री के विवाह के समय उन दोनो को साथ जोड़ने वाली गाँठ केवल सांस्कारिक ही नही, अपितु </text:span><text:span text:style-name="T763">हृदय ग्रंथी</text:span><text:span text:style-name="T878"> है।” यह प्रत्यापक और शिक्षाप्रद श्लोक स्मरण रखने योग्य है।</text:span></text:p>
      <text:p text:style-name="P93"/>
      <text:p text:style-name="P114">पुंसः<text:span text:style-name="T879"> स्त्रिया</text:span><text:span text:style-name="T880"> मिथुनीभावमेतं तयोर्मिथो हृदयग्रन्थिमाहुः।</text:span></text:p>
      <text:p text:style-name="P115">अतो गृहक्षेत्रसुताप्तवित्तैर्जनस्य मोहोऽयमहं ममेति॥</text:p>
      <text:p text:style-name="P130"/>
      <text:p text:style-name="P140">स्त्री और पुरुष का एक-दूसरे के प्रति पारस्परिक आकर्षण एक रहस्यमय मनो-भौतिकी गाँठ है — हृदय ग्रंथी। अज्ञान की<text:span text:style-name="T881"> </text:span>यह सूक्ष्म ग्रंथी<text:span text:style-name="T881"> उन दोनो</text:span><text:span text:style-name="T882"> हृदयों को एक साथ जोड़ देती है।</text:span><text:span text:style-name="T883"> इसी से शरीर, सम्पत्ति, प्रजा, संबंधीजन और धन आदि भ्रमों की उत्पत्ति होती है</text:span><text:span text:style-name="T884">, तथा ‘मैं’ और ‘मेरा’ आदि भ्रान्तिजनक आभास भी होते हैं</text:span><text:span text:style-name="T883">।</text:span></text:p>
      <text:p text:style-name="P140"/>
      <text:p text:style-name="P122">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21"/>
      <text:p text:style-name="P123">गृहस्थ धर्म का सम्यक पालन करने के फलस्वरूप ही<text:span text:style-name="T885"> </text:span><text:span text:style-name="T762">संन्यासी</text:span> का जन्म होता है।<text:span text:style-name="T886"> </text:span><text:span text:style-name="T764">संन्यासी</text:span><text:span text:style-name="T886"> दुर्लभ हैं; उन्होंने पहले ही वैराग्य के इस मार्ग का चयन कर लिया है।</text:span><text:span text:style-name="T887"> परंतु गृहस्थ के विषय में ऐसा नहीं है।</text:span><text:span text:style-name="T888"> वह सदैव अपने ध्यानालय के भीतर नहीं रह सकता।</text:span><text:span text:style-name="T889"> उसे बाहर आकर जगत का सामना करना पड़ता है।</text:span><text:span text:style-name="T890"> यह पूर्णाशतः गीता की परिस्थिति जैसा है — एक रणभूमि।</text:span><text:span text:style-name="T891"> अनेक आकुलताजनक परिस्थित्याँ गृहस्थ व्यक्ति की प्रतीक्षा में रहते हैं।</text:span><text:span text:style-name="T892"> उसे इस विदित नहीं होता कि भाग्य का अगला बाण कहाँ से आकर उसे आहत करेगा।</text:span></text:p>
      <text:p text:style-name="P123"/>
      <text:p text:style-name="P124">कदाचित <text:span text:style-name="T893">भगवान यहाँ </text:span>अर्जुन को अपने प्रिय पुत्र<text:span text:style-name="T895"> अभिमन्यु</text:span> की होने वाली मृत्यु का सामना<text:span text:style-name="T893"> करने के निमित्त तैया</text:span><text:span text:style-name="T894">र कर रहे हैं।</text:span><text:span text:style-name="T896"> भगवान यहाँ </text:span><text:span text:style-name="T758">असक्तिः</text:span><text:span text:style-name="T896"> पद का प्रयोग करते हैं, जिसका तात्पर्य है लगावरहित रहना</text:span><text:span text:style-name="T897">, अथवा उन व्यक्तियों अथवा</text:span><text:span text:style-name="T898"> वस्तुओं </text:span><text:span text:style-name="T897">का चिंतन न करना।</text:span><text:span text:style-name="T899"> मन को स्वप्नविषयों</text:span><text:span text:style-name="T900"> में विचरने</text:span><text:span text:style-name="T899"> की अनुमति नहीं देनी चाहिए।</text:span><text:span text:style-name="T900"> वास्तव में मन का स्वभाव ही है</text:span><text:span text:style-name="T901"> </text:span><text:span text:style-name="T900">उनके बारे में चिंता करना जिनसे उसे लगाव है।</text:span><text:span text:style-name="T902"> </text:span><text:span text:style-name="T765">गृहस्थ का किसके साथ लगाव है</text:span><text:span text:style-name="T902">?</text:span><text:span text:style-name="T903"> पहली है पत्नी — </text:span><text:span text:style-name="T759">दार</text:span><text:span text:style-name="T903">।</text:span><text:span text:style-name="T908"> स्त्री-</text:span><text:span text:style-name="T904">पुरुष संबंधजनित वेदनाएँ और कष्ट सभी गृहस्थ व्यक्तियों को विदित है।</text:span><text:span text:style-name="T905"> श्रीमद्भागवत में कहा गया है कि सीताजी के विरह की व्यथा में शोकाकुल होकर श्रीराम ने भी शोकार्त</text:span><text:span text:style-name="T906"> रुदन किया।</text:span><text:span text:style-name="T907"> श्रीशुकदेव कहते हैं, “श्रीराम ने इतना विलाप क्यों किया? केवल यह दर्शाने के निमित्त कि स्त्रीमोहवश मनुष्य का ऐसी </text:span><text:soft-page-break/><text:span text:style-name="T907">ही दयनीय परिस्थिति में पतन हो जाता है।”</text:span><text:span text:style-name="T908"> स्त्री</text:span><text:span text:style-name="T909">-पुरुष बंधन सर्वत्र ही</text:span><text:span text:style-name="T911"> </text:span><text:span text:style-name="T909">ऐसे ही कष्टों से उत्पीडीत है; यह सार्वभौम</text:span><text:span text:style-name="T910"> </text:span><text:span text:style-name="T909">है</text:span><text:span text:style-name="T909"><text:note text:id="ftn7" text:note-class="footnote"><text:note-citation>७</text:note-citation><text:note-body><text:p text:style-name="P180"><text:s/><text:span text:style-name="T914">स्त्रीपुंप्रसङ्ग एतादृक्।</text:span><text:span text:style-name="T913"><text:tab/>श्री.भा.९.११.१७</text:span></text:p></text:note-body></text:note></text:span><text:span text:style-name="T909">।</text:span><text:span text:style-name="T912"> इस संबंध में अनेक स्तरों पर जटिल समस्याएँ उत्पन्न होकर दुःख में परिणत होती हैं। अतः साधक के लिए ऐसे संबंधों के विषय में अत्यंत सावधान होना अनिवार्य है।</text:span><text:span text:style-name="T915"> श्रीमद्भागवत हमारा मार्गदर्शन करता है, “</text:span><text:span text:style-name="T766">यावदर्थम् व्यवहरेत्</text:span><text:span text:style-name="T915"> </text:span><text:span text:style-name="T916">(श्री.भा.७.१२.६) </text:span><text:span text:style-name="T915">— संसार में</text:span><text:span text:style-name="T916"> </text:span><text:span text:style-name="T915">केवल उतना</text:span><text:span text:style-name="T916"> ही व्यवहार करो जितना कि अनिवार्य है।</text:span><text:span text:style-name="T915">”</text:span><text:span text:style-name="T917"> यह एक अति उपयोगी </text:span><text:span text:style-name="T767">सूत्र</text:span><text:span text:style-name="T917"> है।</text:span><text:span text:style-name="T919"> </text:span><text:span text:style-name="T917">अपने जीवनसाथी</text:span><text:span text:style-name="T918"> के प्रति </text:span><text:span text:style-name="T768">असक्तिः</text:span><text:span text:style-name="T918"> अर्थात मोहात्मक-लगाव से मुक्ति अत्यंत कठिन है</text:span><text:span text:style-name="T919">, क्योंकि यह संबंध प्रकृति की शक्तियों से ओतप्रोत है।</text:span><text:span text:style-name="T920"> बंधनों को खोलकर दूर हटने में अति कठिन तपस्या लगती है।</text:span><text:span text:style-name="T921"> प्रत्युत</text:span><text:span text:style-name="T922">,</text:span><text:span text:style-name="T921"> मात्र स्वयं-संकल्पित तप से अधिक लाभ नहीं होता। साधक को चाहिए कि वह संतों</text:span><text:span text:style-name="T924"> की संगति</text:span><text:span text:style-name="T923"> ढूंढ कर उनकी सन्निधि में वास करे।</text:span></text:p>
      <text:p text:style-name="P124"/>
      <text:p text:style-name="P125">गृहस्थ व्यक्ति के आसक्तियों की<text:span text:style-name="T925"> सूचि </text:span>में अगला है <text:span text:style-name="T749">पुत्र</text:span>, जिसका तात्पर्य है अपने बच्चों अर्थात पुत्रों<text:span text:style-name="T926"> और पुत्रियों </text:span>के प्रति गाढ़ मोह। अपने बच्चों<text:span text:style-name="T927"> को लेकर यंत्रणा भोगना माता-पिता के लिए सामान्य विषय है।</text:span><text:span text:style-name="T928"> साधारणतः</text:span><text:span text:style-name="T929"> </text:span><text:span text:style-name="T928">विवाहित दंपत्तियाँ शिशुलाभ न होने पर विलाप करते</text:span><text:span text:style-name="T929"> है।</text:span><text:span text:style-name="T930"> तथापि, शिशु के जन्म के उपरांत उसके वयोविकास आदि की</text:span><text:span text:style-name="T931"> अवधि में </text:span><text:span text:style-name="T930">भी आसक्तिजनित घोर श्रम तथा दुःख माता</text:span><text:span text:style-name="T933">-पिता की</text:span><text:span text:style-name="T932"> ताक में रहते</text:span><text:span text:style-name="T930"> हैं।</text:span><text:span text:style-name="T934"> परिणामस्वरूप, आसक्तियाँ हमारे सारे जीवन को सर्वथा दुःखास्पद बना देती हैं।</text:span><text:span text:style-name="T935"> </text:span><text:span text:style-name="T769">संसार</text:span><text:span text:style-name="T935"> का यही स्वभाव है।</text:span></text:p>
      <text:p text:style-name="P125"/>
      <text:p text:style-name="P126">अगला<text:span text:style-name="T936"> आता है </text:span><text:span text:style-name="T760">गृहादिषु</text:span><text:span text:style-name="T936"> — घर आदि।</text:span><text:span text:style-name="T937"> श्रीमद्भागवत में कहा जाता है, “</text:span><text:span text:style-name="T770">गृहम् अन्धकूपं</text:span><text:span text:style-name="T937"> — अपने घर के साथ जो व्यक्ति मोह में बंध जाता है वह वैसा ही है जैसा किसी अंधे कुएँ में गिरा हुआ पशु।”</text:span><text:span text:style-name="T938"> </text:span><text:span text:style-name="T760">गृहादिषु</text:span><text:span text:style-name="T936"> </text:span><text:span text:style-name="T938">का तात्पर्य है घर बनवाने अथवा खरीदने की अहंकार प्रेरित इच्छा।</text:span><text:span text:style-name="T939"> तथापि, इसका परिणाम प्रायः हमारी आकांक्षाओं के विपरीत ही होता है।</text:span><text:span text:style-name="T940"> दृष्टांतस्वरूप, तिरुवण्णामलै में दर्शन की अभिलाषा से आए हुए अनेक धनसम्पन्न भक्तजन प्रायः</text:span><text:span text:style-name="T941"> </text:span><text:span text:style-name="T940">उस दिव्य क्षेत्र में अरुणाचल-शिव की असीम उपस्थिति का आभास पाकर वहाँ</text:span><text:span text:style-name="T941"> निवास करना चाहते </text:span><text:span text:style-name="T940">हैं।</text:span><text:span text:style-name="T942"> परिणामस्वरूप वे वहाँ अपने लिए घर बनवाते हैं, इस आशा समेत कि वे वहाँ बार-बार आकर शांति से रहेंगे।</text:span><text:span text:style-name="T943"> परंतु ईश्वर, अरुणाचल-शिव की अपनी ही योजनाएँ हैं।</text:span><text:span text:style-name="T944"> अनेकानेक कारणो</text:span><text:span text:style-name="T945">ं</text:span><text:span text:style-name="T944">वश गृह के स्वामी कदाचित ही वहाँ जा पाते हैं, और अन्ततः कोई साधु वहाँ के देखरेखकर्ता के रूप में वहाँ निवास करने लगता है।</text:span><text:span text:style-name="T946">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947"> तो </text:span><text:span text:style-name="T946">शय्याग्रस्त हो जाते हैं या प्राण त्याग देते हैं।</text:span><text:span text:style-name="T948"> सांसारिक जीवन की यह अति</text:span><text:span text:style-name="T949"> </text:span><text:span text:style-name="T948">क्रूर विडंबना है।</text:span></text:p>
      <text:p text:style-name="P126"/>
      <text:p text:style-name="P127"><text:span text:style-name="T749">आदिषु</text:span> पद का तात्पर्य है कि इस सूचि का विराम नहीं है।<text:span text:style-name="T950"> यहाँ सब प्रकार के धन इंगित हैं।</text:span><text:span text:style-name="T951"> मनुष्य धन के साथ घनिष्ठ मोह है।</text:span><text:span text:style-name="T952"> श्रीमद्भागवत के ग्यारहवें स्कन्ध में</text:span><text:span text:style-name="T953"> भिक्षु-गीता में कहा जाता है, “धन के</text:span><text:span text:style-name="T954"> </text:span><text:span text:style-name="T953">उपार्जन वर्धन तथा रक्षा के निमित्त कठिन प्रयास</text:span><text:span text:style-name="T955"> की आवश्यकता होती है।</text:span><text:span text:style-name="T956"> तथापि, धन-लाभ के उपरांत उसके व्यय तथा भोग चिंता</text:span><text:span text:style-name="T957"> से मुक्त नहीं होते</text:span><text:span text:style-name="T958">;</text:span><text:span text:style-name="T957"> उसके खो जाने का </text:span><text:span text:style-name="T956">अत्यधिक भय रहता है।</text:span><text:span text:style-name="T957"> धन</text:span><text:span text:style-name="T959"> की </text:span><text:span text:style-name="T957">हानि से व्यक्ति हताश हो सकता</text:span><text:span text:style-name="T959"> है, और चित्त विक्षेप के कगार पर पहुँच सकता है।</text:span><text:span text:style-name="T960"> ज्ञानीजन कहते हैं कि धन की प्रबल इच्छा के कारण लुंठन, हिंसा, असत्य-वचन, मिथ्याचार, लोभ, क्रोध, दंभ, अभिमान, भेदभाव, विद्वेष, ईर्ष्या, अत्यधिक कामुक भोग,</text:span><text:span text:style-name="T961"> द्यूत तथा मादकता — ये पन्द्रह अवगुण </text:span><text:span text:style-name="T960">मनुष्य को</text:span><text:span text:style-name="T961"> दूषित करते हैं।</text:span><text:span text:style-name="T962"> जो मनुष्य </text:span><text:span text:style-name="T771">मुक्ति</text:span><text:span text:style-name="T962"> की अभिलाषा रखते हैं, वे इसे दूर से ही त्याग दें, क्योंकि </text:span><text:span text:style-name="T771">अर्थ</text:span><text:span text:style-name="T962"> (धन ) वास्तव में </text:span><text:span text:style-name="T771">अनर्थ</text:span><text:span text:style-name="T962"> ही है; यही यथार्थ में सभी अनिष्टों का कारण है।</text:span><text:span text:style-name="T963"> भाई-बहन, पति-पत्नी, माता-पिता आदि निकटतम संबंधी जो एक दूसरे से प्रेम करते हैं और एक दूसरे के संग निवास करते हैं, वे भी अल्प मुद्राओं के लोभवश शत्रुओं में परिणत हो जाते हैं।</text:span><text:span text:style-name="T964"> छोटी सी वस्तु के विषय में</text:span><text:span text:style-name="T966"> </text:span><text:span text:style-name="T964">विवाद क्रोधाग्नि को भड़काकर सारे प्रेम</text:span><text:span text:style-name="T967"> भरे संबंधों</text:span><text:span text:style-name="T964"> को भुला देने के लिए पर्याप्त है</text:span><text:span text:style-name="T965">; यह उन्हें</text:span><text:span text:style-name="T967"> परस्प</text:span><text:span text:style-name="T968">र लडवाता है, यहाँ तक कि महान विनाश का भी कारण बनता है</text:span><text:span text:style-name="T964">।</text:span><text:span text:style-name="T953">”</text:span><text:span text:style-name="T969"> महाभारत का महायुद्ध इस बात का प्रमाण है।</text:span></text:p>
      <text:p text:style-name="P127"/>
      <text:p text:style-name="P128">गृहस्थ व्यक्ति को यथासंभव एकांत में अथवा महात्माओं के संग में वास करना आवश्यक है।<text:span text:style-name="T970"> तथापि, एकांत में भी संभव है कि मन असहयोगी बन कर विभिन्न प्रकार की समस्याएँ खड़ी कर सकता है।</text:span><text:span text:style-name="T971"> अतः सबसे उत्तम उपाय महात्माओं का संग ही है। किसी भी निजी साधना की तुलना में, ब्रह्मविद् महात्मा का सत्संग सुलभतापूर्वक ही व्यक्ति को मन की उथल-पुथल से ऊपर उठा सकता है।</text:span><text:span text:style-name="T972"> अन्यथा, भक्ति और साधना की शक्ति का अवलंबन करके, हमें आंतरिक गुरु को जगाकर,</text:span><text:span text:style-name="T973"> उनके साथ निरंतर सत्संग में</text:span><text:span text:style-name="T974"> उनका मार्गदर्शन प्राप्त करना होगा</text:span><text:span text:style-name="T972">।</text:span><text:span text:style-name="T975"> इस प्रकार व्यक्ति सर्वथा मुक्त हो सकता है।</text:span><text:span text:style-name="T976"> ऐसे कई गृहस्थ महात्मा और योगी हु</text:span><text:span text:style-name="T977">ए हैं</text:span><text:span text:style-name="T976">।</text:span></text:p>
      <text:p text:style-name="P128"/>
      <text:h text:style-name="P184" text:outline-level="4"><text:soft-page-break/>ऋषि के साथ निवास</text:h>
      <text:p text:style-name="P181"><text:span text:style-name="T439">टी.के.सुंदरेश अय्यर एक गृहस्थ थे</text:span><text:span text:style-name="T610"> जिनकी भगवान रमण महर्षि के प्रति प्रगाढ़ भक्ति थी।</text:span><text:span text:style-name="T611"> बाल्यावस्था से ही वे महर्षि के पास ही रहते थे।</text:span><text:span text:style-name="T612"> समय आने पर वे पाठशाला में अध्यापक बने, और विवाहित भी हुए। अत्यंत निर्धनतावश उन्हें पारिवारिक जीवन में अनेक कष्ट सहने पड़े। तथापि वे सदैव इतने उच्च आध्यात्मिक भाव में</text:span><text:span text:style-name="T613"> रहते थे कि जिनको भी उनका परिचय था, वे सभी उन्हें </text:span><text:span text:style-name="T429">ऋषि</text:span><text:span text:style-name="T613"> मानते थे</text:span><text:span text:style-name="T612">।</text:span><text:span text:style-name="T614"> वे भगवान रमण महर्षि की सन्निधि में रहकर अपनी समस्त सांसारिक वेदनाओं से निवृत्त हो गए।</text:span><text:span text:style-name="T615"> वे परछाईं</text:span><text:span text:style-name="T616"> के समान </text:span><text:span text:style-name="T615">श्री रमण महर्षि के साथ चिपके रहे। यही रहस्य है।</text:span></text:p>
      <text:p text:style-name="P94"/>
      <text:p text:style-name="P182"><text:span text:style-name="T615">जैसे हमने</text:span><text:span text:style-name="T617"> पहले बताया, इस श्लोक का पूर्वार्ध — </text:span><text:span text:style-name="T398">असक्तिः-अनभिष्वङ्गः पुत्र-दार-गृहादिषु</text:span><text:span text:style-name="T617"> — एक दिव्य मार्गदर्शक सूत्र है।</text:span><text:span text:style-name="T618"> किसी भी गृहस्थ व्यक्ति को चाहिए कि वह उपदेश पर गहनतापूर्वक मनन करे।</text:span><text:span text:style-name="T619"> किसी से भी </text:span><text:span text:style-name="T622">आसक्ति </text:span><text:span text:style-name="T619">कदापि प्रेम नहीं होता; केवल अज्ञानी व्यक्ति ही लगाव</text:span><text:span text:style-name="T621"> अथवा आसक्ति को</text:span><text:span text:style-name="T619"> प्रेम मानते हैं।</text:span><text:span text:style-name="T620"> प्रेम की निर्बाध धारा को आसक्ति बाधित कर देता है, यह नियम है।</text:span><text:span text:style-name="T621"> आसक्ति रूपी </text:span><text:span text:style-name="T623">मैल के हटने पर, गंगाजी के निर्मल जल</text:span><text:span text:style-name="T624"> की</text:span><text:span text:style-name="T625"> भांति </text:span><text:span text:style-name="T623">शुद्ध</text:span><text:span text:style-name="T624"> </text:span><text:span text:style-name="T623">प्रेम का</text:span><text:span text:style-name="T624"> आविर्भाव होता है</text:span><text:span text:style-name="T623">।</text:span><text:span text:style-name="T626"> जब हमें किसी भी व्यक्ति के साथ आसक्ति होती है, तो हम उन्हें तथा स्वयं को भी विक्षुब्ध करते हैं</text:span><text:span text:style-name="T627">; यहाँ तक कि हम उन्हें आहत भी करते हैं</text:span><text:span text:style-name="T626">।</text:span><text:span text:style-name="T628"> यदाकदा आसक्ति से दुर्भावना की उत्पत्ति भी हो सकती है।</text:span><text:span text:style-name="T629"> शांतिपूर्वक धर्म केवल उनसे होता है जो पूर्णाशतः आसक्तिरहित </text:span><text:span text:style-name="T630">रह</text:span><text:span text:style-name="T629"> सकते हैं।</text:span></text:p>
      <text:p text:style-name="P95"/>
      <text:p text:style-name="P182"><text:span text:style-name="T629">किसी</text:span><text:span text:style-name="T631"> प्रकार के लगाव अथवा वासना से, मन के शांत सरोवर में छोटी-बड़ी तरंगें, बवंडर और यहाँ तक कि विशाल सुनामी भी बन सकते हैं।</text:span><text:span text:style-name="T632"> आसक्ति की वेदना साधक को और भी तीक्ष्ण लगते हैं।</text:span><text:span text:style-name="T633"> उसे ऐसा प्रतीत होता है कि मानो सहस्रों लोहे की शृंखलाएँ उसे नीचे खींच रही हों, यद्यपि उसकी अभिलाषा है निर्वाण के अनंत आकाश में रमण</text:span><text:span text:style-name="T634"> करने की</text:span><text:span text:style-name="T633">।</text:span><text:span text:style-name="T635"> योगी निरंतर अपने चित्त को सम स्थिति में रखने का उद्यम करता है</text:span><text:span text:style-name="T636"> — </text:span><text:span text:style-name="T399">नित्यं च समचित्तत्वं</text:span><text:span text:style-name="T400"> </text:span><text:span text:style-name="T415">— </text:span><text:span text:style-name="T380">भगवान ने यहाँ इस पद का प्रयोग किया है</text:span><text:span text:style-name="T635">।</text:span><text:span text:style-name="T637"> अन्यत्र भगवान ने कहा, “</text:span><text:span text:style-name="T430">समत्वं योग उच्यते</text:span><text:span text:style-name="T637"> (भ.गी.२.४८) — समत्व ही योग है” तथा “</text:span><text:span text:style-name="T430">सर्वेषु कालेषु योगयुक्तो भव</text:span><text:span text:style-name="T637"> (भ.गी.८.२७) — सर्वदा अपने मन को उस योग स्थिति के साथ जोड़ लो।”</text:span></text:p>
      <text:p text:style-name="P96"/>
      <text:p text:style-name="P183"><text:span text:style-name="T637">यत्र-तत्र</text:span><text:span text:style-name="T638"> की शक्तियाँ हमारे जीवन में </text:span><text:span text:style-name="T401">इष्ट</text:span><text:span text:style-name="T639">-</text:span><text:span text:style-name="T401">अनिष्ट</text:span><text:span text:style-name="T638"> परिस्थितियों लाएंगी</text:span><text:span text:style-name="T639">, तथापि, कुछ भी हो — </text:span><text:span text:style-name="T402">उपपत्तिषु</text:span><text:span text:style-name="T639">, व्यक्ति यो समचित्त रहने का अभ्यास करना चाहिए</text:span><text:span text:style-name="T638">।</text:span><text:span text:style-name="T640"> कारणतः कल का दिन क्या लेकर आएगा, हमें यह विदित नहीं है, अतः अपना जीवन जीने के निमित्त हमारे पास कोई पूर्व-गणित-सूत्र नहीं हैं।</text:span><text:span text:style-name="T641"> जीवन में चाहे जो भी घटित हो, </text:span><text:span text:style-name="T403">समचित्तत्वम्</text:span><text:span text:style-name="T641"> — अर्थात हर परिस्थिति में सम-चित्त रहना आवश्यक है।</text:span><text:span text:style-name="T642"> यही योग की स्थिति है। यह केवल तभी संभव है जब व्यक्ति अपने मन के अधीन न हो।</text:span></text:p>
      <text:p text:style-name="P188"/>
      <text:p text:style-name="P189"><text:span text:style-name="T642">सबसे महत्व</text:span><text:span text:style-name="T438">पूर्ण बात, हम केवल तब पूर्णतः शांति हो सकेंगे जब हमें यह हृदयंगम होगा कि एक सर्वज्ञ, सर्वशक्तिमान तत्त्व हमारे जीवन की प्रत्येक घटना को संचालित कर रहा है, और प्रेम से</text:span><text:span text:style-name="T643"> हमारा ध्यान रख रहा है।</text:span><text:span text:style-name="T644"> केवल तभी वास्तविक समभाव संभव है।</text:span><text:span text:style-name="T645"> सभी राग-द्वेष विलीन हो जाते हैं जब यह उपलब्धि होती है कि ईश्वर सदैव हमारे परिवार, धन आदि का ध्यान रख रहे हैं। क्यों अनावश्यक ही उद्विग्न और क्रोधित हों? देखिए, बच्चे कितने निश्चिंत होकर रहते हैं, क्योंकि उन्हें ज्ञात है कि उनके माता-पिता सब कुछ सम्हाल लेंगे।</text:span><text:span text:style-name="T646"> जब परिवारजन किसी यात्रा पर जाते हैं, तब बच्चे टिकट लेने अथवा वाहन की व्यवस्था करने की चिंता</text:span><text:span text:style-name="T647"> किञ्चितमात्र भी</text:span><text:span text:style-name="T646"> नहीं करते।</text:span><text:span text:style-name="T648"> वे तो बस स्वतंत्र क्रीड़ा-विनोद में व्यस्त रहते हैं।</text:span><text:span text:style-name="T649"> प्रत्युत बच्चों का ध्यान रखना तथा आवश्यक्तानुसार सारी व्यवस्था</text:span><text:span text:style-name="T650"> करना</text:span><text:span text:style-name="T649"> माता-पिता का दायित्व है।</text:span><text:span text:style-name="T651"> सादृश्य से,</text:span><text:span text:style-name="T652"> जिस भक्त को हृदयंगम है कि ईश्वर सदैव उसका ध्यान रख रहे हैं, वह</text:span><text:span text:style-name="T653"> पूर्णतः</text:span><text:span text:style-name="T652"> तनावमुक्त हो जाता है।</text:span><text:span text:style-name="T654"> प्रेम वह आभास है कि आप ईश्वर की गोद में हैं; और यह आभास व्यक्ति को पूर्णतः मुक्त कर देता है।</text:span></text:p>
      <text:p text:style-name="P190"><text:span text:style-name="T654">तुम हो आत्मा</text:span><text:span text:style-name="T438">, वह सर्व-रस — सभी रसों के संगम</text:span></text:p>
      <text:p text:style-name="P190"><text:span text:style-name="T438">उन भक्तों के लिए जिनके हृदय तुम में रमते हैं।</text:span></text:p>
      <text:p text:style-name="P191"><text:span text:style-name="T438">संबंधी, प्रजा, रमणीय जीवनसाथी </text:span></text:p>
      <text:p text:style-name="P191"><text:span text:style-name="T438">अथवा धन</text:span><text:span text:style-name="T655">, </text:span><text:span text:style-name="T438">सुंदर देश में विशाल प्रासाद,</text:span></text:p>
      <text:p text:style-name="P190"><text:span text:style-name="T438">स्वस्थ शरीर</text:span><text:span text:style-name="T658">,</text:span><text:span text:style-name="T438"> विस्मयकारी वाहन, लगते सभी रसहीन।</text:span></text:p>
      <text:p text:style-name="P190"><text:span text:style-name="T438">परत् जो तुम्हे</text:span><text:span text:style-name="T656"> — अंतरात्मा — प्रेम के अंकुर को</text:span><text:span text:style-name="T438"> भुलाकर</text:span></text:p>
      <text:p text:style-name="P190"><text:span text:style-name="T438">काम-वास</text:span><text:span text:style-name="T657">ना में स्वयं को अशुद्ध करते, क्या उनके लिए है शांति?</text:span></text:p>
      <text:p text:style-name="P190"><text:span text:style-name="T657">सर्वथा नीरस, जीवन उनका मरणोन्मुख ही है।</text:span></text:p>
      <text:h text:style-name="P186" text:outline-level="3"><text:soft-page-break/>१३<text:span text:style-name="T35">.१०</text:span></text:h>
      <text:p text:style-name="Shkola_20_body"><text:span text:style-name="T36">द्</text:span></text:p>
      <text:p text:style-name="Shkola_20_body"><text:span text:style-name="T36">द्</text:span></text:p>
      <text:p text:style-name="Shkola_20_body"><text:span text:style-name="T3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8T19:54:21.677054324</dc:date>
    <meta:editing-duration>P3DT13H36M34S</meta:editing-duration>
    <meta:editing-cycles>1218</meta:editing-cycles>
    <meta:generator>LibreOffice/7.3.7.2$Linux_X86_64 LibreOffice_project/30$Build-2</meta:generator>
    <dc:creator>Krishna Viswanathan</dc:creator>
    <meta:document-statistic meta:table-count="0" meta:image-count="0" meta:object-count="0" meta:page-count="18" meta:paragraph-count="196" meta:word-count="10631" meta:character-count="36113" meta:non-whitespace-character-count="25715"/>
  </office:meta>
</office:document-meta>
</file>